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728in" fo:break-before="auto" style:use-optimal-row-height="true"/>
    </style:style>
    <style:style style:name="ro7" style:family="table-row">
      <style:table-row-properties style:row-height="0.7043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839in" fo:break-before="auto" style:use-optimal-row-height="true"/>
    </style:style>
    <style:style style:name="ro10" style:family="table-row">
      <style:table-row-properties style:row-height="0.848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244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008in solid #000000" fo:padding="0.028in"/>
    </style:style>
    <style:style style:name="ce76" style:family="table-cell" style:parent-style-name="Default">
      <style:table-cell-properties fo:background-color="#ff9999" fo:border="0.0008in solid #000000"/>
    </style:style>
    <style:style style:name="ce77" style:family="table-cell" style:parent-style-name="Default">
      <style:table-cell-properties fo:background-color="#ffff99" fo:border="0.0008in solid #000000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fo:padding="0.028in"/>
    </style:style>
    <style:style style:name="ce96" style:family="table-cell" style:parent-style-name="Default">
      <style:table-cell-properties fo:background-color="#ffff99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2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7" style:family="table-cell" style:parent-style-name="Default"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6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5" style:family="table-cell" style:parent-style-name="Default"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9" style:family="table-cell" style:parent-style-name="Default"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9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7" style:family="table-cell" style:parent-style-name="Default"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1" style:family="table-cell" style:parent-style-name="Default">
      <style:map style:condition="cell-content()=&quot;Sun&quot;" style:apply-style-name="Không_20_tên4" style:base-cell-address="'Cover Page'.AH1"/>
    </style:style>
    <style:style style:name="ce2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3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5" style:family="table-cell" style:parent-style-name="Default">
      <style:map style:condition="cell-content()=&quot;Sun&quot;" style:apply-style-name="Không_20_tên4" style:base-cell-address="'Cover Page'.AH1"/>
    </style:style>
    <style:style style:name="ce2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7" office:value-type="string">
            <text:p>Remove Phong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9">
          <table:table-cell table:style-name="ce26" table:number-columns-repeated="2"/>
          <table:table-cell table:style-name="ce28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26"/>
          <table:table-cell table:style-name="ce27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6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6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72in" draw:caption-point-x="-0.7689in" draw:caption-point-y="0.916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56in" draw:caption-point-x="-0.2402in" draw:caption-point-y="0.688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56in" draw:caption-point-x="-0.2622in" draw:caption-point-y="0.688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56in" draw:caption-point-x="-0.2402in" draw:caption-point-y="0.688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56in" draw:caption-point-x="-0.2402in" draw:caption-point-y="0.688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5.7547in" svg:y="0.0098in" draw:caption-point-x="-0.7366in" draw:caption-point-y="1.3535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8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2-11T09:51:48.37">
            <text:p>02/11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1">
            <text:p>1</text:p>
          </table:table-cell>
          <table:table-cell table:style-name="ce55" table:formula="of:=SUMPRODUCT([Thong_Tin_Ngay_Nghi_201901.$B$3:.$B$70]=[.$B7];[Thong_Tin_Ngay_Nghi_201901.$C$3:.$C$70]) +  SUMPRODUCT([Thong_Tin_Ngay_Nghi_201902.$B$3:.$B$70]=[.$B7];[Thong_Tin_Ngay_Nghi_201902.$C$3:.$C$70]) + SUMPRODUCT([Thong_Tin_Ngay_Nghi_201903.$B$3:.$B$69]=[.$B7];[Thong_Tin_Ngay_Nghi_201903.$C$3:.$C$69])" office:value-type="float" office:value="4">
            <text:p>4</text:p>
          </table:table-cell>
          <table:table-cell table:style-name="ce60" table:formula="of:=SUMPRODUCT([Thong_Tin_Ngay_Nghi_201901.$B$3:.$B$70]=[.$B7];[Thong_Tin_Ngay_Nghi_201901.$C$3:.$C$70]) +SUMPRODUCT([Thong_Tin_Ngay_Nghi_201902.$B$3:.$B$70]=[.$B7];[Thong_Tin_Ngay_Nghi_201902.$C$3:.$C$70]) +SUMPRODUCT([Thong_Tin_Ngay_Nghi_201903.$B$3:.$B$69]=[.$B7];[Thong_Tin_Ngay_Nghi_201903.$C$3:.$C$69]) +SUMPRODUCT([Thong_Tin_Ngay_Nghi_201904.$B$3:.$B$69]=[.$B7];[Thong_Tin_Ngay_Nghi_201904.$C$3:.$C$69]) +SUMPRODUCT([Thong_Tin_Ngay_Nghi_201905.$B$3:.$B$69]=[.$B7];[Thong_Tin_Ngay_Nghi_201905.$C$3:.$C$69]) +SUMPRODUCT([Thong_Tin_Ngay_Nghi_201906.$B$3:.$B$69]=[.$B7];[Thong_Tin_Ngay_Nghi_201906.$C$3:.$C$69]) +SUMPRODUCT([Thong_Tin_Ngay_Nghi_201907.$B$3:.$B$69]=[.$B7];[Thong_Tin_Ngay_Nghi_201907.$C$3:.$C$69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3">
            <text:p>-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7]+[.L7] +[.K7]+[.M7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</table:table-cell>
          <table:table-cell table:number-columns-repeated="1009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2-11T09:51:48.37">
            <text:p>02/11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5" table:formula="of:=SUMPRODUCT([Thong_Tin_Ngay_Nghi_201901.$B$3:.$B$70]=[.$B8];[Thong_Tin_Ngay_Nghi_201901.$C$3:.$C$70]) +  SUMPRODUCT([Thong_Tin_Ngay_Nghi_201902.$B$3:.$B$70]=[.$B8];[Thong_Tin_Ngay_Nghi_201902.$C$3:.$C$70]) + SUMPRODUCT([Thong_Tin_Ngay_Nghi_201903.$B$3:.$B$69]=[.$B8];[Thong_Tin_Ngay_Nghi_201903.$C$3:.$C$69])" office:value-type="float" office:value="0">
            <text:p>0</text:p>
          </table:table-cell>
          <table:table-cell table:style-name="ce60" table:formula="of:=SUMPRODUCT([Thong_Tin_Ngay_Nghi_201901.$B$3:.$B$70]=[.$B8];[Thong_Tin_Ngay_Nghi_201901.$C$3:.$C$70]) +SUMPRODUCT([Thong_Tin_Ngay_Nghi_201902.$B$3:.$B$70]=[.$B8];[Thong_Tin_Ngay_Nghi_201902.$C$3:.$C$70]) +SUMPRODUCT([Thong_Tin_Ngay_Nghi_201903.$B$3:.$B$69]=[.$B8];[Thong_Tin_Ngay_Nghi_201903.$C$3:.$C$69]) +SUMPRODUCT([Thong_Tin_Ngay_Nghi_201904.$B$3:.$B$69]=[.$B8];[Thong_Tin_Ngay_Nghi_201904.$C$3:.$C$69]) +SUMPRODUCT([Thong_Tin_Ngay_Nghi_201905.$B$3:.$B$69]=[.$B8];[Thong_Tin_Ngay_Nghi_201905.$C$3:.$C$69]) +SUMPRODUCT([Thong_Tin_Ngay_Nghi_201906.$B$3:.$B$69]=[.$B8];[Thong_Tin_Ngay_Nghi_201906.$C$3:.$C$69]) +SUMPRODUCT([Thong_Tin_Ngay_Nghi_201907.$B$3:.$B$69]=[.$B8];[Thong_Tin_Ngay_Nghi_201907.$C$3:.$C$69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2-11T09:51:48.38">
            <text:p>02/11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1">
            <text:p>1</text:p>
          </table:table-cell>
          <table:table-cell table:style-name="ce56" table:formula="of:=SUMPRODUCT([Thong_Tin_Ngay_Nghi_201901.$B$3:.$B$70]=[.$B9];[Thong_Tin_Ngay_Nghi_201901.$C$3:.$C$70]) +  SUMPRODUCT([Thong_Tin_Ngay_Nghi_201902.$B$3:.$B$70]=[.$B9];[Thong_Tin_Ngay_Nghi_201902.$C$3:.$C$70]) + SUMPRODUCT([Thong_Tin_Ngay_Nghi_201903.$B$3:.$B$69]=[.$B9];[Thong_Tin_Ngay_Nghi_201903.$C$3:.$C$69])" office:value-type="float" office:value="2.5">
            <text:p>2.5</text:p>
          </table:table-cell>
          <table:table-cell table:style-name="ce61" table:formula="of:=SUMPRODUCT([Thong_Tin_Ngay_Nghi_201901.$B$3:.$B$70]=[.$B9];[Thong_Tin_Ngay_Nghi_201901.$C$3:.$C$70]) +SUMPRODUCT([Thong_Tin_Ngay_Nghi_201902.$B$3:.$B$70]=[.$B9];[Thong_Tin_Ngay_Nghi_201902.$C$3:.$C$70]) +SUMPRODUCT([Thong_Tin_Ngay_Nghi_201903.$B$3:.$B$69]=[.$B9];[Thong_Tin_Ngay_Nghi_201903.$C$3:.$C$69]) +SUMPRODUCT([Thong_Tin_Ngay_Nghi_201904.$B$3:.$B$69]=[.$B9];[Thong_Tin_Ngay_Nghi_201904.$C$3:.$C$69]) +SUMPRODUCT([Thong_Tin_Ngay_Nghi_201905.$B$3:.$B$69]=[.$B9];[Thong_Tin_Ngay_Nghi_201905.$C$3:.$C$69]) +SUMPRODUCT([Thong_Tin_Ngay_Nghi_201906.$B$3:.$B$69]=[.$B9];[Thong_Tin_Ngay_Nghi_201906.$C$3:.$C$69]) +SUMPRODUCT([Thong_Tin_Ngay_Nghi_201907.$B$3:.$B$69]=[.$B9];[Thong_Tin_Ngay_Nghi_201907.$C$3:.$C$69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2.5">
            <text:p>2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2-11T09:51:48.38">
            <text:p>02/11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1">
            <text:p>1</text:p>
          </table:table-cell>
          <table:table-cell table:style-name="ce55" table:formula="of:=SUMPRODUCT([Thong_Tin_Ngay_Nghi_201901.$B$3:.$B$70]=[.$B10];[Thong_Tin_Ngay_Nghi_201901.$C$3:.$C$70]) +  SUMPRODUCT([Thong_Tin_Ngay_Nghi_201902.$B$3:.$B$70]=[.$B10];[Thong_Tin_Ngay_Nghi_201902.$C$3:.$C$70]) + SUMPRODUCT([Thong_Tin_Ngay_Nghi_201903.$B$3:.$B$69]=[.$B10];[Thong_Tin_Ngay_Nghi_201903.$C$3:.$C$69])" office:value-type="float" office:value="8">
            <text:p>8</text:p>
          </table:table-cell>
          <table:table-cell table:style-name="ce60" table:formula="of:=SUMPRODUCT([Thong_Tin_Ngay_Nghi_201901.$B$3:.$B$70]=[.$B10];[Thong_Tin_Ngay_Nghi_201901.$C$3:.$C$70]) +SUMPRODUCT([Thong_Tin_Ngay_Nghi_201902.$B$3:.$B$70]=[.$B10];[Thong_Tin_Ngay_Nghi_201902.$C$3:.$C$70]) +SUMPRODUCT([Thong_Tin_Ngay_Nghi_201903.$B$3:.$B$69]=[.$B10];[Thong_Tin_Ngay_Nghi_201903.$C$3:.$C$69]) +SUMPRODUCT([Thong_Tin_Ngay_Nghi_201904.$B$3:.$B$69]=[.$B10];[Thong_Tin_Ngay_Nghi_201904.$C$3:.$C$69]) +SUMPRODUCT([Thong_Tin_Ngay_Nghi_201905.$B$3:.$B$69]=[.$B10];[Thong_Tin_Ngay_Nghi_201905.$C$3:.$C$69]) +SUMPRODUCT([Thong_Tin_Ngay_Nghi_201906.$B$3:.$B$69]=[.$B10];[Thong_Tin_Ngay_Nghi_201906.$C$3:.$C$69]) +SUMPRODUCT([Thong_Tin_Ngay_Nghi_201907.$B$3:.$B$69]=[.$B10];[Thong_Tin_Ngay_Nghi_201907.$C$3:.$C$69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">
            <text:p>8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2-11T09:51:48.38">
            <text:p>02/11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1">
            <text:p>1</text:p>
          </table:table-cell>
          <table:table-cell table:style-name="ce55" table:formula="of:=SUMPRODUCT([Thong_Tin_Ngay_Nghi_201901.$B$3:.$B$70]=[.$B11];[Thong_Tin_Ngay_Nghi_201901.$C$3:.$C$70]) +  SUMPRODUCT([Thong_Tin_Ngay_Nghi_201902.$B$3:.$B$70]=[.$B11];[Thong_Tin_Ngay_Nghi_201902.$C$3:.$C$70]) + SUMPRODUCT([Thong_Tin_Ngay_Nghi_201903.$B$3:.$B$69]=[.$B11];[Thong_Tin_Ngay_Nghi_201903.$C$3:.$C$69])" office:value-type="float" office:value="2">
            <text:p>2</text:p>
          </table:table-cell>
          <table:table-cell table:style-name="ce60" table:formula="of:=SUMPRODUCT([Thong_Tin_Ngay_Nghi_201901.$B$3:.$B$70]=[.$B11];[Thong_Tin_Ngay_Nghi_201901.$C$3:.$C$70]) +SUMPRODUCT([Thong_Tin_Ngay_Nghi_201902.$B$3:.$B$70]=[.$B11];[Thong_Tin_Ngay_Nghi_201902.$C$3:.$C$70]) +SUMPRODUCT([Thong_Tin_Ngay_Nghi_201903.$B$3:.$B$69]=[.$B11];[Thong_Tin_Ngay_Nghi_201903.$C$3:.$C$69]) +SUMPRODUCT([Thong_Tin_Ngay_Nghi_201904.$B$3:.$B$69]=[.$B11];[Thong_Tin_Ngay_Nghi_201904.$C$3:.$C$69]) +SUMPRODUCT([Thong_Tin_Ngay_Nghi_201905.$B$3:.$B$69]=[.$B11];[Thong_Tin_Ngay_Nghi_201905.$C$3:.$C$69]) +SUMPRODUCT([Thong_Tin_Ngay_Nghi_201906.$B$3:.$B$69]=[.$B11];[Thong_Tin_Ngay_Nghi_201906.$C$3:.$C$69]) +SUMPRODUCT([Thong_Tin_Ngay_Nghi_201907.$B$3:.$B$69]=[.$B11];[Thong_Tin_Ngay_Nghi_201907.$C$3:.$C$69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2">
            <text:p>2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1">
            <text:p>1</text:p>
          </table:table-cell>
          <table:table-cell table:style-name="ce48" table:formula="of:=IF([.C12]&lt;0;0;[.C1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2-11T09:51:48.38">
            <text:p>02/11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1">
            <text:p>1</text:p>
          </table:table-cell>
          <table:table-cell table:style-name="ce55" table:formula="of:=SUMPRODUCT([Thong_Tin_Ngay_Nghi_201901.$B$3:.$B$70]=[.$B12];[Thong_Tin_Ngay_Nghi_201901.$C$3:.$C$70]) +  SUMPRODUCT([Thong_Tin_Ngay_Nghi_201902.$B$3:.$B$70]=[.$B12];[Thong_Tin_Ngay_Nghi_201902.$C$3:.$C$70]) + SUMPRODUCT([Thong_Tin_Ngay_Nghi_201903.$B$3:.$B$69]=[.$B12];[Thong_Tin_Ngay_Nghi_201903.$C$3:.$C$69])" office:value-type="float" office:value="0">
            <text:p>0</text:p>
          </table:table-cell>
          <table:table-cell table:style-name="ce60" table:formula="of:=SUMPRODUCT([Thong_Tin_Ngay_Nghi_201901.$B$3:.$B$70]=[.$B12];[Thong_Tin_Ngay_Nghi_201901.$C$3:.$C$70]) +SUMPRODUCT([Thong_Tin_Ngay_Nghi_201902.$B$3:.$B$70]=[.$B12];[Thong_Tin_Ngay_Nghi_201902.$C$3:.$C$70]) +SUMPRODUCT([Thong_Tin_Ngay_Nghi_201903.$B$3:.$B$69]=[.$B12];[Thong_Tin_Ngay_Nghi_201903.$C$3:.$C$69]) +SUMPRODUCT([Thong_Tin_Ngay_Nghi_201904.$B$3:.$B$69]=[.$B12];[Thong_Tin_Ngay_Nghi_201904.$C$3:.$C$69]) +SUMPRODUCT([Thong_Tin_Ngay_Nghi_201905.$B$3:.$B$69]=[.$B12];[Thong_Tin_Ngay_Nghi_201905.$C$3:.$C$69]) +SUMPRODUCT([Thong_Tin_Ngay_Nghi_201906.$B$3:.$B$69]=[.$B12];[Thong_Tin_Ngay_Nghi_201906.$C$3:.$C$69]) +SUMPRODUCT([Thong_Tin_Ngay_Nghi_201907.$B$3:.$B$69]=[.$B12];[Thong_Tin_Ngay_Nghi_201907.$C$3:.$C$69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0">
            <text:p>0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2-11T09:51:48.39">
            <text:p>02/11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1">
            <text:p>1</text:p>
          </table:table-cell>
          <table:table-cell table:style-name="ce55" table:formula="of:=SUMPRODUCT([Thong_Tin_Ngay_Nghi_201901.$B$3:.$B$70]=[.$B13];[Thong_Tin_Ngay_Nghi_201901.$C$3:.$C$70]) +  SUMPRODUCT([Thong_Tin_Ngay_Nghi_201902.$B$3:.$B$70]=[.$B13];[Thong_Tin_Ngay_Nghi_201902.$C$3:.$C$70]) + SUMPRODUCT([Thong_Tin_Ngay_Nghi_201903.$B$3:.$B$69]=[.$B13];[Thong_Tin_Ngay_Nghi_201903.$C$3:.$C$69])" office:value-type="float" office:value="5">
            <text:p>5</text:p>
          </table:table-cell>
          <table:table-cell table:style-name="ce60" table:formula="of:=SUMPRODUCT([Thong_Tin_Ngay_Nghi_201901.$B$3:.$B$70]=[.$B13];[Thong_Tin_Ngay_Nghi_201901.$C$3:.$C$70]) +SUMPRODUCT([Thong_Tin_Ngay_Nghi_201902.$B$3:.$B$70]=[.$B13];[Thong_Tin_Ngay_Nghi_201902.$C$3:.$C$70]) +SUMPRODUCT([Thong_Tin_Ngay_Nghi_201903.$B$3:.$B$69]=[.$B13];[Thong_Tin_Ngay_Nghi_201903.$C$3:.$C$69]) +SUMPRODUCT([Thong_Tin_Ngay_Nghi_201904.$B$3:.$B$69]=[.$B13];[Thong_Tin_Ngay_Nghi_201904.$C$3:.$C$69]) +SUMPRODUCT([Thong_Tin_Ngay_Nghi_201905.$B$3:.$B$69]=[.$B13];[Thong_Tin_Ngay_Nghi_201905.$C$3:.$C$69]) +SUMPRODUCT([Thong_Tin_Ngay_Nghi_201906.$B$3:.$B$69]=[.$B13];[Thong_Tin_Ngay_Nghi_201906.$C$3:.$C$69]) +SUMPRODUCT([Thong_Tin_Ngay_Nghi_201907.$B$3:.$B$69]=[.$B13];[Thong_Tin_Ngay_Nghi_201907.$C$3:.$C$69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5">
            <text:p>5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2-11T09:51:48.39">
            <text:p>02/11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1">
            <text:p>1</text:p>
          </table:table-cell>
          <table:table-cell table:style-name="ce55" table:formula="of:=SUMPRODUCT([Thong_Tin_Ngay_Nghi_201901.$B$3:.$B$70]=[.$B14];[Thong_Tin_Ngay_Nghi_201901.$C$3:.$C$70]) +  SUMPRODUCT([Thong_Tin_Ngay_Nghi_201902.$B$3:.$B$70]=[.$B14];[Thong_Tin_Ngay_Nghi_201902.$C$3:.$C$70]) + SUMPRODUCT([Thong_Tin_Ngay_Nghi_201903.$B$3:.$B$69]=[.$B14];[Thong_Tin_Ngay_Nghi_201903.$C$3:.$C$69])" office:value-type="float" office:value="6">
            <text:p>6</text:p>
          </table:table-cell>
          <table:table-cell table:style-name="ce60" table:formula="of:=SUMPRODUCT([Thong_Tin_Ngay_Nghi_201901.$B$3:.$B$70]=[.$B14];[Thong_Tin_Ngay_Nghi_201901.$C$3:.$C$70]) +SUMPRODUCT([Thong_Tin_Ngay_Nghi_201902.$B$3:.$B$70]=[.$B14];[Thong_Tin_Ngay_Nghi_201902.$C$3:.$C$70]) +SUMPRODUCT([Thong_Tin_Ngay_Nghi_201903.$B$3:.$B$69]=[.$B14];[Thong_Tin_Ngay_Nghi_201903.$C$3:.$C$69]) +SUMPRODUCT([Thong_Tin_Ngay_Nghi_201904.$B$3:.$B$69]=[.$B14];[Thong_Tin_Ngay_Nghi_201904.$C$3:.$C$69]) +SUMPRODUCT([Thong_Tin_Ngay_Nghi_201905.$B$3:.$B$69]=[.$B14];[Thong_Tin_Ngay_Nghi_201905.$C$3:.$C$69]) +SUMPRODUCT([Thong_Tin_Ngay_Nghi_201906.$B$3:.$B$69]=[.$B14];[Thong_Tin_Ngay_Nghi_201906.$C$3:.$C$69]) +SUMPRODUCT([Thong_Tin_Ngay_Nghi_201907.$B$3:.$B$69]=[.$B14];[Thong_Tin_Ngay_Nghi_201907.$C$3:.$C$69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5]&lt;0;0;[.C15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2-11T09:51:48.39">
            <text:p>02/11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1">
            <text:p>1</text:p>
          </table:table-cell>
          <table:table-cell table:style-name="ce55" table:formula="of:=SUMPRODUCT([Thong_Tin_Ngay_Nghi_201901.$B$3:.$B$70]=[.$B15];[Thong_Tin_Ngay_Nghi_201901.$C$3:.$C$70]) +  SUMPRODUCT([Thong_Tin_Ngay_Nghi_201902.$B$3:.$B$70]=[.$B15];[Thong_Tin_Ngay_Nghi_201902.$C$3:.$C$70]) + SUMPRODUCT([Thong_Tin_Ngay_Nghi_201903.$B$3:.$B$69]=[.$B15];[Thong_Tin_Ngay_Nghi_201903.$C$3:.$C$69])" office:value-type="float" office:value="0">
            <text:p>0</text:p>
          </table:table-cell>
          <table:table-cell table:style-name="ce60" table:formula="of:=SUMPRODUCT([Thong_Tin_Ngay_Nghi_201901.$B$3:.$B$70]=[.$B15];[Thong_Tin_Ngay_Nghi_201901.$C$3:.$C$70]) +SUMPRODUCT([Thong_Tin_Ngay_Nghi_201902.$B$3:.$B$70]=[.$B15];[Thong_Tin_Ngay_Nghi_201902.$C$3:.$C$70]) +SUMPRODUCT([Thong_Tin_Ngay_Nghi_201903.$B$3:.$B$69]=[.$B15];[Thong_Tin_Ngay_Nghi_201903.$C$3:.$C$69]) +SUMPRODUCT([Thong_Tin_Ngay_Nghi_201904.$B$3:.$B$69]=[.$B15];[Thong_Tin_Ngay_Nghi_201904.$C$3:.$C$69]) +SUMPRODUCT([Thong_Tin_Ngay_Nghi_201905.$B$3:.$B$69]=[.$B15];[Thong_Tin_Ngay_Nghi_201905.$C$3:.$C$69]) +SUMPRODUCT([Thong_Tin_Ngay_Nghi_201906.$B$3:.$B$69]=[.$B15];[Thong_Tin_Ngay_Nghi_201906.$C$3:.$C$69]) +SUMPRODUCT([Thong_Tin_Ngay_Nghi_201907.$B$3:.$B$69]=[.$B15];[Thong_Tin_Ngay_Nghi_201907.$C$3:.$C$69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0">
            <text:p>0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6]);DATE(YEAR([.E16]);12;31);NOW())" office:value-type="date" office:date-value="2019-02-11T09:51:48.39">
            <text:p>02/11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1">
            <text:p>1</text:p>
          </table:table-cell>
          <table:table-cell table:style-name="ce55" table:formula="of:=SUMPRODUCT([Thong_Tin_Ngay_Nghi_201901.$B$3:.$B$70]=[.$B16];[Thong_Tin_Ngay_Nghi_201901.$C$3:.$C$70]) +  SUMPRODUCT([Thong_Tin_Ngay_Nghi_201902.$B$3:.$B$70]=[.$B16];[Thong_Tin_Ngay_Nghi_201902.$C$3:.$C$70]) + SUMPRODUCT([Thong_Tin_Ngay_Nghi_201903.$B$3:.$B$69]=[.$B16];[Thong_Tin_Ngay_Nghi_201903.$C$3:.$C$69])" office:value-type="float" office:value="1">
            <text:p>1</text:p>
          </table:table-cell>
          <table:table-cell table:style-name="ce60" table:formula="of:=SUMPRODUCT([Thong_Tin_Ngay_Nghi_201901.$B$3:.$B$70]=[.$B16];[Thong_Tin_Ngay_Nghi_201901.$C$3:.$C$70]) +SUMPRODUCT([Thong_Tin_Ngay_Nghi_201902.$B$3:.$B$70]=[.$B16];[Thong_Tin_Ngay_Nghi_201902.$C$3:.$C$70]) +SUMPRODUCT([Thong_Tin_Ngay_Nghi_201903.$B$3:.$B$69]=[.$B16];[Thong_Tin_Ngay_Nghi_201903.$C$3:.$C$69]) +SUMPRODUCT([Thong_Tin_Ngay_Nghi_201904.$B$3:.$B$69]=[.$B16];[Thong_Tin_Ngay_Nghi_201904.$C$3:.$C$69]) +SUMPRODUCT([Thong_Tin_Ngay_Nghi_201905.$B$3:.$B$69]=[.$B16];[Thong_Tin_Ngay_Nghi_201905.$C$3:.$C$69]) +SUMPRODUCT([Thong_Tin_Ngay_Nghi_201906.$B$3:.$B$69]=[.$B16];[Thong_Tin_Ngay_Nghi_201906.$C$3:.$C$69]) +SUMPRODUCT([Thong_Tin_Ngay_Nghi_201907.$B$3:.$B$69]=[.$B16];[Thong_Tin_Ngay_Nghi_201907.$C$3:.$C$69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1">
            <text:p>1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6]+[.L16] +[.K16]+[.M1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7]);DATE(YEAR([.E17]);12;31);NOW())" office:value-type="date" office:date-value="2019-02-11T09:51:48.39">
            <text:p>02/11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1">
            <text:p>1</text:p>
          </table:table-cell>
          <table:table-cell table:style-name="ce55" table:formula="of:=SUMPRODUCT([Thong_Tin_Ngay_Nghi_201901.$B$3:.$B$70]=[.$B17];[Thong_Tin_Ngay_Nghi_201901.$C$3:.$C$70]) +  SUMPRODUCT([Thong_Tin_Ngay_Nghi_201902.$B$3:.$B$70]=[.$B17];[Thong_Tin_Ngay_Nghi_201902.$C$3:.$C$70]) + SUMPRODUCT([Thong_Tin_Ngay_Nghi_201903.$B$3:.$B$69]=[.$B17];[Thong_Tin_Ngay_Nghi_201903.$C$3:.$C$69])" office:value-type="float" office:value="2.5">
            <text:p>2.5</text:p>
          </table:table-cell>
          <table:table-cell table:style-name="ce60" table:formula="of:=SUMPRODUCT([Thong_Tin_Ngay_Nghi_201901.$B$3:.$B$70]=[.$B17];[Thong_Tin_Ngay_Nghi_201901.$C$3:.$C$70]) +SUMPRODUCT([Thong_Tin_Ngay_Nghi_201902.$B$3:.$B$70]=[.$B17];[Thong_Tin_Ngay_Nghi_201902.$C$3:.$C$70]) +SUMPRODUCT([Thong_Tin_Ngay_Nghi_201903.$B$3:.$B$69]=[.$B17];[Thong_Tin_Ngay_Nghi_201903.$C$3:.$C$69]) +SUMPRODUCT([Thong_Tin_Ngay_Nghi_201904.$B$3:.$B$69]=[.$B17];[Thong_Tin_Ngay_Nghi_201904.$C$3:.$C$69]) +SUMPRODUCT([Thong_Tin_Ngay_Nghi_201905.$B$3:.$B$69]=[.$B17];[Thong_Tin_Ngay_Nghi_201905.$C$3:.$C$69]) +SUMPRODUCT([Thong_Tin_Ngay_Nghi_201906.$B$3:.$B$69]=[.$B17];[Thong_Tin_Ngay_Nghi_201906.$C$3:.$C$69]) +SUMPRODUCT([Thong_Tin_Ngay_Nghi_201907.$B$3:.$B$69]=[.$B17];[Thong_Tin_Ngay_Nghi_201907.$C$3:.$C$69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2.5">
            <text:p>2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1.5">
            <text:p>-1.5</text:p>
          </table:table-cell>
          <table:table-cell table:number-columns-repeated="2" table:style-name="ce49"/>
          <table:table-cell table:style-name="ce64"/>
          <table:table-cell table:style-name="ce48" table:formula="of:=[.J17]+[.L17] +[.K17]+[.M17]" office:value-type="float" office:value="-1.5">
            <text:p>-1.5</text:p>
          </table:table-cell>
          <table:table-cell table:style-name="ce67"/>
          <table:table-cell table:style-name="ce69" table:number-columns-repeated="1009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8]);DATE(YEAR([.E18]);12;31);NOW())" office:value-type="date" office:date-value="2019-02-11T09:51:48.4">
            <text:p>02/11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1">
            <text:p>1</text:p>
          </table:table-cell>
          <table:table-cell table:style-name="ce55" table:formula="of:=SUMPRODUCT([Thong_Tin_Ngay_Nghi_201901.$B$3:.$B$70]=[.$B18];[Thong_Tin_Ngay_Nghi_201901.$C$3:.$C$70]) +  SUMPRODUCT([Thong_Tin_Ngay_Nghi_201902.$B$3:.$B$70]=[.$B18];[Thong_Tin_Ngay_Nghi_201902.$C$3:.$C$70]) + SUMPRODUCT([Thong_Tin_Ngay_Nghi_201903.$B$3:.$B$69]=[.$B18];[Thong_Tin_Ngay_Nghi_201903.$C$3:.$C$69])" office:value-type="float" office:value="3">
            <text:p>3</text:p>
          </table:table-cell>
          <table:table-cell table:style-name="ce60" table:formula="of:=SUMPRODUCT([Thong_Tin_Ngay_Nghi_201901.$B$3:.$B$70]=[.$B18];[Thong_Tin_Ngay_Nghi_201901.$C$3:.$C$70]) +SUMPRODUCT([Thong_Tin_Ngay_Nghi_201902.$B$3:.$B$70]=[.$B18];[Thong_Tin_Ngay_Nghi_201902.$C$3:.$C$70]) +SUMPRODUCT([Thong_Tin_Ngay_Nghi_201903.$B$3:.$B$69]=[.$B18];[Thong_Tin_Ngay_Nghi_201903.$C$3:.$C$69]) +SUMPRODUCT([Thong_Tin_Ngay_Nghi_201904.$B$3:.$B$69]=[.$B18];[Thong_Tin_Ngay_Nghi_201904.$C$3:.$C$69]) +SUMPRODUCT([Thong_Tin_Ngay_Nghi_201905.$B$3:.$B$69]=[.$B18];[Thong_Tin_Ngay_Nghi_201905.$C$3:.$C$69]) +SUMPRODUCT([Thong_Tin_Ngay_Nghi_201906.$B$3:.$B$69]=[.$B18];[Thong_Tin_Ngay_Nghi_201906.$C$3:.$C$69]) +SUMPRODUCT([Thong_Tin_Ngay_Nghi_201907.$B$3:.$B$69]=[.$B18];[Thong_Tin_Ngay_Nghi_201907.$C$3:.$C$69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3">
            <text:p>3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8]+[.L18] +[.K18]+[.M18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9]);DATE(YEAR([.E19]);12;31);NOW())" office:value-type="date" office:date-value="2019-02-11T09:51:48.4">
            <text:p>02/11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1">
            <text:p>1</text:p>
          </table:table-cell>
          <table:table-cell table:style-name="ce55" table:formula="of:=SUMPRODUCT([Thong_Tin_Ngay_Nghi_201901.$B$3:.$B$70]=[.$B19];[Thong_Tin_Ngay_Nghi_201901.$C$3:.$C$70]) +  SUMPRODUCT([Thong_Tin_Ngay_Nghi_201902.$B$3:.$B$70]=[.$B19];[Thong_Tin_Ngay_Nghi_201902.$C$3:.$C$70]) + SUMPRODUCT([Thong_Tin_Ngay_Nghi_201903.$B$3:.$B$69]=[.$B19];[Thong_Tin_Ngay_Nghi_201903.$C$3:.$C$69])" office:value-type="float" office:value="6">
            <text:p>6</text:p>
          </table:table-cell>
          <table:table-cell table:style-name="ce60" table:formula="of:=SUMPRODUCT([Thong_Tin_Ngay_Nghi_201901.$B$3:.$B$70]=[.$B19];[Thong_Tin_Ngay_Nghi_201901.$C$3:.$C$70]) +SUMPRODUCT([Thong_Tin_Ngay_Nghi_201902.$B$3:.$B$70]=[.$B19];[Thong_Tin_Ngay_Nghi_201902.$C$3:.$C$70]) +SUMPRODUCT([Thong_Tin_Ngay_Nghi_201903.$B$3:.$B$69]=[.$B19];[Thong_Tin_Ngay_Nghi_201903.$C$3:.$C$69]) +SUMPRODUCT([Thong_Tin_Ngay_Nghi_201904.$B$3:.$B$69]=[.$B19];[Thong_Tin_Ngay_Nghi_201904.$C$3:.$C$69]) +SUMPRODUCT([Thong_Tin_Ngay_Nghi_201905.$B$3:.$B$69]=[.$B19];[Thong_Tin_Ngay_Nghi_201905.$C$3:.$C$69]) +SUMPRODUCT([Thong_Tin_Ngay_Nghi_201906.$B$3:.$B$69]=[.$B19];[Thong_Tin_Ngay_Nghi_201906.$C$3:.$C$69]) +SUMPRODUCT([Thong_Tin_Ngay_Nghi_201907.$B$3:.$B$69]=[.$B19];[Thong_Tin_Ngay_Nghi_201907.$C$3:.$C$69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6">
            <text:p>6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5">
            <text:p>-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9]+[.L19] +[.K19]+[.M19]" office:value-type="float" office:value="-4">
            <text:p>-4</text:p>
          </table:table-cell>
          <table:table-cell table:style-name="ce66"/>
          <table:table-cell table:style-name="ce69" table:number-columns-repeated="1009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0]);DATE(YEAR([.E20]);12;31);NOW())" office:value-type="date" office:date-value="2019-02-11T09:51:48.4">
            <text:p>02/11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1">
            <text:p>1</text:p>
          </table:table-cell>
          <table:table-cell table:style-name="ce55" table:formula="of:=SUMPRODUCT([Thong_Tin_Ngay_Nghi_201901.$B$3:.$B$70]=[.$B20];[Thong_Tin_Ngay_Nghi_201901.$C$3:.$C$70]) +  SUMPRODUCT([Thong_Tin_Ngay_Nghi_201902.$B$3:.$B$70]=[.$B20];[Thong_Tin_Ngay_Nghi_201902.$C$3:.$C$70]) + SUMPRODUCT([Thong_Tin_Ngay_Nghi_201903.$B$3:.$B$69]=[.$B20];[Thong_Tin_Ngay_Nghi_201903.$C$3:.$C$69])" office:value-type="float" office:value="2">
            <text:p>2</text:p>
          </table:table-cell>
          <table:table-cell table:style-name="ce60" table:formula="of:=SUMPRODUCT([Thong_Tin_Ngay_Nghi_201901.$B$3:.$B$70]=[.$B20];[Thong_Tin_Ngay_Nghi_201901.$C$3:.$C$70]) +SUMPRODUCT([Thong_Tin_Ngay_Nghi_201902.$B$3:.$B$70]=[.$B20];[Thong_Tin_Ngay_Nghi_201902.$C$3:.$C$70]) +SUMPRODUCT([Thong_Tin_Ngay_Nghi_201903.$B$3:.$B$69]=[.$B20];[Thong_Tin_Ngay_Nghi_201903.$C$3:.$C$69]) +SUMPRODUCT([Thong_Tin_Ngay_Nghi_201904.$B$3:.$B$69]=[.$B20];[Thong_Tin_Ngay_Nghi_201904.$C$3:.$C$69]) +SUMPRODUCT([Thong_Tin_Ngay_Nghi_201905.$B$3:.$B$69]=[.$B20];[Thong_Tin_Ngay_Nghi_201905.$C$3:.$C$69]) +SUMPRODUCT([Thong_Tin_Ngay_Nghi_201906.$B$3:.$B$69]=[.$B20];[Thong_Tin_Ngay_Nghi_201906.$C$3:.$C$69]) +SUMPRODUCT([Thong_Tin_Ngay_Nghi_201907.$B$3:.$B$69]=[.$B20];[Thong_Tin_Ngay_Nghi_201907.$C$3:.$C$69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2">
            <text:p>2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1]);DATE(YEAR([.E21]);12;31);NOW())" office:value-type="date" office:date-value="2019-02-11T09:51:48.4">
            <text:p>02/11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1">
            <text:p>1</text:p>
          </table:table-cell>
          <table:table-cell table:style-name="ce55" table:formula="of:=SUMPRODUCT([Thong_Tin_Ngay_Nghi_201901.$B$3:.$B$70]=[.$B21];[Thong_Tin_Ngay_Nghi_201901.$C$3:.$C$70]) +  SUMPRODUCT([Thong_Tin_Ngay_Nghi_201902.$B$3:.$B$70]=[.$B21];[Thong_Tin_Ngay_Nghi_201902.$C$3:.$C$70]) + SUMPRODUCT([Thong_Tin_Ngay_Nghi_201903.$B$3:.$B$69]=[.$B21];[Thong_Tin_Ngay_Nghi_201903.$C$3:.$C$69])" office:value-type="float" office:value="1">
            <text:p>1</text:p>
          </table:table-cell>
          <table:table-cell table:style-name="ce60" table:formula="of:=SUMPRODUCT([Thong_Tin_Ngay_Nghi_201901.$B$3:.$B$70]=[.$B21];[Thong_Tin_Ngay_Nghi_201901.$C$3:.$C$70]) +SUMPRODUCT([Thong_Tin_Ngay_Nghi_201902.$B$3:.$B$70]=[.$B21];[Thong_Tin_Ngay_Nghi_201902.$C$3:.$C$70]) +SUMPRODUCT([Thong_Tin_Ngay_Nghi_201903.$B$3:.$B$69]=[.$B21];[Thong_Tin_Ngay_Nghi_201903.$C$3:.$C$69]) +SUMPRODUCT([Thong_Tin_Ngay_Nghi_201904.$B$3:.$B$69]=[.$B21];[Thong_Tin_Ngay_Nghi_201904.$C$3:.$C$69]) +SUMPRODUCT([Thong_Tin_Ngay_Nghi_201905.$B$3:.$B$69]=[.$B21];[Thong_Tin_Ngay_Nghi_201905.$C$3:.$C$69]) +SUMPRODUCT([Thong_Tin_Ngay_Nghi_201906.$B$3:.$B$69]=[.$B21];[Thong_Tin_Ngay_Nghi_201906.$C$3:.$C$69]) +SUMPRODUCT([Thong_Tin_Ngay_Nghi_201907.$B$3:.$B$69]=[.$B21];[Thong_Tin_Ngay_Nghi_201907.$C$3:.$C$69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1">
            <text:p>1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2]);DATE(YEAR([.E22]);12;31);NOW())" office:value-type="date" office:date-value="2019-02-11T09:51:48.41">
            <text:p>02/11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1">
            <text:p>1</text:p>
          </table:table-cell>
          <table:table-cell table:style-name="ce55" table:formula="of:=SUMPRODUCT([Thong_Tin_Ngay_Nghi_201901.$B$3:.$B$70]=[.$B22];[Thong_Tin_Ngay_Nghi_201901.$C$3:.$C$70]) +  SUMPRODUCT([Thong_Tin_Ngay_Nghi_201902.$B$3:.$B$70]=[.$B22];[Thong_Tin_Ngay_Nghi_201902.$C$3:.$C$70]) + SUMPRODUCT([Thong_Tin_Ngay_Nghi_201903.$B$3:.$B$69]=[.$B22];[Thong_Tin_Ngay_Nghi_201903.$C$3:.$C$69])" office:value-type="float" office:value="1">
            <text:p>1</text:p>
          </table:table-cell>
          <table:table-cell table:style-name="ce60" table:formula="of:=SUMPRODUCT([Thong_Tin_Ngay_Nghi_201901.$B$3:.$B$70]=[.$B22];[Thong_Tin_Ngay_Nghi_201901.$C$3:.$C$70]) +SUMPRODUCT([Thong_Tin_Ngay_Nghi_201902.$B$3:.$B$70]=[.$B22];[Thong_Tin_Ngay_Nghi_201902.$C$3:.$C$70]) +SUMPRODUCT([Thong_Tin_Ngay_Nghi_201903.$B$3:.$B$69]=[.$B22];[Thong_Tin_Ngay_Nghi_201903.$C$3:.$C$69]) +SUMPRODUCT([Thong_Tin_Ngay_Nghi_201904.$B$3:.$B$69]=[.$B22];[Thong_Tin_Ngay_Nghi_201904.$C$3:.$C$69]) +SUMPRODUCT([Thong_Tin_Ngay_Nghi_201905.$B$3:.$B$69]=[.$B22];[Thong_Tin_Ngay_Nghi_201905.$C$3:.$C$69]) +SUMPRODUCT([Thong_Tin_Ngay_Nghi_201906.$B$3:.$B$69]=[.$B22];[Thong_Tin_Ngay_Nghi_201906.$C$3:.$C$69]) +SUMPRODUCT([Thong_Tin_Ngay_Nghi_201907.$B$3:.$B$69]=[.$B22];[Thong_Tin_Ngay_Nghi_201907.$C$3:.$C$69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1">
            <text:p>1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3]);DATE(YEAR([.E23]);12;31);NOW())" office:value-type="date" office:date-value="2019-02-11T09:51:48.41">
            <text:p>02/11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1">
            <text:p>1</text:p>
          </table:table-cell>
          <table:table-cell table:style-name="ce55" table:formula="of:=SUMPRODUCT([Thong_Tin_Ngay_Nghi_201901.$B$3:.$B$70]=[.$B23];[Thong_Tin_Ngay_Nghi_201901.$C$3:.$C$70]) +  SUMPRODUCT([Thong_Tin_Ngay_Nghi_201902.$B$3:.$B$70]=[.$B23];[Thong_Tin_Ngay_Nghi_201902.$C$3:.$C$70]) + SUMPRODUCT([Thong_Tin_Ngay_Nghi_201903.$B$3:.$B$69]=[.$B23];[Thong_Tin_Ngay_Nghi_201903.$C$3:.$C$69])" office:value-type="float" office:value="12">
            <text:p>12</text:p>
          </table:table-cell>
          <table:table-cell table:style-name="ce60" table:formula="of:=SUMPRODUCT([Thong_Tin_Ngay_Nghi_201901.$B$3:.$B$70]=[.$B23];[Thong_Tin_Ngay_Nghi_201901.$C$3:.$C$70]) +SUMPRODUCT([Thong_Tin_Ngay_Nghi_201902.$B$3:.$B$70]=[.$B23];[Thong_Tin_Ngay_Nghi_201902.$C$3:.$C$70]) +SUMPRODUCT([Thong_Tin_Ngay_Nghi_201903.$B$3:.$B$69]=[.$B23];[Thong_Tin_Ngay_Nghi_201903.$C$3:.$C$69]) +SUMPRODUCT([Thong_Tin_Ngay_Nghi_201904.$B$3:.$B$69]=[.$B23];[Thong_Tin_Ngay_Nghi_201904.$C$3:.$C$69]) +SUMPRODUCT([Thong_Tin_Ngay_Nghi_201905.$B$3:.$B$69]=[.$B23];[Thong_Tin_Ngay_Nghi_201905.$C$3:.$C$69]) +SUMPRODUCT([Thong_Tin_Ngay_Nghi_201906.$B$3:.$B$69]=[.$B23];[Thong_Tin_Ngay_Nghi_201906.$C$3:.$C$69]) +SUMPRODUCT([Thong_Tin_Ngay_Nghi_201907.$B$3:.$B$69]=[.$B23];[Thong_Tin_Ngay_Nghi_201907.$C$3:.$C$69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12">
            <text:p>12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11">
            <text:p>-1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4]);DATE(YEAR([.E24]);12;31);NOW())" office:value-type="date" office:date-value="2019-02-11T09:51:48.41">
            <text:p>02/11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1">
            <text:p>1</text:p>
          </table:table-cell>
          <table:table-cell table:style-name="ce55" table:formula="of:=SUMPRODUCT([Thong_Tin_Ngay_Nghi_201901.$B$3:.$B$70]=[.$B24];[Thong_Tin_Ngay_Nghi_201901.$C$3:.$C$70]) +  SUMPRODUCT([Thong_Tin_Ngay_Nghi_201902.$B$3:.$B$70]=[.$B24];[Thong_Tin_Ngay_Nghi_201902.$C$3:.$C$70]) + SUMPRODUCT([Thong_Tin_Ngay_Nghi_201903.$B$3:.$B$69]=[.$B24];[Thong_Tin_Ngay_Nghi_201903.$C$3:.$C$69])" office:value-type="float" office:value="3">
            <text:p>3</text:p>
          </table:table-cell>
          <table:table-cell table:style-name="ce60" table:formula="of:=SUMPRODUCT([Thong_Tin_Ngay_Nghi_201901.$B$3:.$B$70]=[.$B24];[Thong_Tin_Ngay_Nghi_201901.$C$3:.$C$70]) +SUMPRODUCT([Thong_Tin_Ngay_Nghi_201902.$B$3:.$B$70]=[.$B24];[Thong_Tin_Ngay_Nghi_201902.$C$3:.$C$70]) +SUMPRODUCT([Thong_Tin_Ngay_Nghi_201903.$B$3:.$B$69]=[.$B24];[Thong_Tin_Ngay_Nghi_201903.$C$3:.$C$69]) +SUMPRODUCT([Thong_Tin_Ngay_Nghi_201904.$B$3:.$B$69]=[.$B24];[Thong_Tin_Ngay_Nghi_201904.$C$3:.$C$69]) +SUMPRODUCT([Thong_Tin_Ngay_Nghi_201905.$B$3:.$B$69]=[.$B24];[Thong_Tin_Ngay_Nghi_201905.$C$3:.$C$69]) +SUMPRODUCT([Thong_Tin_Ngay_Nghi_201906.$B$3:.$B$69]=[.$B24];[Thong_Tin_Ngay_Nghi_201906.$C$3:.$C$69]) +SUMPRODUCT([Thong_Tin_Ngay_Nghi_201907.$B$3:.$B$69]=[.$B24];[Thong_Tin_Ngay_Nghi_201907.$C$3:.$C$69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3">
            <text:p>3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0">
            <text:p>0</text:p>
          </table:table-cell>
          <table:table-cell table:style-name="ce68"/>
          <table:table-cell table:number-columns-repeated="1009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5]);DATE(YEAR([.E25]);12;31);NOW())" office:value-type="date" office:date-value="2019-02-11T09:51:48.41">
            <text:p>02/11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1">
            <text:p>1</text:p>
          </table:table-cell>
          <table:table-cell table:style-name="ce55" table:formula="of:=SUMPRODUCT([Thong_Tin_Ngay_Nghi_201901.$B$3:.$B$70]=[.$B25];[Thong_Tin_Ngay_Nghi_201901.$C$3:.$C$70]) +  SUMPRODUCT([Thong_Tin_Ngay_Nghi_201902.$B$3:.$B$70]=[.$B25];[Thong_Tin_Ngay_Nghi_201902.$C$3:.$C$70]) + SUMPRODUCT([Thong_Tin_Ngay_Nghi_201903.$B$3:.$B$69]=[.$B25];[Thong_Tin_Ngay_Nghi_201903.$C$3:.$C$69])" office:value-type="float" office:value="0">
            <text:p>0</text:p>
          </table:table-cell>
          <table:table-cell table:style-name="ce60" table:formula="of:=SUMPRODUCT([Thong_Tin_Ngay_Nghi_201901.$B$3:.$B$70]=[.$B25];[Thong_Tin_Ngay_Nghi_201901.$C$3:.$C$70]) +SUMPRODUCT([Thong_Tin_Ngay_Nghi_201902.$B$3:.$B$70]=[.$B25];[Thong_Tin_Ngay_Nghi_201902.$C$3:.$C$70]) +SUMPRODUCT([Thong_Tin_Ngay_Nghi_201903.$B$3:.$B$69]=[.$B25];[Thong_Tin_Ngay_Nghi_201903.$C$3:.$C$69]) +SUMPRODUCT([Thong_Tin_Ngay_Nghi_201904.$B$3:.$B$69]=[.$B25];[Thong_Tin_Ngay_Nghi_201904.$C$3:.$C$69]) +SUMPRODUCT([Thong_Tin_Ngay_Nghi_201905.$B$3:.$B$69]=[.$B25];[Thong_Tin_Ngay_Nghi_201905.$C$3:.$C$69]) +SUMPRODUCT([Thong_Tin_Ngay_Nghi_201906.$B$3:.$B$69]=[.$B25];[Thong_Tin_Ngay_Nghi_201906.$C$3:.$C$69]) +SUMPRODUCT([Thong_Tin_Ngay_Nghi_201907.$B$3:.$B$69]=[.$B25];[Thong_Tin_Ngay_Nghi_201907.$C$3:.$C$69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0">
            <text:p>0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1">
            <text:p>1</text:p>
          </table:table-cell>
          <table:table-cell table:style-name="ce66"/>
          <table:table-cell table:style-name="ce70" table:number-columns-repeated="1009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6]);DATE(YEAR([.E26]);12;31);NOW())" office:value-type="date" office:date-value="2019-02-11T09:51:48.41">
            <text:p>02/11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1">
            <text:p>1</text:p>
          </table:table-cell>
          <table:table-cell table:style-name="ce55" table:formula="of:=SUMPRODUCT([Thong_Tin_Ngay_Nghi_201901.$B$3:.$B$70]=[.$B26];[Thong_Tin_Ngay_Nghi_201901.$C$3:.$C$70]) +  SUMPRODUCT([Thong_Tin_Ngay_Nghi_201902.$B$3:.$B$70]=[.$B26];[Thong_Tin_Ngay_Nghi_201902.$C$3:.$C$70]) + SUMPRODUCT([Thong_Tin_Ngay_Nghi_201903.$B$3:.$B$69]=[.$B26];[Thong_Tin_Ngay_Nghi_201903.$C$3:.$C$69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70]=[.$B26];[Thong_Tin_Ngay_Nghi_201902.$C$3:.$C$70]) +SUMPRODUCT([Thong_Tin_Ngay_Nghi_201903.$B$3:.$B$69]=[.$B26];[Thong_Tin_Ngay_Nghi_201903.$C$3:.$C$69]) +SUMPRODUCT([Thong_Tin_Ngay_Nghi_201904.$B$3:.$B$69]=[.$B26];[Thong_Tin_Ngay_Nghi_201904.$C$3:.$C$69]) +SUMPRODUCT([Thong_Tin_Ngay_Nghi_201905.$B$3:.$B$69]=[.$B26];[Thong_Tin_Ngay_Nghi_201905.$C$3:.$C$69]) +SUMPRODUCT([Thong_Tin_Ngay_Nghi_201906.$B$3:.$B$69]=[.$B26];[Thong_Tin_Ngay_Nghi_201906.$C$3:.$C$69]) +SUMPRODUCT([Thong_Tin_Ngay_Nghi_201907.$B$3:.$B$69]=[.$B26];[Thong_Tin_Ngay_Nghi_201907.$C$3:.$C$69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0">
            <text:p>0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7]);DATE(YEAR([.E27]);12;31);NOW())" office:value-type="date" office:date-value="2019-02-11T09:51:48.42">
            <text:p>02/11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1">
            <text:p>1</text:p>
          </table:table-cell>
          <table:table-cell table:style-name="ce55" table:formula="of:=SUMPRODUCT([Thong_Tin_Ngay_Nghi_201901.$B$3:.$B$70]=[.$B27];[Thong_Tin_Ngay_Nghi_201901.$C$3:.$C$70]) +  SUMPRODUCT([Thong_Tin_Ngay_Nghi_201902.$B$3:.$B$70]=[.$B27];[Thong_Tin_Ngay_Nghi_201902.$C$3:.$C$70]) + SUMPRODUCT([Thong_Tin_Ngay_Nghi_201903.$B$3:.$B$69]=[.$B27];[Thong_Tin_Ngay_Nghi_201903.$C$3:.$C$69])" office:value-type="float" office:value="3.5">
            <text:p>3.5</text:p>
          </table:table-cell>
          <table:table-cell table:style-name="ce60" table:formula="of:=SUMPRODUCT([Thong_Tin_Ngay_Nghi_201901.$B$3:.$B$70]=[.$B27];[Thong_Tin_Ngay_Nghi_201901.$C$3:.$C$70]) +SUMPRODUCT([Thong_Tin_Ngay_Nghi_201902.$B$3:.$B$70]=[.$B27];[Thong_Tin_Ngay_Nghi_201902.$C$3:.$C$70]) +SUMPRODUCT([Thong_Tin_Ngay_Nghi_201903.$B$3:.$B$69]=[.$B27];[Thong_Tin_Ngay_Nghi_201903.$C$3:.$C$69]) +SUMPRODUCT([Thong_Tin_Ngay_Nghi_201904.$B$3:.$B$69]=[.$B27];[Thong_Tin_Ngay_Nghi_201904.$C$3:.$C$69]) +SUMPRODUCT([Thong_Tin_Ngay_Nghi_201905.$B$3:.$B$69]=[.$B27];[Thong_Tin_Ngay_Nghi_201905.$C$3:.$C$69]) +SUMPRODUCT([Thong_Tin_Ngay_Nghi_201906.$B$3:.$B$69]=[.$B27];[Thong_Tin_Ngay_Nghi_201906.$C$3:.$C$69]) +SUMPRODUCT([Thong_Tin_Ngay_Nghi_201907.$B$3:.$B$69]=[.$B27];[Thong_Tin_Ngay_Nghi_201907.$C$3:.$C$69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2.5">
            <text:p>-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8]);DATE(YEAR([.E28]);12;31);NOW())" office:value-type="date" office:date-value="2019-02-11T09:51:48.42">
            <text:p>02/11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1">
            <text:p>1</text:p>
          </table:table-cell>
          <table:table-cell table:style-name="ce55" table:formula="of:=SUMPRODUCT([Thong_Tin_Ngay_Nghi_201901.$B$3:.$B$70]=[.$B28];[Thong_Tin_Ngay_Nghi_201901.$C$3:.$C$70]) +  SUMPRODUCT([Thong_Tin_Ngay_Nghi_201902.$B$3:.$B$70]=[.$B28];[Thong_Tin_Ngay_Nghi_201902.$C$3:.$C$70]) + SUMPRODUCT([Thong_Tin_Ngay_Nghi_201903.$B$3:.$B$69]=[.$B28];[Thong_Tin_Ngay_Nghi_201903.$C$3:.$C$69])" office:value-type="float" office:value="0.5">
            <text:p>0.5</text:p>
          </table:table-cell>
          <table:table-cell table:style-name="ce60" table:formula="of:=SUMPRODUCT([Thong_Tin_Ngay_Nghi_201901.$B$3:.$B$70]=[.$B28];[Thong_Tin_Ngay_Nghi_201901.$C$3:.$C$70]) +SUMPRODUCT([Thong_Tin_Ngay_Nghi_201902.$B$3:.$B$70]=[.$B28];[Thong_Tin_Ngay_Nghi_201902.$C$3:.$C$70]) +SUMPRODUCT([Thong_Tin_Ngay_Nghi_201903.$B$3:.$B$69]=[.$B28];[Thong_Tin_Ngay_Nghi_201903.$C$3:.$C$69]) +SUMPRODUCT([Thong_Tin_Ngay_Nghi_201904.$B$3:.$B$69]=[.$B28];[Thong_Tin_Ngay_Nghi_201904.$C$3:.$C$69]) +SUMPRODUCT([Thong_Tin_Ngay_Nghi_201905.$B$3:.$B$69]=[.$B28];[Thong_Tin_Ngay_Nghi_201905.$C$3:.$C$69]) +SUMPRODUCT([Thong_Tin_Ngay_Nghi_201906.$B$3:.$B$69]=[.$B28];[Thong_Tin_Ngay_Nghi_201906.$C$3:.$C$69]) +SUMPRODUCT([Thong_Tin_Ngay_Nghi_201907.$B$3:.$B$69]=[.$B28];[Thong_Tin_Ngay_Nghi_201907.$C$3:.$C$69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0.5">
            <text:p>0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9]);DATE(YEAR([.E29]);12;31);NOW())" office:value-type="date" office:date-value="2019-02-11T09:51:48.42">
            <text:p>02/11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1">
            <text:p>1</text:p>
          </table:table-cell>
          <table:table-cell table:style-name="ce55" table:formula="of:=SUMPRODUCT([Thong_Tin_Ngay_Nghi_201901.$B$3:.$B$70]=[.$B29];[Thong_Tin_Ngay_Nghi_201901.$C$3:.$C$70]) +  SUMPRODUCT([Thong_Tin_Ngay_Nghi_201902.$B$3:.$B$70]=[.$B29];[Thong_Tin_Ngay_Nghi_201902.$C$3:.$C$70]) + SUMPRODUCT([Thong_Tin_Ngay_Nghi_201903.$B$3:.$B$69]=[.$B29];[Thong_Tin_Ngay_Nghi_201903.$C$3:.$C$69]) + SUMPRODUCT([Thong_Tin_Ngay_Nghi_201904.$B$3:.$B$69]=[.$B29];[Thong_Tin_Ngay_Nghi_201904.$C$3:.$C$69]) + SUMPRODUCT([Thong_Tin_Ngay_Nghi_201905.$B$3:.$B$69]=[.$B29];[Thong_Tin_Ngay_Nghi_201905.$C$3:.$C$69]) + SUMPRODUCT([Thong_Tin_Ngay_Nghi_201906.$B$3:.$B$69]=[.$B29];[Thong_Tin_Ngay_Nghi_201906.$C$3:.$C$69])" office:value-type="float" office:value="1">
            <text:p>1</text:p>
          </table:table-cell>
          <table:table-cell table:style-name="ce60" table:formula="of:=SUMPRODUCT([Thong_Tin_Ngay_Nghi_201901.$B$3:.$B$70]=[.$B29];[Thong_Tin_Ngay_Nghi_201901.$C$3:.$C$70]) +SUMPRODUCT([Thong_Tin_Ngay_Nghi_201902.$B$3:.$B$70]=[.$B29];[Thong_Tin_Ngay_Nghi_201902.$C$3:.$C$70]) +SUMPRODUCT([Thong_Tin_Ngay_Nghi_201903.$B$3:.$B$69]=[.$B29];[Thong_Tin_Ngay_Nghi_201903.$C$3:.$C$69]) +SUMPRODUCT([Thong_Tin_Ngay_Nghi_201904.$B$3:.$B$69]=[.$B29];[Thong_Tin_Ngay_Nghi_201904.$C$3:.$C$69]) +SUMPRODUCT([Thong_Tin_Ngay_Nghi_201905.$B$3:.$B$69]=[.$B29];[Thong_Tin_Ngay_Nghi_201905.$C$3:.$C$69]) +SUMPRODUCT([Thong_Tin_Ngay_Nghi_201906.$B$3:.$B$69]=[.$B29];[Thong_Tin_Ngay_Nghi_201906.$C$3:.$C$69]) +SUMPRODUCT([Thong_Tin_Ngay_Nghi_201907.$B$3:.$B$69]=[.$B29];[Thong_Tin_Ngay_Nghi_201907.$C$3:.$C$69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1">
            <text:p>1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0]);DATE(YEAR([.E30]);12;31);NOW())" office:value-type="date" office:date-value="2019-02-11T09:51:48.42">
            <text:p>02/11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1">
            <text:p>1</text:p>
          </table:table-cell>
          <table:table-cell table:style-name="ce55" table:formula="of:=SUMPRODUCT([Thong_Tin_Ngay_Nghi_201901.$B$3:.$B$70]=[.$B30];[Thong_Tin_Ngay_Nghi_201901.$C$3:.$C$70]) +  SUMPRODUCT([Thong_Tin_Ngay_Nghi_201902.$B$3:.$B$70]=[.$B30];[Thong_Tin_Ngay_Nghi_201902.$C$3:.$C$70]) + SUMPRODUCT([Thong_Tin_Ngay_Nghi_201903.$B$3:.$B$69]=[.$B30];[Thong_Tin_Ngay_Nghi_201903.$C$3:.$C$69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70]=[.$B30];[Thong_Tin_Ngay_Nghi_201902.$C$3:.$C$70]) +SUMPRODUCT([Thong_Tin_Ngay_Nghi_201903.$B$3:.$B$69]=[.$B30];[Thong_Tin_Ngay_Nghi_201903.$C$3:.$C$69]) +SUMPRODUCT([Thong_Tin_Ngay_Nghi_201904.$B$3:.$B$69]=[.$B30];[Thong_Tin_Ngay_Nghi_201904.$C$3:.$C$69]) +SUMPRODUCT([Thong_Tin_Ngay_Nghi_201905.$B$3:.$B$69]=[.$B30];[Thong_Tin_Ngay_Nghi_201905.$C$3:.$C$69]) +SUMPRODUCT([Thong_Tin_Ngay_Nghi_201906.$B$3:.$B$69]=[.$B30];[Thong_Tin_Ngay_Nghi_201906.$C$3:.$C$69]) +SUMPRODUCT([Thong_Tin_Ngay_Nghi_201907.$B$3:.$B$69]=[.$B30];[Thong_Tin_Ngay_Nghi_201907.$C$3:.$C$69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1]);DATE(YEAR([.E31]);12;31);NOW())" office:value-type="date" office:date-value="2019-02-11T09:51:48.43">
            <text:p>02/11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1">
            <text:p>1</text:p>
          </table:table-cell>
          <table:table-cell table:style-name="ce55" table:formula="of:=SUMPRODUCT([Thong_Tin_Ngay_Nghi_201901.$B$3:.$B$70]=[.$B31];[Thong_Tin_Ngay_Nghi_201901.$C$3:.$C$70]) +  SUMPRODUCT([Thong_Tin_Ngay_Nghi_201902.$B$3:.$B$70]=[.$B31];[Thong_Tin_Ngay_Nghi_201902.$C$3:.$C$70]) + SUMPRODUCT([Thong_Tin_Ngay_Nghi_201903.$B$3:.$B$69]=[.$B31];[Thong_Tin_Ngay_Nghi_201903.$C$3:.$C$69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70]=[.$B31];[Thong_Tin_Ngay_Nghi_201902.$C$3:.$C$70]) +SUMPRODUCT([Thong_Tin_Ngay_Nghi_201903.$B$3:.$B$69]=[.$B31];[Thong_Tin_Ngay_Nghi_201903.$C$3:.$C$69]) +SUMPRODUCT([Thong_Tin_Ngay_Nghi_201904.$B$3:.$B$69]=[.$B31];[Thong_Tin_Ngay_Nghi_201904.$C$3:.$C$69]) +SUMPRODUCT([Thong_Tin_Ngay_Nghi_201905.$B$3:.$B$69]=[.$B31];[Thong_Tin_Ngay_Nghi_201905.$C$3:.$C$69]) +SUMPRODUCT([Thong_Tin_Ngay_Nghi_201906.$B$3:.$B$69]=[.$B31];[Thong_Tin_Ngay_Nghi_201906.$C$3:.$C$69]) +SUMPRODUCT([Thong_Tin_Ngay_Nghi_201907.$B$3:.$B$69]=[.$B31];[Thong_Tin_Ngay_Nghi_201907.$C$3:.$C$69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2]);DATE(YEAR([.E32]);12;31);NOW())" office:value-type="date" office:date-value="2019-02-11T09:51:48.43">
            <text:p>02/11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1">
            <text:p>1</text:p>
          </table:table-cell>
          <table:table-cell table:style-name="ce55" table:formula="of:=SUMPRODUCT([Thong_Tin_Ngay_Nghi_201901.$B$3:.$B$70]=[.$B32];[Thong_Tin_Ngay_Nghi_201901.$C$3:.$C$70]) +  SUMPRODUCT([Thong_Tin_Ngay_Nghi_201902.$B$3:.$B$70]=[.$B32];[Thong_Tin_Ngay_Nghi_201902.$C$3:.$C$70]) + SUMPRODUCT([Thong_Tin_Ngay_Nghi_201903.$B$3:.$B$69]=[.$B32];[Thong_Tin_Ngay_Nghi_201903.$C$3:.$C$69])" office:value-type="float" office:value="3">
            <text:p>3</text:p>
          </table:table-cell>
          <table:table-cell table:style-name="ce60" table:formula="of:=SUMPRODUCT([Thong_Tin_Ngay_Nghi_201901.$B$3:.$B$70]=[.$B32];[Thong_Tin_Ngay_Nghi_201901.$C$3:.$C$70]) +SUMPRODUCT([Thong_Tin_Ngay_Nghi_201902.$B$3:.$B$70]=[.$B32];[Thong_Tin_Ngay_Nghi_201902.$C$3:.$C$70]) +SUMPRODUCT([Thong_Tin_Ngay_Nghi_201903.$B$3:.$B$69]=[.$B32];[Thong_Tin_Ngay_Nghi_201903.$C$3:.$C$69]) +SUMPRODUCT([Thong_Tin_Ngay_Nghi_201904.$B$3:.$B$69]=[.$B32];[Thong_Tin_Ngay_Nghi_201904.$C$3:.$C$69]) +SUMPRODUCT([Thong_Tin_Ngay_Nghi_201905.$B$3:.$B$69]=[.$B32];[Thong_Tin_Ngay_Nghi_201905.$C$3:.$C$69]) +SUMPRODUCT([Thong_Tin_Ngay_Nghi_201906.$B$3:.$B$69]=[.$B32];[Thong_Tin_Ngay_Nghi_201906.$C$3:.$C$69]) +SUMPRODUCT([Thong_Tin_Ngay_Nghi_201907.$B$3:.$B$69]=[.$B32];[Thong_Tin_Ngay_Nghi_201907.$C$3:.$C$69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3">
            <text:p>3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3]);DATE(YEAR([.E33]);12;31);NOW())" office:value-type="date" office:date-value="2019-02-11T09:51:48.43">
            <text:p>02/11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1">
            <text:p>1</text:p>
          </table:table-cell>
          <table:table-cell table:style-name="ce55" table:formula="of:=SUMPRODUCT([Thong_Tin_Ngay_Nghi_201901.$B$3:.$B$70]=[.$B33];[Thong_Tin_Ngay_Nghi_201901.$C$3:.$C$70]) +  SUMPRODUCT([Thong_Tin_Ngay_Nghi_201902.$B$3:.$B$70]=[.$B33];[Thong_Tin_Ngay_Nghi_201902.$C$3:.$C$70]) + SUMPRODUCT([Thong_Tin_Ngay_Nghi_201903.$B$3:.$B$69]=[.$B33];[Thong_Tin_Ngay_Nghi_201903.$C$3:.$C$69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70]=[.$B33];[Thong_Tin_Ngay_Nghi_201902.$C$3:.$C$70]) +SUMPRODUCT([Thong_Tin_Ngay_Nghi_201903.$B$3:.$B$69]=[.$B33];[Thong_Tin_Ngay_Nghi_201903.$C$3:.$C$69]) +SUMPRODUCT([Thong_Tin_Ngay_Nghi_201904.$B$3:.$B$69]=[.$B33];[Thong_Tin_Ngay_Nghi_201904.$C$3:.$C$69]) +SUMPRODUCT([Thong_Tin_Ngay_Nghi_201905.$B$3:.$B$69]=[.$B33];[Thong_Tin_Ngay_Nghi_201905.$C$3:.$C$69]) +SUMPRODUCT([Thong_Tin_Ngay_Nghi_201906.$B$3:.$B$69]=[.$B33];[Thong_Tin_Ngay_Nghi_201906.$C$3:.$C$69]) +SUMPRODUCT([Thong_Tin_Ngay_Nghi_201907.$B$3:.$B$69]=[.$B33];[Thong_Tin_Ngay_Nghi_201907.$C$3:.$C$69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8.5">
            <text:p>8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4]);DATE(YEAR([.E34]);12;31);NOW())" office:value-type="date" office:date-value="2019-02-11T09:51:48.44">
            <text:p>02/11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1">
            <text:p>1</text:p>
          </table:table-cell>
          <table:table-cell table:style-name="ce55" table:formula="of:=SUMPRODUCT([Thong_Tin_Ngay_Nghi_201901.$B$3:.$B$70]=[.$B34];[Thong_Tin_Ngay_Nghi_201901.$C$3:.$C$70]) +  SUMPRODUCT([Thong_Tin_Ngay_Nghi_201902.$B$3:.$B$70]=[.$B34];[Thong_Tin_Ngay_Nghi_201902.$C$3:.$C$70]) + SUMPRODUCT([Thong_Tin_Ngay_Nghi_201903.$B$3:.$B$69]=[.$B34];[Thong_Tin_Ngay_Nghi_201903.$C$3:.$C$69])" office:value-type="float" office:value="2.5">
            <text:p>2.5</text:p>
          </table:table-cell>
          <table:table-cell table:style-name="ce60" table:formula="of:=SUMPRODUCT([Thong_Tin_Ngay_Nghi_201901.$B$3:.$B$70]=[.$B34];[Thong_Tin_Ngay_Nghi_201901.$C$3:.$C$70]) +SUMPRODUCT([Thong_Tin_Ngay_Nghi_201902.$B$3:.$B$70]=[.$B34];[Thong_Tin_Ngay_Nghi_201902.$C$3:.$C$70]) +SUMPRODUCT([Thong_Tin_Ngay_Nghi_201903.$B$3:.$B$69]=[.$B34];[Thong_Tin_Ngay_Nghi_201903.$C$3:.$C$69]) +SUMPRODUCT([Thong_Tin_Ngay_Nghi_201904.$B$3:.$B$69]=[.$B34];[Thong_Tin_Ngay_Nghi_201904.$C$3:.$C$69]) +SUMPRODUCT([Thong_Tin_Ngay_Nghi_201905.$B$3:.$B$69]=[.$B34];[Thong_Tin_Ngay_Nghi_201905.$C$3:.$C$69]) +SUMPRODUCT([Thong_Tin_Ngay_Nghi_201906.$B$3:.$B$69]=[.$B34];[Thong_Tin_Ngay_Nghi_201906.$C$3:.$C$69]) +SUMPRODUCT([Thong_Tin_Ngay_Nghi_201907.$B$3:.$B$69]=[.$B34];[Thong_Tin_Ngay_Nghi_201907.$C$3:.$C$69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2.5">
            <text:p>2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5]);DATE(YEAR([.E35]);12;31);NOW())" office:value-type="date" office:date-value="2019-02-11T09:51:48.44">
            <text:p>02/11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1">
            <text:p>1</text:p>
          </table:table-cell>
          <table:table-cell table:style-name="ce55" table:formula="of:=SUMPRODUCT([Thong_Tin_Ngay_Nghi_201901.$B$3:.$B$70]=[.$B35];[Thong_Tin_Ngay_Nghi_201901.$C$3:.$C$70]) +  SUMPRODUCT([Thong_Tin_Ngay_Nghi_201902.$B$3:.$B$70]=[.$B35];[Thong_Tin_Ngay_Nghi_201902.$C$3:.$C$70]) + SUMPRODUCT([Thong_Tin_Ngay_Nghi_201903.$B$3:.$B$69]=[.$B35];[Thong_Tin_Ngay_Nghi_201903.$C$3:.$C$69])" office:value-type="float" office:value="2">
            <text:p>2</text:p>
          </table:table-cell>
          <table:table-cell table:style-name="ce60" table:formula="of:=SUMPRODUCT([Thong_Tin_Ngay_Nghi_201901.$B$3:.$B$70]=[.$B35];[Thong_Tin_Ngay_Nghi_201901.$C$3:.$C$70]) +SUMPRODUCT([Thong_Tin_Ngay_Nghi_201902.$B$3:.$B$70]=[.$B35];[Thong_Tin_Ngay_Nghi_201902.$C$3:.$C$70]) +SUMPRODUCT([Thong_Tin_Ngay_Nghi_201903.$B$3:.$B$69]=[.$B35];[Thong_Tin_Ngay_Nghi_201903.$C$3:.$C$69]) +SUMPRODUCT([Thong_Tin_Ngay_Nghi_201904.$B$3:.$B$69]=[.$B35];[Thong_Tin_Ngay_Nghi_201904.$C$3:.$C$69]) +SUMPRODUCT([Thong_Tin_Ngay_Nghi_201905.$B$3:.$B$69]=[.$B35];[Thong_Tin_Ngay_Nghi_201905.$C$3:.$C$69]) +SUMPRODUCT([Thong_Tin_Ngay_Nghi_201906.$B$3:.$B$69]=[.$B35];[Thong_Tin_Ngay_Nghi_201906.$C$3:.$C$69]) +SUMPRODUCT([Thong_Tin_Ngay_Nghi_201907.$B$3:.$B$69]=[.$B35];[Thong_Tin_Ngay_Nghi_201907.$C$3:.$C$69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2">
            <text:p>2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6]);DATE(YEAR([.E36]);12;31);NOW())" office:value-type="date" office:date-value="2019-02-11T09:51:48.44">
            <text:p>02/11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1">
            <text:p>1</text:p>
          </table:table-cell>
          <table:table-cell table:style-name="ce55" table:formula="of:=SUMPRODUCT([Thong_Tin_Ngay_Nghi_201901.$B$3:.$B$70]=[.$B36];[Thong_Tin_Ngay_Nghi_201901.$C$3:.$C$70]) +  SUMPRODUCT([Thong_Tin_Ngay_Nghi_201902.$B$3:.$B$70]=[.$B36];[Thong_Tin_Ngay_Nghi_201902.$C$3:.$C$70]) + SUMPRODUCT([Thong_Tin_Ngay_Nghi_201903.$B$3:.$B$69]=[.$B36];[Thong_Tin_Ngay_Nghi_201903.$C$3:.$C$69])" office:value-type="float" office:value="0">
            <text:p>0</text:p>
          </table:table-cell>
          <table:table-cell table:style-name="ce60" table:formula="of:=SUMPRODUCT([Thong_Tin_Ngay_Nghi_201901.$B$3:.$B$70]=[.$B36];[Thong_Tin_Ngay_Nghi_201901.$C$3:.$C$70]) +SUMPRODUCT([Thong_Tin_Ngay_Nghi_201902.$B$3:.$B$70]=[.$B36];[Thong_Tin_Ngay_Nghi_201902.$C$3:.$C$70]) +SUMPRODUCT([Thong_Tin_Ngay_Nghi_201903.$B$3:.$B$69]=[.$B36];[Thong_Tin_Ngay_Nghi_201903.$C$3:.$C$69]) +SUMPRODUCT([Thong_Tin_Ngay_Nghi_201904.$B$3:.$B$69]=[.$B36];[Thong_Tin_Ngay_Nghi_201904.$C$3:.$C$69]) +SUMPRODUCT([Thong_Tin_Ngay_Nghi_201905.$B$3:.$B$69]=[.$B36];[Thong_Tin_Ngay_Nghi_201905.$C$3:.$C$69]) +SUMPRODUCT([Thong_Tin_Ngay_Nghi_201906.$B$3:.$B$69]=[.$B36];[Thong_Tin_Ngay_Nghi_201906.$C$3:.$C$69]) +SUMPRODUCT([Thong_Tin_Ngay_Nghi_201907.$B$3:.$B$69]=[.$B36];[Thong_Tin_Ngay_Nghi_201907.$C$3:.$C$69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0">
            <text:p>0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7]);DATE(YEAR([.E37]);12;31);NOW())" office:value-type="date" office:date-value="2019-02-11T09:51:48.44">
            <text:p>02/11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1">
            <text:p>1</text:p>
          </table:table-cell>
          <table:table-cell table:style-name="ce55" table:formula="of:=SUMPRODUCT([Thong_Tin_Ngay_Nghi_201901.$B$3:.$B$70]=[.$B37];[Thong_Tin_Ngay_Nghi_201901.$C$3:.$C$70]) +  SUMPRODUCT([Thong_Tin_Ngay_Nghi_201902.$B$3:.$B$70]=[.$B37];[Thong_Tin_Ngay_Nghi_201902.$C$3:.$C$70]) + SUMPRODUCT([Thong_Tin_Ngay_Nghi_201903.$B$3:.$B$69]=[.$B37];[Thong_Tin_Ngay_Nghi_201903.$C$3:.$C$69])" office:value-type="float" office:value="0">
            <text:p>0</text:p>
          </table:table-cell>
          <table:table-cell table:style-name="ce60" table:formula="of:=SUMPRODUCT([Thong_Tin_Ngay_Nghi_201901.$B$3:.$B$70]=[.$B37];[Thong_Tin_Ngay_Nghi_201901.$C$3:.$C$70]) +SUMPRODUCT([Thong_Tin_Ngay_Nghi_201902.$B$3:.$B$70]=[.$B37];[Thong_Tin_Ngay_Nghi_201902.$C$3:.$C$70]) +SUMPRODUCT([Thong_Tin_Ngay_Nghi_201903.$B$3:.$B$69]=[.$B37];[Thong_Tin_Ngay_Nghi_201903.$C$3:.$C$69]) +SUMPRODUCT([Thong_Tin_Ngay_Nghi_201904.$B$3:.$B$69]=[.$B37];[Thong_Tin_Ngay_Nghi_201904.$C$3:.$C$69]) +SUMPRODUCT([Thong_Tin_Ngay_Nghi_201905.$B$3:.$B$69]=[.$B37];[Thong_Tin_Ngay_Nghi_201905.$C$3:.$C$69]) +SUMPRODUCT([Thong_Tin_Ngay_Nghi_201906.$B$3:.$B$69]=[.$B37];[Thong_Tin_Ngay_Nghi_201906.$C$3:.$C$69]) +SUMPRODUCT([Thong_Tin_Ngay_Nghi_201907.$B$3:.$B$69]=[.$B37];[Thong_Tin_Ngay_Nghi_201907.$C$3:.$C$69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0">
            <text:p>0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8]);DATE(YEAR([.E38]);12;31);NOW())" office:value-type="date" office:date-value="2019-02-11T09:51:48.45">
            <text:p>02/11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1">
            <text:p>1</text:p>
          </table:table-cell>
          <table:table-cell table:style-name="ce55" table:formula="of:=SUMPRODUCT([Thong_Tin_Ngay_Nghi_201901.$B$3:.$B$70]=[.$B38];[Thong_Tin_Ngay_Nghi_201901.$C$3:.$C$70]) +  SUMPRODUCT([Thong_Tin_Ngay_Nghi_201902.$B$3:.$B$70]=[.$B38];[Thong_Tin_Ngay_Nghi_201902.$C$3:.$C$70]) + SUMPRODUCT([Thong_Tin_Ngay_Nghi_201903.$B$3:.$B$69]=[.$B38];[Thong_Tin_Ngay_Nghi_201903.$C$3:.$C$69])" office:value-type="float" office:value="1">
            <text:p>1</text:p>
          </table:table-cell>
          <table:table-cell table:style-name="ce60" table:formula="of:=SUMPRODUCT([Thong_Tin_Ngay_Nghi_201901.$B$3:.$B$70]=[.$B38];[Thong_Tin_Ngay_Nghi_201901.$C$3:.$C$70]) +SUMPRODUCT([Thong_Tin_Ngay_Nghi_201902.$B$3:.$B$70]=[.$B38];[Thong_Tin_Ngay_Nghi_201902.$C$3:.$C$70]) +SUMPRODUCT([Thong_Tin_Ngay_Nghi_201903.$B$3:.$B$69]=[.$B38];[Thong_Tin_Ngay_Nghi_201903.$C$3:.$C$69]) +SUMPRODUCT([Thong_Tin_Ngay_Nghi_201904.$B$3:.$B$69]=[.$B38];[Thong_Tin_Ngay_Nghi_201904.$C$3:.$C$69]) +SUMPRODUCT([Thong_Tin_Ngay_Nghi_201905.$B$3:.$B$69]=[.$B38];[Thong_Tin_Ngay_Nghi_201905.$C$3:.$C$69]) +SUMPRODUCT([Thong_Tin_Ngay_Nghi_201906.$B$3:.$B$69]=[.$B38];[Thong_Tin_Ngay_Nghi_201906.$C$3:.$C$69]) +SUMPRODUCT([Thong_Tin_Ngay_Nghi_201907.$B$3:.$B$69]=[.$B38];[Thong_Tin_Ngay_Nghi_201907.$C$3:.$C$69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1">
            <text:p>1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9]);DATE(YEAR([.E39]);12;31);NOW())" office:value-type="date" office:date-value="2019-02-11T09:51:48.45">
            <text:p>02/11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1">
            <text:p>1</text:p>
          </table:table-cell>
          <table:table-cell table:style-name="ce55" table:formula="of:=SUMPRODUCT([Thong_Tin_Ngay_Nghi_201901.$B$3:.$B$70]=[.$B39];[Thong_Tin_Ngay_Nghi_201901.$C$3:.$C$70]) +  SUMPRODUCT([Thong_Tin_Ngay_Nghi_201902.$B$3:.$B$70]=[.$B39];[Thong_Tin_Ngay_Nghi_201902.$C$3:.$C$70]) + SUMPRODUCT([Thong_Tin_Ngay_Nghi_201903.$B$3:.$B$69]=[.$B39];[Thong_Tin_Ngay_Nghi_201903.$C$3:.$C$69])" office:value-type="float" office:value="0">
            <text:p>0</text:p>
          </table:table-cell>
          <table:table-cell table:style-name="ce60" table:formula="of:=SUMPRODUCT([Thong_Tin_Ngay_Nghi_201901.$B$3:.$B$70]=[.$B39];[Thong_Tin_Ngay_Nghi_201901.$C$3:.$C$70]) +SUMPRODUCT([Thong_Tin_Ngay_Nghi_201902.$B$3:.$B$70]=[.$B39];[Thong_Tin_Ngay_Nghi_201902.$C$3:.$C$70]) +SUMPRODUCT([Thong_Tin_Ngay_Nghi_201903.$B$3:.$B$69]=[.$B39];[Thong_Tin_Ngay_Nghi_201903.$C$3:.$C$69]) +SUMPRODUCT([Thong_Tin_Ngay_Nghi_201904.$B$3:.$B$69]=[.$B39];[Thong_Tin_Ngay_Nghi_201904.$C$3:.$C$69]) +SUMPRODUCT([Thong_Tin_Ngay_Nghi_201905.$B$3:.$B$69]=[.$B39];[Thong_Tin_Ngay_Nghi_201905.$C$3:.$C$69]) +SUMPRODUCT([Thong_Tin_Ngay_Nghi_201906.$B$3:.$B$69]=[.$B39];[Thong_Tin_Ngay_Nghi_201906.$C$3:.$C$69]) +SUMPRODUCT([Thong_Tin_Ngay_Nghi_201907.$B$3:.$B$69]=[.$B39];[Thong_Tin_Ngay_Nghi_201907.$C$3:.$C$69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0">
            <text:p>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0]);DATE(YEAR([.E40]);12;31);NOW())" office:value-type="date" office:date-value="2019-02-11T09:51:48.45">
            <text:p>02/11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1">
            <text:p>1</text:p>
          </table:table-cell>
          <table:table-cell table:style-name="ce55" table:formula="of:=SUMPRODUCT([Thong_Tin_Ngay_Nghi_201901.$B$3:.$B$70]=[.$B40];[Thong_Tin_Ngay_Nghi_201901.$C$3:.$C$70]) +  SUMPRODUCT([Thong_Tin_Ngay_Nghi_201902.$B$3:.$B$70]=[.$B40];[Thong_Tin_Ngay_Nghi_201902.$C$3:.$C$70]) + SUMPRODUCT([Thong_Tin_Ngay_Nghi_201903.$B$3:.$B$69]=[.$B40];[Thong_Tin_Ngay_Nghi_201903.$C$3:.$C$69])" office:value-type="float" office:value="2">
            <text:p>2</text:p>
          </table:table-cell>
          <table:table-cell table:style-name="ce60" table:formula="of:=SUMPRODUCT([Thong_Tin_Ngay_Nghi_201901.$B$3:.$B$70]=[.$B40];[Thong_Tin_Ngay_Nghi_201901.$C$3:.$C$70]) +SUMPRODUCT([Thong_Tin_Ngay_Nghi_201902.$B$3:.$B$70]=[.$B40];[Thong_Tin_Ngay_Nghi_201902.$C$3:.$C$70]) +SUMPRODUCT([Thong_Tin_Ngay_Nghi_201903.$B$3:.$B$69]=[.$B40];[Thong_Tin_Ngay_Nghi_201903.$C$3:.$C$69]) +SUMPRODUCT([Thong_Tin_Ngay_Nghi_201904.$B$3:.$B$69]=[.$B40];[Thong_Tin_Ngay_Nghi_201904.$C$3:.$C$69]) +SUMPRODUCT([Thong_Tin_Ngay_Nghi_201905.$B$3:.$B$69]=[.$B40];[Thong_Tin_Ngay_Nghi_201905.$C$3:.$C$69]) +SUMPRODUCT([Thong_Tin_Ngay_Nghi_201906.$B$3:.$B$69]=[.$B40];[Thong_Tin_Ngay_Nghi_201906.$C$3:.$C$69]) +SUMPRODUCT([Thong_Tin_Ngay_Nghi_201907.$B$3:.$B$69]=[.$B40];[Thong_Tin_Ngay_Nghi_201907.$C$3:.$C$69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2">
            <text:p>2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1]);DATE(YEAR([.E41]);12;31);NOW())" office:value-type="date" office:date-value="2019-02-11T09:51:48.45">
            <text:p>02/11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1">
            <text:p>1</text:p>
          </table:table-cell>
          <table:table-cell table:style-name="ce55" table:formula="of:=SUMPRODUCT([Thong_Tin_Ngay_Nghi_201901.$B$3:.$B$70]=[.$B41];[Thong_Tin_Ngay_Nghi_201901.$C$3:.$C$70]) +  SUMPRODUCT([Thong_Tin_Ngay_Nghi_201902.$B$3:.$B$70]=[.$B41];[Thong_Tin_Ngay_Nghi_201902.$C$3:.$C$70]) + SUMPRODUCT([Thong_Tin_Ngay_Nghi_201903.$B$3:.$B$69]=[.$B41];[Thong_Tin_Ngay_Nghi_201903.$C$3:.$C$69])" office:value-type="float" office:value="1">
            <text:p>1</text:p>
          </table:table-cell>
          <table:table-cell table:style-name="ce60" table:formula="of:=SUMPRODUCT([Thong_Tin_Ngay_Nghi_201901.$B$3:.$B$70]=[.$B41];[Thong_Tin_Ngay_Nghi_201901.$C$3:.$C$70]) +SUMPRODUCT([Thong_Tin_Ngay_Nghi_201902.$B$3:.$B$70]=[.$B41];[Thong_Tin_Ngay_Nghi_201902.$C$3:.$C$70]) +SUMPRODUCT([Thong_Tin_Ngay_Nghi_201903.$B$3:.$B$69]=[.$B41];[Thong_Tin_Ngay_Nghi_201903.$C$3:.$C$69]) +SUMPRODUCT([Thong_Tin_Ngay_Nghi_201904.$B$3:.$B$69]=[.$B41];[Thong_Tin_Ngay_Nghi_201904.$C$3:.$C$69]) +SUMPRODUCT([Thong_Tin_Ngay_Nghi_201905.$B$3:.$B$69]=[.$B41];[Thong_Tin_Ngay_Nghi_201905.$C$3:.$C$69]) +SUMPRODUCT([Thong_Tin_Ngay_Nghi_201906.$B$3:.$B$69]=[.$B41];[Thong_Tin_Ngay_Nghi_201906.$C$3:.$C$69]) +SUMPRODUCT([Thong_Tin_Ngay_Nghi_201907.$B$3:.$B$69]=[.$B41];[Thong_Tin_Ngay_Nghi_201907.$C$3:.$C$69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1">
            <text:p>1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2]);DATE(YEAR([.E42]);12;31);NOW())" office:value-type="date" office:date-value="2019-02-11T09:51:48.46">
            <text:p>02/11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1">
            <text:p>1</text:p>
          </table:table-cell>
          <table:table-cell table:style-name="ce55" table:formula="of:=SUMPRODUCT([Thong_Tin_Ngay_Nghi_201901.$B$3:.$B$70]=[.$B42];[Thong_Tin_Ngay_Nghi_201901.$C$3:.$C$70]) +  SUMPRODUCT([Thong_Tin_Ngay_Nghi_201902.$B$3:.$B$70]=[.$B42];[Thong_Tin_Ngay_Nghi_201902.$C$3:.$C$70]) + SUMPRODUCT([Thong_Tin_Ngay_Nghi_201903.$B$3:.$B$69]=[.$B42];[Thong_Tin_Ngay_Nghi_201903.$C$3:.$C$69])" office:value-type="float" office:value="3.5">
            <text:p>3.5</text:p>
          </table:table-cell>
          <table:table-cell table:style-name="ce60" table:formula="of:=SUMPRODUCT([Thong_Tin_Ngay_Nghi_201901.$B$3:.$B$70]=[.$B42];[Thong_Tin_Ngay_Nghi_201901.$C$3:.$C$70]) +SUMPRODUCT([Thong_Tin_Ngay_Nghi_201902.$B$3:.$B$70]=[.$B42];[Thong_Tin_Ngay_Nghi_201902.$C$3:.$C$70]) +SUMPRODUCT([Thong_Tin_Ngay_Nghi_201903.$B$3:.$B$69]=[.$B42];[Thong_Tin_Ngay_Nghi_201903.$C$3:.$C$69]) +SUMPRODUCT([Thong_Tin_Ngay_Nghi_201904.$B$3:.$B$69]=[.$B42];[Thong_Tin_Ngay_Nghi_201904.$C$3:.$C$69]) +SUMPRODUCT([Thong_Tin_Ngay_Nghi_201905.$B$3:.$B$69]=[.$B42];[Thong_Tin_Ngay_Nghi_201905.$C$3:.$C$69]) +SUMPRODUCT([Thong_Tin_Ngay_Nghi_201906.$B$3:.$B$69]=[.$B42];[Thong_Tin_Ngay_Nghi_201906.$C$3:.$C$69]) +SUMPRODUCT([Thong_Tin_Ngay_Nghi_201907.$B$3:.$B$69]=[.$B42];[Thong_Tin_Ngay_Nghi_201907.$C$3:.$C$69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3.5">
            <text:p>3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3]);DATE(YEAR([.E43]);12;31);NOW())" office:value-type="date" office:date-value="2019-02-11T09:51:48.46">
            <text:p>02/11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1">
            <text:p>1</text:p>
          </table:table-cell>
          <table:table-cell table:style-name="ce55" table:formula="of:=SUMPRODUCT([Thong_Tin_Ngay_Nghi_201901.$B$3:.$B$70]=[.$B43];[Thong_Tin_Ngay_Nghi_201901.$C$3:.$C$70]) +  SUMPRODUCT([Thong_Tin_Ngay_Nghi_201902.$B$3:.$B$70]=[.$B43];[Thong_Tin_Ngay_Nghi_201902.$C$3:.$C$70]) + SUMPRODUCT([Thong_Tin_Ngay_Nghi_201903.$B$3:.$B$69]=[.$B43];[Thong_Tin_Ngay_Nghi_201903.$C$3:.$C$69])" office:value-type="float" office:value="2">
            <text:p>2</text:p>
          </table:table-cell>
          <table:table-cell table:style-name="ce60" table:formula="of:=SUMPRODUCT([Thong_Tin_Ngay_Nghi_201901.$B$3:.$B$70]=[.$B43];[Thong_Tin_Ngay_Nghi_201901.$C$3:.$C$70]) +SUMPRODUCT([Thong_Tin_Ngay_Nghi_201902.$B$3:.$B$70]=[.$B43];[Thong_Tin_Ngay_Nghi_201902.$C$3:.$C$70]) +SUMPRODUCT([Thong_Tin_Ngay_Nghi_201903.$B$3:.$B$69]=[.$B43];[Thong_Tin_Ngay_Nghi_201903.$C$3:.$C$69]) +SUMPRODUCT([Thong_Tin_Ngay_Nghi_201904.$B$3:.$B$69]=[.$B43];[Thong_Tin_Ngay_Nghi_201904.$C$3:.$C$69]) +SUMPRODUCT([Thong_Tin_Ngay_Nghi_201905.$B$3:.$B$69]=[.$B43];[Thong_Tin_Ngay_Nghi_201905.$C$3:.$C$69]) +SUMPRODUCT([Thong_Tin_Ngay_Nghi_201906.$B$3:.$B$69]=[.$B43];[Thong_Tin_Ngay_Nghi_201906.$C$3:.$C$69]) +SUMPRODUCT([Thong_Tin_Ngay_Nghi_201907.$B$3:.$B$69]=[.$B43];[Thong_Tin_Ngay_Nghi_201907.$C$3:.$C$69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2">
            <text:p>2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4]);DATE(YEAR([.E44]);12;31);NOW())" office:value-type="date" office:date-value="2019-02-11T09:51:48.46">
            <text:p>02/11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1">
            <text:p>1</text:p>
          </table:table-cell>
          <table:table-cell table:style-name="ce55" table:formula="of:=SUMPRODUCT([Thong_Tin_Ngay_Nghi_201901.$B$3:.$B$70]=[.$B44];[Thong_Tin_Ngay_Nghi_201901.$C$3:.$C$70]) +  SUMPRODUCT([Thong_Tin_Ngay_Nghi_201902.$B$3:.$B$70]=[.$B44];[Thong_Tin_Ngay_Nghi_201902.$C$3:.$C$70]) + SUMPRODUCT([Thong_Tin_Ngay_Nghi_201903.$B$3:.$B$69]=[.$B44];[Thong_Tin_Ngay_Nghi_201903.$C$3:.$C$69])" office:value-type="float" office:value="3">
            <text:p>3</text:p>
          </table:table-cell>
          <table:table-cell table:style-name="ce60" table:formula="of:=SUMPRODUCT([Thong_Tin_Ngay_Nghi_201901.$B$3:.$B$70]=[.$B44];[Thong_Tin_Ngay_Nghi_201901.$C$3:.$C$70]) +SUMPRODUCT([Thong_Tin_Ngay_Nghi_201902.$B$3:.$B$70]=[.$B44];[Thong_Tin_Ngay_Nghi_201902.$C$3:.$C$70]) +SUMPRODUCT([Thong_Tin_Ngay_Nghi_201903.$B$3:.$B$69]=[.$B44];[Thong_Tin_Ngay_Nghi_201903.$C$3:.$C$69]) +SUMPRODUCT([Thong_Tin_Ngay_Nghi_201904.$B$3:.$B$69]=[.$B44];[Thong_Tin_Ngay_Nghi_201904.$C$3:.$C$69]) +SUMPRODUCT([Thong_Tin_Ngay_Nghi_201905.$B$3:.$B$69]=[.$B44];[Thong_Tin_Ngay_Nghi_201905.$C$3:.$C$69]) +SUMPRODUCT([Thong_Tin_Ngay_Nghi_201906.$B$3:.$B$69]=[.$B44];[Thong_Tin_Ngay_Nghi_201906.$C$3:.$C$69]) +SUMPRODUCT([Thong_Tin_Ngay_Nghi_201907.$B$3:.$B$69]=[.$B44];[Thong_Tin_Ngay_Nghi_201907.$C$3:.$C$69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3">
            <text:p>3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5]);DATE(YEAR([.E45]);12;31);NOW())" office:value-type="date" office:date-value="2019-02-11T09:51:48.46">
            <text:p>02/11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1">
            <text:p>1</text:p>
          </table:table-cell>
          <table:table-cell table:style-name="ce55" table:formula="of:=SUMPRODUCT([Thong_Tin_Ngay_Nghi_201901.$B$3:.$B$70]=[.$B45];[Thong_Tin_Ngay_Nghi_201901.$C$3:.$C$70]) +  SUMPRODUCT([Thong_Tin_Ngay_Nghi_201902.$B$3:.$B$70]=[.$B45];[Thong_Tin_Ngay_Nghi_201902.$C$3:.$C$70]) + SUMPRODUCT([Thong_Tin_Ngay_Nghi_201903.$B$3:.$B$69]=[.$B45];[Thong_Tin_Ngay_Nghi_201903.$C$3:.$C$69])" office:value-type="float" office:value="0">
            <text:p>0</text:p>
          </table:table-cell>
          <table:table-cell table:style-name="ce60" table:formula="of:=SUMPRODUCT([Thong_Tin_Ngay_Nghi_201901.$B$3:.$B$70]=[.$B45];[Thong_Tin_Ngay_Nghi_201901.$C$3:.$C$70]) +SUMPRODUCT([Thong_Tin_Ngay_Nghi_201902.$B$3:.$B$70]=[.$B45];[Thong_Tin_Ngay_Nghi_201902.$C$3:.$C$70]) +SUMPRODUCT([Thong_Tin_Ngay_Nghi_201903.$B$3:.$B$69]=[.$B45];[Thong_Tin_Ngay_Nghi_201903.$C$3:.$C$69]) +SUMPRODUCT([Thong_Tin_Ngay_Nghi_201904.$B$3:.$B$69]=[.$B45];[Thong_Tin_Ngay_Nghi_201904.$C$3:.$C$69]) +SUMPRODUCT([Thong_Tin_Ngay_Nghi_201905.$B$3:.$B$69]=[.$B45];[Thong_Tin_Ngay_Nghi_201905.$C$3:.$C$69]) +SUMPRODUCT([Thong_Tin_Ngay_Nghi_201906.$B$3:.$B$69]=[.$B45];[Thong_Tin_Ngay_Nghi_201906.$C$3:.$C$69]) +SUMPRODUCT([Thong_Tin_Ngay_Nghi_201907.$B$3:.$B$69]=[.$B45];[Thong_Tin_Ngay_Nghi_201907.$C$3:.$C$69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0">
            <text:p>0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6]);DATE(YEAR([.E46]);12;31);NOW())" office:value-type="date" office:date-value="2019-02-11T09:51:48.46">
            <text:p>02/11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1">
            <text:p>1</text:p>
          </table:table-cell>
          <table:table-cell table:style-name="ce55" table:formula="of:=SUMPRODUCT([Thong_Tin_Ngay_Nghi_201901.$B$3:.$B$70]=[.$B46];[Thong_Tin_Ngay_Nghi_201901.$C$3:.$C$70]) +  SUMPRODUCT([Thong_Tin_Ngay_Nghi_201902.$B$3:.$B$70]=[.$B46];[Thong_Tin_Ngay_Nghi_201902.$C$3:.$C$70]) + SUMPRODUCT([Thong_Tin_Ngay_Nghi_201903.$B$3:.$B$69]=[.$B46];[Thong_Tin_Ngay_Nghi_201903.$C$3:.$C$69])" office:value-type="float" office:value="0">
            <text:p>0</text:p>
          </table:table-cell>
          <table:table-cell table:style-name="ce60" table:formula="of:=SUMPRODUCT([Thong_Tin_Ngay_Nghi_201901.$B$3:.$B$70]=[.$B46];[Thong_Tin_Ngay_Nghi_201901.$C$3:.$C$70]) +SUMPRODUCT([Thong_Tin_Ngay_Nghi_201902.$B$3:.$B$70]=[.$B46];[Thong_Tin_Ngay_Nghi_201902.$C$3:.$C$70]) +SUMPRODUCT([Thong_Tin_Ngay_Nghi_201903.$B$3:.$B$69]=[.$B46];[Thong_Tin_Ngay_Nghi_201903.$C$3:.$C$69]) +SUMPRODUCT([Thong_Tin_Ngay_Nghi_201904.$B$3:.$B$69]=[.$B46];[Thong_Tin_Ngay_Nghi_201904.$C$3:.$C$69]) +SUMPRODUCT([Thong_Tin_Ngay_Nghi_201905.$B$3:.$B$69]=[.$B46];[Thong_Tin_Ngay_Nghi_201905.$C$3:.$C$69]) +SUMPRODUCT([Thong_Tin_Ngay_Nghi_201906.$B$3:.$B$69]=[.$B46];[Thong_Tin_Ngay_Nghi_201906.$C$3:.$C$69]) +SUMPRODUCT([Thong_Tin_Ngay_Nghi_201907.$B$3:.$B$69]=[.$B46];[Thong_Tin_Ngay_Nghi_201907.$C$3:.$C$69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0">
            <text:p>0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7]);DATE(YEAR([.E47]);12;31);NOW())" office:value-type="date" office:date-value="2019-02-11T09:51:48.47">
            <text:p>02/11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1">
            <text:p>1</text:p>
          </table:table-cell>
          <table:table-cell table:style-name="ce55" table:formula="of:=SUMPRODUCT([Thong_Tin_Ngay_Nghi_201901.$B$3:.$B$70]=[.$B47];[Thong_Tin_Ngay_Nghi_201901.$C$3:.$C$70]) +  SUMPRODUCT([Thong_Tin_Ngay_Nghi_201902.$B$3:.$B$70]=[.$B47];[Thong_Tin_Ngay_Nghi_201902.$C$3:.$C$70]) + SUMPRODUCT([Thong_Tin_Ngay_Nghi_201903.$B$3:.$B$69]=[.$B47];[Thong_Tin_Ngay_Nghi_201903.$C$3:.$C$69])" office:value-type="float" office:value="1">
            <text:p>1</text:p>
          </table:table-cell>
          <table:table-cell table:style-name="ce60" table:formula="of:=SUMPRODUCT([Thong_Tin_Ngay_Nghi_201901.$B$3:.$B$70]=[.$B47];[Thong_Tin_Ngay_Nghi_201901.$C$3:.$C$70]) +SUMPRODUCT([Thong_Tin_Ngay_Nghi_201902.$B$3:.$B$70]=[.$B47];[Thong_Tin_Ngay_Nghi_201902.$C$3:.$C$70]) +SUMPRODUCT([Thong_Tin_Ngay_Nghi_201903.$B$3:.$B$69]=[.$B47];[Thong_Tin_Ngay_Nghi_201903.$C$3:.$C$69]) +SUMPRODUCT([Thong_Tin_Ngay_Nghi_201904.$B$3:.$B$69]=[.$B47];[Thong_Tin_Ngay_Nghi_201904.$C$3:.$C$69]) +SUMPRODUCT([Thong_Tin_Ngay_Nghi_201905.$B$3:.$B$69]=[.$B47];[Thong_Tin_Ngay_Nghi_201905.$C$3:.$C$69]) +SUMPRODUCT([Thong_Tin_Ngay_Nghi_201906.$B$3:.$B$69]=[.$B47];[Thong_Tin_Ngay_Nghi_201906.$C$3:.$C$69]) +SUMPRODUCT([Thong_Tin_Ngay_Nghi_201907.$B$3:.$B$69]=[.$B47];[Thong_Tin_Ngay_Nghi_201907.$C$3:.$C$69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1">
            <text:p>1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8]);DATE(YEAR([.E48]);12;31);NOW())" office:value-type="date" office:date-value="2019-02-11T09:51:48.47">
            <text:p>02/11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1">
            <text:p>1</text:p>
          </table:table-cell>
          <table:table-cell table:style-name="ce55" table:formula="of:=SUMPRODUCT([Thong_Tin_Ngay_Nghi_201901.$B$3:.$B$70]=[.$B48];[Thong_Tin_Ngay_Nghi_201901.$C$3:.$C$70]) +  SUMPRODUCT([Thong_Tin_Ngay_Nghi_201902.$B$3:.$B$70]=[.$B48];[Thong_Tin_Ngay_Nghi_201902.$C$3:.$C$70]) + SUMPRODUCT([Thong_Tin_Ngay_Nghi_201903.$B$3:.$B$69]=[.$B48];[Thong_Tin_Ngay_Nghi_201903.$C$3:.$C$69])" office:value-type="float" office:value="0">
            <text:p>0</text:p>
          </table:table-cell>
          <table:table-cell table:style-name="ce60" table:formula="of:=SUMPRODUCT([Thong_Tin_Ngay_Nghi_201901.$B$3:.$B$70]=[.$B48];[Thong_Tin_Ngay_Nghi_201901.$C$3:.$C$70]) +SUMPRODUCT([Thong_Tin_Ngay_Nghi_201902.$B$3:.$B$70]=[.$B48];[Thong_Tin_Ngay_Nghi_201902.$C$3:.$C$70]) +SUMPRODUCT([Thong_Tin_Ngay_Nghi_201903.$B$3:.$B$69]=[.$B48];[Thong_Tin_Ngay_Nghi_201903.$C$3:.$C$69]) +SUMPRODUCT([Thong_Tin_Ngay_Nghi_201904.$B$3:.$B$69]=[.$B48];[Thong_Tin_Ngay_Nghi_201904.$C$3:.$C$69]) +SUMPRODUCT([Thong_Tin_Ngay_Nghi_201905.$B$3:.$B$69]=[.$B48];[Thong_Tin_Ngay_Nghi_201905.$C$3:.$C$69]) +SUMPRODUCT([Thong_Tin_Ngay_Nghi_201906.$B$3:.$B$69]=[.$B48];[Thong_Tin_Ngay_Nghi_201906.$C$3:.$C$69]) +SUMPRODUCT([Thong_Tin_Ngay_Nghi_201907.$B$3:.$B$69]=[.$B48];[Thong_Tin_Ngay_Nghi_201907.$C$3:.$C$69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9]);DATE(YEAR([.E49]);12;31);NOW())" office:value-type="date" office:date-value="2019-02-11T09:51:48.47">
            <text:p>02/11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1">
            <text:p>1</text:p>
          </table:table-cell>
          <table:table-cell table:style-name="ce55" table:formula="of:=SUMPRODUCT([Thong_Tin_Ngay_Nghi_201901.$B$3:.$B$70]=[.$B49];[Thong_Tin_Ngay_Nghi_201901.$C$3:.$C$70]) +  SUMPRODUCT([Thong_Tin_Ngay_Nghi_201902.$B$3:.$B$70]=[.$B49];[Thong_Tin_Ngay_Nghi_201902.$C$3:.$C$70]) + SUMPRODUCT([Thong_Tin_Ngay_Nghi_201903.$B$3:.$B$69]=[.$B49];[Thong_Tin_Ngay_Nghi_201903.$C$3:.$C$69])" office:value-type="float" office:value="0.5">
            <text:p>0.5</text:p>
          </table:table-cell>
          <table:table-cell table:style-name="ce60" table:formula="of:=SUMPRODUCT([Thong_Tin_Ngay_Nghi_201901.$B$3:.$B$70]=[.$B49];[Thong_Tin_Ngay_Nghi_201901.$C$3:.$C$70]) +SUMPRODUCT([Thong_Tin_Ngay_Nghi_201902.$B$3:.$B$70]=[.$B49];[Thong_Tin_Ngay_Nghi_201902.$C$3:.$C$70]) +SUMPRODUCT([Thong_Tin_Ngay_Nghi_201903.$B$3:.$B$69]=[.$B49];[Thong_Tin_Ngay_Nghi_201903.$C$3:.$C$69]) +SUMPRODUCT([Thong_Tin_Ngay_Nghi_201904.$B$3:.$B$69]=[.$B49];[Thong_Tin_Ngay_Nghi_201904.$C$3:.$C$69]) +SUMPRODUCT([Thong_Tin_Ngay_Nghi_201905.$B$3:.$B$69]=[.$B49];[Thong_Tin_Ngay_Nghi_201905.$C$3:.$C$69]) +SUMPRODUCT([Thong_Tin_Ngay_Nghi_201906.$B$3:.$B$69]=[.$B49];[Thong_Tin_Ngay_Nghi_201906.$C$3:.$C$69]) +SUMPRODUCT([Thong_Tin_Ngay_Nghi_201907.$B$3:.$B$69]=[.$B49];[Thong_Tin_Ngay_Nghi_201907.$C$3:.$C$69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0.5">
            <text:p>0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0]);DATE(YEAR([.E50]);12;31);NOW())" office:value-type="date" office:date-value="2019-02-11T09:51:48.47">
            <text:p>02/11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1">
            <text:p>1</text:p>
          </table:table-cell>
          <table:table-cell table:style-name="ce55" table:formula="of:=SUMPRODUCT([Thong_Tin_Ngay_Nghi_201901.$B$3:.$B$70]=[.$B50];[Thong_Tin_Ngay_Nghi_201901.$C$3:.$C$70]) +  SUMPRODUCT([Thong_Tin_Ngay_Nghi_201902.$B$3:.$B$70]=[.$B50];[Thong_Tin_Ngay_Nghi_201902.$C$3:.$C$70]) + SUMPRODUCT([Thong_Tin_Ngay_Nghi_201903.$B$3:.$B$69]=[.$B50];[Thong_Tin_Ngay_Nghi_201903.$C$3:.$C$69])" office:value-type="float" office:value="1">
            <text:p>1</text:p>
          </table:table-cell>
          <table:table-cell table:style-name="ce60" table:formula="of:=SUMPRODUCT([Thong_Tin_Ngay_Nghi_201901.$B$3:.$B$70]=[.$B50];[Thong_Tin_Ngay_Nghi_201901.$C$3:.$C$70]) +SUMPRODUCT([Thong_Tin_Ngay_Nghi_201902.$B$3:.$B$70]=[.$B50];[Thong_Tin_Ngay_Nghi_201902.$C$3:.$C$70]) +SUMPRODUCT([Thong_Tin_Ngay_Nghi_201903.$B$3:.$B$69]=[.$B50];[Thong_Tin_Ngay_Nghi_201903.$C$3:.$C$69]) +SUMPRODUCT([Thong_Tin_Ngay_Nghi_201904.$B$3:.$B$69]=[.$B50];[Thong_Tin_Ngay_Nghi_201904.$C$3:.$C$69]) +SUMPRODUCT([Thong_Tin_Ngay_Nghi_201905.$B$3:.$B$69]=[.$B50];[Thong_Tin_Ngay_Nghi_201905.$C$3:.$C$69]) +SUMPRODUCT([Thong_Tin_Ngay_Nghi_201906.$B$3:.$B$69]=[.$B50];[Thong_Tin_Ngay_Nghi_201906.$C$3:.$C$69]) +SUMPRODUCT([Thong_Tin_Ngay_Nghi_201907.$B$3:.$B$69]=[.$B50];[Thong_Tin_Ngay_Nghi_201907.$C$3:.$C$69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1">
            <text:p>1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1]);DATE(YEAR([.E51]);12;31);NOW())" office:value-type="date" office:date-value="2019-02-11T09:51:48.48">
            <text:p>02/11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1">
            <text:p>1</text:p>
          </table:table-cell>
          <table:table-cell table:style-name="ce55" table:formula="of:=SUMPRODUCT([Thong_Tin_Ngay_Nghi_201901.$B$3:.$B$70]=[.$B51];[Thong_Tin_Ngay_Nghi_201901.$C$3:.$C$70]) +  SUMPRODUCT([Thong_Tin_Ngay_Nghi_201902.$B$3:.$B$70]=[.$B51];[Thong_Tin_Ngay_Nghi_201902.$C$3:.$C$70]) + SUMPRODUCT([Thong_Tin_Ngay_Nghi_201903.$B$3:.$B$69]=[.$B51];[Thong_Tin_Ngay_Nghi_201903.$C$3:.$C$69])" office:value-type="float" office:value="1.5">
            <text:p>1.5</text:p>
          </table:table-cell>
          <table:table-cell table:style-name="ce60" table:formula="of:=SUMPRODUCT([Thong_Tin_Ngay_Nghi_201901.$B$3:.$B$70]=[.$B51];[Thong_Tin_Ngay_Nghi_201901.$C$3:.$C$70]) +SUMPRODUCT([Thong_Tin_Ngay_Nghi_201902.$B$3:.$B$70]=[.$B51];[Thong_Tin_Ngay_Nghi_201902.$C$3:.$C$70]) +SUMPRODUCT([Thong_Tin_Ngay_Nghi_201903.$B$3:.$B$69]=[.$B51];[Thong_Tin_Ngay_Nghi_201903.$C$3:.$C$69]) +SUMPRODUCT([Thong_Tin_Ngay_Nghi_201904.$B$3:.$B$69]=[.$B51];[Thong_Tin_Ngay_Nghi_201904.$C$3:.$C$69]) +SUMPRODUCT([Thong_Tin_Ngay_Nghi_201905.$B$3:.$B$69]=[.$B51];[Thong_Tin_Ngay_Nghi_201905.$C$3:.$C$69]) +SUMPRODUCT([Thong_Tin_Ngay_Nghi_201906.$B$3:.$B$69]=[.$B51];[Thong_Tin_Ngay_Nghi_201906.$C$3:.$C$69]) +SUMPRODUCT([Thong_Tin_Ngay_Nghi_201907.$B$3:.$B$69]=[.$B51];[Thong_Tin_Ngay_Nghi_201907.$C$3:.$C$69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1.5">
            <text:p>1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2]);DATE(YEAR([.E52]);12;31);NOW())" office:value-type="date" office:date-value="2019-02-11T09:51:48.48">
            <text:p>02/11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1">
            <text:p>1</text:p>
          </table:table-cell>
          <table:table-cell table:style-name="ce55" table:formula="of:=SUMPRODUCT([Thong_Tin_Ngay_Nghi_201901.$B$3:.$B$70]=[.$B52];[Thong_Tin_Ngay_Nghi_201901.$C$3:.$C$70]) +  SUMPRODUCT([Thong_Tin_Ngay_Nghi_201902.$B$3:.$B$70]=[.$B52];[Thong_Tin_Ngay_Nghi_201902.$C$3:.$C$70]) + SUMPRODUCT([Thong_Tin_Ngay_Nghi_201903.$B$3:.$B$69]=[.$B52];[Thong_Tin_Ngay_Nghi_201903.$C$3:.$C$69])" office:value-type="float" office:value="3">
            <text:p>3</text:p>
          </table:table-cell>
          <table:table-cell table:style-name="ce60" table:formula="of:=SUMPRODUCT([Thong_Tin_Ngay_Nghi_201901.$B$3:.$B$70]=[.$B52];[Thong_Tin_Ngay_Nghi_201901.$C$3:.$C$70]) +SUMPRODUCT([Thong_Tin_Ngay_Nghi_201902.$B$3:.$B$70]=[.$B52];[Thong_Tin_Ngay_Nghi_201902.$C$3:.$C$70]) +SUMPRODUCT([Thong_Tin_Ngay_Nghi_201903.$B$3:.$B$69]=[.$B52];[Thong_Tin_Ngay_Nghi_201903.$C$3:.$C$69]) +SUMPRODUCT([Thong_Tin_Ngay_Nghi_201904.$B$3:.$B$69]=[.$B52];[Thong_Tin_Ngay_Nghi_201904.$C$3:.$C$69]) +SUMPRODUCT([Thong_Tin_Ngay_Nghi_201905.$B$3:.$B$69]=[.$B52];[Thong_Tin_Ngay_Nghi_201905.$C$3:.$C$69]) +SUMPRODUCT([Thong_Tin_Ngay_Nghi_201906.$B$3:.$B$69]=[.$B52];[Thong_Tin_Ngay_Nghi_201906.$C$3:.$C$69]) +SUMPRODUCT([Thong_Tin_Ngay_Nghi_201907.$B$3:.$B$69]=[.$B52];[Thong_Tin_Ngay_Nghi_201907.$C$3:.$C$69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3">
            <text:p>3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3]);DATE(YEAR([.E53]);12;31);NOW())" office:value-type="date" office:date-value="2019-02-11T09:51:48.48">
            <text:p>02/11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1">
            <text:p>1</text:p>
          </table:table-cell>
          <table:table-cell table:style-name="ce55" table:formula="of:=SUMPRODUCT([Thong_Tin_Ngay_Nghi_201901.$B$3:.$B$70]=[.$B53];[Thong_Tin_Ngay_Nghi_201901.$C$3:.$C$70]) +  SUMPRODUCT([Thong_Tin_Ngay_Nghi_201902.$B$3:.$B$70]=[.$B53];[Thong_Tin_Ngay_Nghi_201902.$C$3:.$C$70]) + SUMPRODUCT([Thong_Tin_Ngay_Nghi_201903.$B$3:.$B$69]=[.$B53];[Thong_Tin_Ngay_Nghi_201903.$C$3:.$C$69])" office:value-type="float" office:value="3">
            <text:p>3</text:p>
          </table:table-cell>
          <table:table-cell table:style-name="ce60" table:formula="of:=SUMPRODUCT([Thong_Tin_Ngay_Nghi_201901.$B$3:.$B$70]=[.$B53];[Thong_Tin_Ngay_Nghi_201901.$C$3:.$C$70]) +SUMPRODUCT([Thong_Tin_Ngay_Nghi_201902.$B$3:.$B$70]=[.$B53];[Thong_Tin_Ngay_Nghi_201902.$C$3:.$C$70]) +SUMPRODUCT([Thong_Tin_Ngay_Nghi_201903.$B$3:.$B$69]=[.$B53];[Thong_Tin_Ngay_Nghi_201903.$C$3:.$C$69]) +SUMPRODUCT([Thong_Tin_Ngay_Nghi_201904.$B$3:.$B$69]=[.$B53];[Thong_Tin_Ngay_Nghi_201904.$C$3:.$C$69]) +SUMPRODUCT([Thong_Tin_Ngay_Nghi_201905.$B$3:.$B$69]=[.$B53];[Thong_Tin_Ngay_Nghi_201905.$C$3:.$C$69]) +SUMPRODUCT([Thong_Tin_Ngay_Nghi_201906.$B$3:.$B$69]=[.$B53];[Thong_Tin_Ngay_Nghi_201906.$C$3:.$C$69]) +SUMPRODUCT([Thong_Tin_Ngay_Nghi_201907.$B$3:.$B$69]=[.$B53];[Thong_Tin_Ngay_Nghi_201907.$C$3:.$C$69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3">
            <text:p>3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4]);DATE(YEAR([.E54]);12;31);NOW())" office:value-type="date" office:date-value="2019-02-11T09:51:48.48">
            <text:p>02/11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1">
            <text:p>1</text:p>
          </table:table-cell>
          <table:table-cell table:style-name="ce55" table:formula="of:=SUMPRODUCT([Thong_Tin_Ngay_Nghi_201901.$B$3:.$B$70]=[.$B54];[Thong_Tin_Ngay_Nghi_201901.$C$3:.$C$70]) +  SUMPRODUCT([Thong_Tin_Ngay_Nghi_201902.$B$3:.$B$70]=[.$B54];[Thong_Tin_Ngay_Nghi_201902.$C$3:.$C$70]) + SUMPRODUCT([Thong_Tin_Ngay_Nghi_201903.$B$3:.$B$69]=[.$B54];[Thong_Tin_Ngay_Nghi_201903.$C$3:.$C$69])" office:value-type="float" office:value="2.5">
            <text:p>2.5</text:p>
          </table:table-cell>
          <table:table-cell table:style-name="ce60" table:formula="of:=SUMPRODUCT([Thong_Tin_Ngay_Nghi_201901.$B$3:.$B$70]=[.$B54];[Thong_Tin_Ngay_Nghi_201901.$C$3:.$C$70]) +SUMPRODUCT([Thong_Tin_Ngay_Nghi_201902.$B$3:.$B$70]=[.$B54];[Thong_Tin_Ngay_Nghi_201902.$C$3:.$C$70]) +SUMPRODUCT([Thong_Tin_Ngay_Nghi_201903.$B$3:.$B$69]=[.$B54];[Thong_Tin_Ngay_Nghi_201903.$C$3:.$C$69]) +SUMPRODUCT([Thong_Tin_Ngay_Nghi_201904.$B$3:.$B$69]=[.$B54];[Thong_Tin_Ngay_Nghi_201904.$C$3:.$C$69]) +SUMPRODUCT([Thong_Tin_Ngay_Nghi_201905.$B$3:.$B$69]=[.$B54];[Thong_Tin_Ngay_Nghi_201905.$C$3:.$C$69]) +SUMPRODUCT([Thong_Tin_Ngay_Nghi_201906.$B$3:.$B$69]=[.$B54];[Thong_Tin_Ngay_Nghi_201906.$C$3:.$C$69]) +SUMPRODUCT([Thong_Tin_Ngay_Nghi_201907.$B$3:.$B$69]=[.$B54];[Thong_Tin_Ngay_Nghi_201907.$C$3:.$C$69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2.5">
            <text:p>2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5]);DATE(YEAR([.E55]);12;31);NOW())" office:value-type="date" office:date-value="2019-02-11T09:51:48.48">
            <text:p>02/11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1">
            <text:p>1</text:p>
          </table:table-cell>
          <table:table-cell table:style-name="ce55" table:formula="of:=SUMPRODUCT([Thong_Tin_Ngay_Nghi_201901.$B$3:.$B$70]=[.$B55];[Thong_Tin_Ngay_Nghi_201901.$C$3:.$C$70]) +  SUMPRODUCT([Thong_Tin_Ngay_Nghi_201902.$B$3:.$B$70]=[.$B55];[Thong_Tin_Ngay_Nghi_201902.$C$3:.$C$70]) + SUMPRODUCT([Thong_Tin_Ngay_Nghi_201903.$B$3:.$B$69]=[.$B55];[Thong_Tin_Ngay_Nghi_201903.$C$3:.$C$69])" office:value-type="float" office:value="1.5">
            <text:p>1.5</text:p>
          </table:table-cell>
          <table:table-cell table:style-name="ce60" table:formula="of:=SUMPRODUCT([Thong_Tin_Ngay_Nghi_201901.$B$3:.$B$70]=[.$B55];[Thong_Tin_Ngay_Nghi_201901.$C$3:.$C$70]) +SUMPRODUCT([Thong_Tin_Ngay_Nghi_201902.$B$3:.$B$70]=[.$B55];[Thong_Tin_Ngay_Nghi_201902.$C$3:.$C$70]) +SUMPRODUCT([Thong_Tin_Ngay_Nghi_201903.$B$3:.$B$69]=[.$B55];[Thong_Tin_Ngay_Nghi_201903.$C$3:.$C$69]) +SUMPRODUCT([Thong_Tin_Ngay_Nghi_201904.$B$3:.$B$69]=[.$B55];[Thong_Tin_Ngay_Nghi_201904.$C$3:.$C$69]) +SUMPRODUCT([Thong_Tin_Ngay_Nghi_201905.$B$3:.$B$69]=[.$B55];[Thong_Tin_Ngay_Nghi_201905.$C$3:.$C$69]) +SUMPRODUCT([Thong_Tin_Ngay_Nghi_201906.$B$3:.$B$69]=[.$B55];[Thong_Tin_Ngay_Nghi_201906.$C$3:.$C$69]) +SUMPRODUCT([Thong_Tin_Ngay_Nghi_201907.$B$3:.$B$69]=[.$B55];[Thong_Tin_Ngay_Nghi_201907.$C$3:.$C$69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1.5">
            <text:p>1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6]);DATE(YEAR([.E56]);12;31);NOW())" office:value-type="date" office:date-value="2019-02-11T09:51:48.49">
            <text:p>02/11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1">
            <text:p>1</text:p>
          </table:table-cell>
          <table:table-cell table:style-name="ce55" table:formula="of:=SUMPRODUCT([Thong_Tin_Ngay_Nghi_201901.$B$3:.$B$70]=[.$B56];[Thong_Tin_Ngay_Nghi_201901.$C$3:.$C$70]) +  SUMPRODUCT([Thong_Tin_Ngay_Nghi_201902.$B$3:.$B$70]=[.$B56];[Thong_Tin_Ngay_Nghi_201902.$C$3:.$C$70]) + SUMPRODUCT([Thong_Tin_Ngay_Nghi_201903.$B$3:.$B$69]=[.$B56];[Thong_Tin_Ngay_Nghi_201903.$C$3:.$C$69])" office:value-type="float" office:value="0">
            <text:p>0</text:p>
          </table:table-cell>
          <table:table-cell table:style-name="ce60" table:formula="of:=SUMPRODUCT([Thong_Tin_Ngay_Nghi_201901.$B$3:.$B$70]=[.$B56];[Thong_Tin_Ngay_Nghi_201901.$C$3:.$C$70]) +SUMPRODUCT([Thong_Tin_Ngay_Nghi_201902.$B$3:.$B$70]=[.$B56];[Thong_Tin_Ngay_Nghi_201902.$C$3:.$C$70]) +SUMPRODUCT([Thong_Tin_Ngay_Nghi_201903.$B$3:.$B$69]=[.$B56];[Thong_Tin_Ngay_Nghi_201903.$C$3:.$C$69]) +SUMPRODUCT([Thong_Tin_Ngay_Nghi_201904.$B$3:.$B$69]=[.$B56];[Thong_Tin_Ngay_Nghi_201904.$C$3:.$C$69]) +SUMPRODUCT([Thong_Tin_Ngay_Nghi_201905.$B$3:.$B$69]=[.$B56];[Thong_Tin_Ngay_Nghi_201905.$C$3:.$C$69]) +SUMPRODUCT([Thong_Tin_Ngay_Nghi_201906.$B$3:.$B$69]=[.$B56];[Thong_Tin_Ngay_Nghi_201906.$C$3:.$C$69]) +SUMPRODUCT([Thong_Tin_Ngay_Nghi_201907.$B$3:.$B$69]=[.$B56];[Thong_Tin_Ngay_Nghi_201907.$C$3:.$C$69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0">
            <text:p>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7]);DATE(YEAR([.E57]);12;31);NOW())" office:value-type="date" office:date-value="2019-02-11T09:51:48.49">
            <text:p>02/11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1">
            <text:p>1</text:p>
          </table:table-cell>
          <table:table-cell table:style-name="ce55" table:formula="of:=SUMPRODUCT([Thong_Tin_Ngay_Nghi_201901.$B$3:.$B$70]=[.$B57];[Thong_Tin_Ngay_Nghi_201901.$C$3:.$C$70]) +  SUMPRODUCT([Thong_Tin_Ngay_Nghi_201902.$B$3:.$B$70]=[.$B57];[Thong_Tin_Ngay_Nghi_201902.$C$3:.$C$70]) + SUMPRODUCT([Thong_Tin_Ngay_Nghi_201903.$B$3:.$B$69]=[.$B57];[Thong_Tin_Ngay_Nghi_201903.$C$3:.$C$69])" office:value-type="float" office:value="1">
            <text:p>1</text:p>
          </table:table-cell>
          <table:table-cell table:style-name="ce60" table:formula="of:=SUMPRODUCT([Thong_Tin_Ngay_Nghi_201901.$B$3:.$B$70]=[.$B57];[Thong_Tin_Ngay_Nghi_201901.$C$3:.$C$70]) +SUMPRODUCT([Thong_Tin_Ngay_Nghi_201902.$B$3:.$B$70]=[.$B57];[Thong_Tin_Ngay_Nghi_201902.$C$3:.$C$70]) +SUMPRODUCT([Thong_Tin_Ngay_Nghi_201903.$B$3:.$B$69]=[.$B57];[Thong_Tin_Ngay_Nghi_201903.$C$3:.$C$69]) +SUMPRODUCT([Thong_Tin_Ngay_Nghi_201904.$B$3:.$B$69]=[.$B57];[Thong_Tin_Ngay_Nghi_201904.$C$3:.$C$69]) +SUMPRODUCT([Thong_Tin_Ngay_Nghi_201905.$B$3:.$B$69]=[.$B57];[Thong_Tin_Ngay_Nghi_201905.$C$3:.$C$69]) +SUMPRODUCT([Thong_Tin_Ngay_Nghi_201906.$B$3:.$B$69]=[.$B57];[Thong_Tin_Ngay_Nghi_201906.$C$3:.$C$69]) +SUMPRODUCT([Thong_Tin_Ngay_Nghi_201907.$B$3:.$B$69]=[.$B57];[Thong_Tin_Ngay_Nghi_201907.$C$3:.$C$69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1">
            <text:p>1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8">
          <table:table-cell table:style-name="ce4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8]);DATE(YEAR([.E58]);12;31);NOW())" office:value-type="date" office:date-value="2019-02-11T09:51:48.49">
            <text:p>02/11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1">
            <text:p>1</text:p>
          </table:table-cell>
          <table:table-cell table:style-name="ce55" table:formula="of:=SUMPRODUCT([Thong_Tin_Ngay_Nghi_201901.$B$3:.$B$70]=[.$B58];[Thong_Tin_Ngay_Nghi_201901.$C$3:.$C$70]) +  SUMPRODUCT([Thong_Tin_Ngay_Nghi_201902.$B$3:.$B$70]=[.$B58];[Thong_Tin_Ngay_Nghi_201902.$C$3:.$C$70]) + SUMPRODUCT([Thong_Tin_Ngay_Nghi_201903.$B$3:.$B$69]=[.$B58];[Thong_Tin_Ngay_Nghi_201903.$C$3:.$C$69])" office:value-type="float" office:value="5">
            <text:p>5</text:p>
          </table:table-cell>
          <table:table-cell table:style-name="ce60" table:formula="of:=SUMPRODUCT([Thong_Tin_Ngay_Nghi_201901.$B$3:.$B$70]=[.$B58];[Thong_Tin_Ngay_Nghi_201901.$C$3:.$C$70]) +SUMPRODUCT([Thong_Tin_Ngay_Nghi_201902.$B$3:.$B$70]=[.$B58];[Thong_Tin_Ngay_Nghi_201902.$C$3:.$C$70]) +SUMPRODUCT([Thong_Tin_Ngay_Nghi_201903.$B$3:.$B$69]=[.$B58];[Thong_Tin_Ngay_Nghi_201903.$C$3:.$C$69]) +SUMPRODUCT([Thong_Tin_Ngay_Nghi_201904.$B$3:.$B$69]=[.$B58];[Thong_Tin_Ngay_Nghi_201904.$C$3:.$C$69]) +SUMPRODUCT([Thong_Tin_Ngay_Nghi_201905.$B$3:.$B$69]=[.$B58];[Thong_Tin_Ngay_Nghi_201905.$C$3:.$C$69]) +SUMPRODUCT([Thong_Tin_Ngay_Nghi_201906.$B$3:.$B$69]=[.$B58];[Thong_Tin_Ngay_Nghi_201906.$C$3:.$C$69]) +SUMPRODUCT([Thong_Tin_Ngay_Nghi_201907.$B$3:.$B$69]=[.$B58];[Thong_Tin_Ngay_Nghi_201907.$C$3:.$C$69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5">
            <text:p>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4">
            <text:p>-4</text:p>
          </table:table-cell>
          <table:table-cell table:style-name="ce48"/>
          <table:table-cell table:style-name="ce48" table:formula="of:=1" office:value-type="float" office:value="1">
            <text:p>1</text:p>
          </table:table-cell>
          <table:table-cell table:style-name="ce63"/>
          <table:table-cell table:style-name="ce48" table:formula="of:=[.J58]+[.L58] +[.K58]+[.M58]" office:value-type="float" office:value="-3">
            <text:p>-3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</table:table-cell>
          <table:table-cell table:number-columns-repeated="1009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9]&lt;0;0;[.C5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9]);DATE(YEAR([.E59]);12;31);NOW())" office:value-type="date" office:date-value="2019-02-11T09:51:48.49">
            <text:p>02/11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1">
            <text:p>1</text:p>
          </table:table-cell>
          <table:table-cell table:style-name="ce55" table:formula="of:=SUMPRODUCT([Thong_Tin_Ngay_Nghi_201901.$B$3:.$B$70]=[.$B59];[Thong_Tin_Ngay_Nghi_201901.$C$3:.$C$70]) +  SUMPRODUCT([Thong_Tin_Ngay_Nghi_201902.$B$3:.$B$70]=[.$B59];[Thong_Tin_Ngay_Nghi_201902.$C$3:.$C$70]) + SUMPRODUCT([Thong_Tin_Ngay_Nghi_201903.$B$3:.$B$69]=[.$B59];[Thong_Tin_Ngay_Nghi_201903.$C$3:.$C$69])" office:value-type="float" office:value="1">
            <text:p>1</text:p>
          </table:table-cell>
          <table:table-cell table:style-name="ce60" table:formula="of:=SUMPRODUCT([Thong_Tin_Ngay_Nghi_201901.$B$3:.$B$70]=[.$B59];[Thong_Tin_Ngay_Nghi_201901.$C$3:.$C$70]) +SUMPRODUCT([Thong_Tin_Ngay_Nghi_201902.$B$3:.$B$70]=[.$B59];[Thong_Tin_Ngay_Nghi_201902.$C$3:.$C$70]) +SUMPRODUCT([Thong_Tin_Ngay_Nghi_201903.$B$3:.$B$69]=[.$B59];[Thong_Tin_Ngay_Nghi_201903.$C$3:.$C$69]) +SUMPRODUCT([Thong_Tin_Ngay_Nghi_201904.$B$3:.$B$69]=[.$B59];[Thong_Tin_Ngay_Nghi_201904.$C$3:.$C$69]) +SUMPRODUCT([Thong_Tin_Ngay_Nghi_201905.$B$3:.$B$69]=[.$B59];[Thong_Tin_Ngay_Nghi_201905.$C$3:.$C$69]) +SUMPRODUCT([Thong_Tin_Ngay_Nghi_201906.$B$3:.$B$69]=[.$B59];[Thong_Tin_Ngay_Nghi_201906.$C$3:.$C$69]) +SUMPRODUCT([Thong_Tin_Ngay_Nghi_201907.$B$3:.$B$69]=[.$B59];[Thong_Tin_Ngay_Nghi_201907.$C$3:.$C$69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">
            <text:p>1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9]+[.L59] +[.K59]+[.M5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60]&lt;0;0;[.C60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0]);DATE(YEAR([.E60]);12;31);NOW())" office:value-type="date" office:date-value="2019-02-11T09:51:48.5">
            <text:p>02/11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1">
            <text:p>1</text:p>
          </table:table-cell>
          <table:table-cell table:style-name="ce55" table:formula="of:=SUMPRODUCT([Thong_Tin_Ngay_Nghi_201901.$B$3:.$B$70]=[.$B60];[Thong_Tin_Ngay_Nghi_201901.$C$3:.$C$70]) +  SUMPRODUCT([Thong_Tin_Ngay_Nghi_201902.$B$3:.$B$70]=[.$B60];[Thong_Tin_Ngay_Nghi_201902.$C$3:.$C$70]) + SUMPRODUCT([Thong_Tin_Ngay_Nghi_201903.$B$3:.$B$69]=[.$B60];[Thong_Tin_Ngay_Nghi_201903.$C$3:.$C$69])" office:value-type="float" office:value="2.5">
            <text:p>2.5</text:p>
          </table:table-cell>
          <table:table-cell table:style-name="ce60" table:formula="of:=SUMPRODUCT([Thong_Tin_Ngay_Nghi_201901.$B$3:.$B$70]=[.$B60];[Thong_Tin_Ngay_Nghi_201901.$C$3:.$C$70]) +SUMPRODUCT([Thong_Tin_Ngay_Nghi_201902.$B$3:.$B$70]=[.$B60];[Thong_Tin_Ngay_Nghi_201902.$C$3:.$C$70]) +SUMPRODUCT([Thong_Tin_Ngay_Nghi_201903.$B$3:.$B$69]=[.$B60];[Thong_Tin_Ngay_Nghi_201903.$C$3:.$C$69]) +SUMPRODUCT([Thong_Tin_Ngay_Nghi_201904.$B$3:.$B$69]=[.$B60];[Thong_Tin_Ngay_Nghi_201904.$C$3:.$C$69]) +SUMPRODUCT([Thong_Tin_Ngay_Nghi_201905.$B$3:.$B$69]=[.$B60];[Thong_Tin_Ngay_Nghi_201905.$C$3:.$C$69]) +SUMPRODUCT([Thong_Tin_Ngay_Nghi_201906.$B$3:.$B$69]=[.$B60];[Thong_Tin_Ngay_Nghi_201906.$C$3:.$C$69]) +SUMPRODUCT([Thong_Tin_Ngay_Nghi_201907.$B$3:.$B$69]=[.$B60];[Thong_Tin_Ngay_Nghi_201907.$C$3:.$C$69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2.5">
            <text:p>2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0]+[.L60] +[.K60]+[.M60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1]);DATE(YEAR([.E61]);12;31);NOW())" office:value-type="date" office:date-value="2019-02-11T09:51:48.5">
            <text:p>02/11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1">
            <text:p>1</text:p>
          </table:table-cell>
          <table:table-cell table:style-name="ce55" table:formula="of:=SUMPRODUCT([Thong_Tin_Ngay_Nghi_201901.$B$3:.$B$70]=[.$B61];[Thong_Tin_Ngay_Nghi_201901.$C$3:.$C$70]) +  SUMPRODUCT([Thong_Tin_Ngay_Nghi_201902.$B$3:.$B$70]=[.$B61];[Thong_Tin_Ngay_Nghi_201902.$C$3:.$C$70]) + SUMPRODUCT([Thong_Tin_Ngay_Nghi_201903.$B$3:.$B$69]=[.$B61];[Thong_Tin_Ngay_Nghi_201903.$C$3:.$C$69])" office:value-type="float" office:value="2">
            <text:p>2</text:p>
          </table:table-cell>
          <table:table-cell table:style-name="ce60" table:formula="of:=SUMPRODUCT([Thong_Tin_Ngay_Nghi_201901.$B$3:.$B$70]=[.$B61];[Thong_Tin_Ngay_Nghi_201901.$C$3:.$C$70]) +SUMPRODUCT([Thong_Tin_Ngay_Nghi_201902.$B$3:.$B$70]=[.$B61];[Thong_Tin_Ngay_Nghi_201902.$C$3:.$C$70]) +SUMPRODUCT([Thong_Tin_Ngay_Nghi_201903.$B$3:.$B$69]=[.$B61];[Thong_Tin_Ngay_Nghi_201903.$C$3:.$C$69]) +SUMPRODUCT([Thong_Tin_Ngay_Nghi_201904.$B$3:.$B$69]=[.$B61];[Thong_Tin_Ngay_Nghi_201904.$C$3:.$C$69]) +SUMPRODUCT([Thong_Tin_Ngay_Nghi_201905.$B$3:.$B$69]=[.$B61];[Thong_Tin_Ngay_Nghi_201905.$C$3:.$C$69]) +SUMPRODUCT([Thong_Tin_Ngay_Nghi_201906.$B$3:.$B$69]=[.$B61];[Thong_Tin_Ngay_Nghi_201906.$C$3:.$C$69]) +SUMPRODUCT([Thong_Tin_Ngay_Nghi_201907.$B$3:.$B$69]=[.$B61];[Thong_Tin_Ngay_Nghi_201907.$C$3:.$C$69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2">
            <text:p>2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2]);DATE(YEAR([.E62]);12;31);NOW())" office:value-type="date" office:date-value="2019-02-11T09:51:48.5">
            <text:p>02/11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1">
            <text:p>1</text:p>
          </table:table-cell>
          <table:table-cell table:style-name="ce55" table:formula="of:=SUMPRODUCT([Thong_Tin_Ngay_Nghi_201901.$B$3:.$B$70]=[.$B62];[Thong_Tin_Ngay_Nghi_201901.$C$3:.$C$70]) +  SUMPRODUCT([Thong_Tin_Ngay_Nghi_201902.$B$3:.$B$70]=[.$B62];[Thong_Tin_Ngay_Nghi_201902.$C$3:.$C$70]) + SUMPRODUCT([Thong_Tin_Ngay_Nghi_201903.$B$3:.$B$69]=[.$B62];[Thong_Tin_Ngay_Nghi_201903.$C$3:.$C$69])" office:value-type="float" office:value="1">
            <text:p>1</text:p>
          </table:table-cell>
          <table:table-cell table:style-name="ce60" table:formula="of:=SUMPRODUCT([Thong_Tin_Ngay_Nghi_201901.$B$3:.$B$70]=[.$B62];[Thong_Tin_Ngay_Nghi_201901.$C$3:.$C$70]) +SUMPRODUCT([Thong_Tin_Ngay_Nghi_201902.$B$3:.$B$70]=[.$B62];[Thong_Tin_Ngay_Nghi_201902.$C$3:.$C$70]) +SUMPRODUCT([Thong_Tin_Ngay_Nghi_201903.$B$3:.$B$69]=[.$B62];[Thong_Tin_Ngay_Nghi_201903.$C$3:.$C$69]) +SUMPRODUCT([Thong_Tin_Ngay_Nghi_201904.$B$3:.$B$69]=[.$B62];[Thong_Tin_Ngay_Nghi_201904.$C$3:.$C$69]) +SUMPRODUCT([Thong_Tin_Ngay_Nghi_201905.$B$3:.$B$69]=[.$B62];[Thong_Tin_Ngay_Nghi_201905.$C$3:.$C$69]) +SUMPRODUCT([Thong_Tin_Ngay_Nghi_201906.$B$3:.$B$69]=[.$B62];[Thong_Tin_Ngay_Nghi_201906.$C$3:.$C$69]) +SUMPRODUCT([Thong_Tin_Ngay_Nghi_201907.$B$3:.$B$69]=[.$B62];[Thong_Tin_Ngay_Nghi_201907.$C$3:.$C$69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1">
            <text:p>1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2]+[.L62] +[.K62]+[.M6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3]&lt;0;0;[.C63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3]);DATE(YEAR([.E63]);12;31);NOW())" office:value-type="date" office:date-value="2019-02-11T09:51:48.5">
            <text:p>02/11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1">
            <text:p>1</text:p>
          </table:table-cell>
          <table:table-cell table:style-name="ce55" table:formula="of:=SUMPRODUCT([Thong_Tin_Ngay_Nghi_201901.$B$3:.$B$70]=[.$B63];[Thong_Tin_Ngay_Nghi_201901.$C$3:.$C$70]) +  SUMPRODUCT([Thong_Tin_Ngay_Nghi_201902.$B$3:.$B$70]=[.$B63];[Thong_Tin_Ngay_Nghi_201902.$C$3:.$C$70]) + SUMPRODUCT([Thong_Tin_Ngay_Nghi_201903.$B$3:.$B$69]=[.$B63];[Thong_Tin_Ngay_Nghi_201903.$C$3:.$C$69])" office:value-type="float" office:value="3">
            <text:p>3</text:p>
          </table:table-cell>
          <table:table-cell table:style-name="ce60" table:formula="of:=SUMPRODUCT([Thong_Tin_Ngay_Nghi_201901.$B$3:.$B$70]=[.$B63];[Thong_Tin_Ngay_Nghi_201901.$C$3:.$C$70]) +SUMPRODUCT([Thong_Tin_Ngay_Nghi_201902.$B$3:.$B$70]=[.$B63];[Thong_Tin_Ngay_Nghi_201902.$C$3:.$C$70]) +SUMPRODUCT([Thong_Tin_Ngay_Nghi_201903.$B$3:.$B$69]=[.$B63];[Thong_Tin_Ngay_Nghi_201903.$C$3:.$C$69]) +SUMPRODUCT([Thong_Tin_Ngay_Nghi_201904.$B$3:.$B$69]=[.$B63];[Thong_Tin_Ngay_Nghi_201904.$C$3:.$C$69]) +SUMPRODUCT([Thong_Tin_Ngay_Nghi_201905.$B$3:.$B$69]=[.$B63];[Thong_Tin_Ngay_Nghi_201905.$C$3:.$C$69]) +SUMPRODUCT([Thong_Tin_Ngay_Nghi_201906.$B$3:.$B$69]=[.$B63];[Thong_Tin_Ngay_Nghi_201906.$C$3:.$C$69]) +SUMPRODUCT([Thong_Tin_Ngay_Nghi_201907.$B$3:.$B$69]=[.$B63];[Thong_Tin_Ngay_Nghi_201907.$C$3:.$C$69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3">
            <text:p>3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4]&lt;0;0;[.C6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4]);DATE(YEAR([.E64]);12;31);NOW())" office:value-type="date" office:date-value="2019-02-11T09:51:48.51">
            <text:p>02/11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1">
            <text:p>1</text:p>
          </table:table-cell>
          <table:table-cell table:style-name="ce55" table:formula="of:=SUMPRODUCT([Thong_Tin_Ngay_Nghi_201901.$B$3:.$B$70]=[.$B64];[Thong_Tin_Ngay_Nghi_201901.$C$3:.$C$70]) +  SUMPRODUCT([Thong_Tin_Ngay_Nghi_201902.$B$3:.$B$70]=[.$B64];[Thong_Tin_Ngay_Nghi_201902.$C$3:.$C$70]) + SUMPRODUCT([Thong_Tin_Ngay_Nghi_201903.$B$3:.$B$69]=[.$B64];[Thong_Tin_Ngay_Nghi_201903.$C$3:.$C$69])" office:value-type="float" office:value="5.5">
            <text:p>5.5</text:p>
          </table:table-cell>
          <table:table-cell table:style-name="ce60" table:formula="of:=SUMPRODUCT([Thong_Tin_Ngay_Nghi_201901.$B$3:.$B$70]=[.$B64];[Thong_Tin_Ngay_Nghi_201901.$C$3:.$C$70]) +SUMPRODUCT([Thong_Tin_Ngay_Nghi_201902.$B$3:.$B$70]=[.$B64];[Thong_Tin_Ngay_Nghi_201902.$C$3:.$C$70]) +SUMPRODUCT([Thong_Tin_Ngay_Nghi_201903.$B$3:.$B$69]=[.$B64];[Thong_Tin_Ngay_Nghi_201903.$C$3:.$C$69]) +SUMPRODUCT([Thong_Tin_Ngay_Nghi_201904.$B$3:.$B$69]=[.$B64];[Thong_Tin_Ngay_Nghi_201904.$C$3:.$C$69]) +SUMPRODUCT([Thong_Tin_Ngay_Nghi_201905.$B$3:.$B$69]=[.$B64];[Thong_Tin_Ngay_Nghi_201905.$C$3:.$C$69]) +SUMPRODUCT([Thong_Tin_Ngay_Nghi_201906.$B$3:.$B$69]=[.$B64];[Thong_Tin_Ngay_Nghi_201906.$C$3:.$C$69]) +SUMPRODUCT([Thong_Tin_Ngay_Nghi_201907.$B$3:.$B$69]=[.$B64];[Thong_Tin_Ngay_Nghi_201907.$C$3:.$C$69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5.5">
            <text:p>5.5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-4.5">
            <text:p>-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4]+[.L64] +[.K64]+[.M64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5]&lt;0;0;[.C65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5]);DATE(YEAR([.E65]);12;31);NOW())" office:value-type="date" office:date-value="2019-02-11T09:51:48.51">
            <text:p>02/11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1">
            <text:p>1</text:p>
          </table:table-cell>
          <table:table-cell table:style-name="ce55" table:formula="of:=SUMPRODUCT([Thong_Tin_Ngay_Nghi_201901.$B$3:.$B$70]=[.$B65];[Thong_Tin_Ngay_Nghi_201901.$C$3:.$C$70]) +  SUMPRODUCT([Thong_Tin_Ngay_Nghi_201902.$B$3:.$B$70]=[.$B65];[Thong_Tin_Ngay_Nghi_201902.$C$3:.$C$70]) + SUMPRODUCT([Thong_Tin_Ngay_Nghi_201903.$B$3:.$B$69]=[.$B65];[Thong_Tin_Ngay_Nghi_201903.$C$3:.$C$69])" office:value-type="float" office:value="3">
            <text:p>3</text:p>
          </table:table-cell>
          <table:table-cell table:style-name="ce60" table:formula="of:=SUMPRODUCT([Thong_Tin_Ngay_Nghi_201901.$B$3:.$B$70]=[.$B65];[Thong_Tin_Ngay_Nghi_201901.$C$3:.$C$70]) +SUMPRODUCT([Thong_Tin_Ngay_Nghi_201902.$B$3:.$B$70]=[.$B65];[Thong_Tin_Ngay_Nghi_201902.$C$3:.$C$70]) +SUMPRODUCT([Thong_Tin_Ngay_Nghi_201903.$B$3:.$B$69]=[.$B65];[Thong_Tin_Ngay_Nghi_201903.$C$3:.$C$69]) +SUMPRODUCT([Thong_Tin_Ngay_Nghi_201904.$B$3:.$B$69]=[.$B65];[Thong_Tin_Ngay_Nghi_201904.$C$3:.$C$69]) +SUMPRODUCT([Thong_Tin_Ngay_Nghi_201905.$B$3:.$B$69]=[.$B65];[Thong_Tin_Ngay_Nghi_201905.$C$3:.$C$69]) +SUMPRODUCT([Thong_Tin_Ngay_Nghi_201906.$B$3:.$B$69]=[.$B65];[Thong_Tin_Ngay_Nghi_201906.$C$3:.$C$69]) +SUMPRODUCT([Thong_Tin_Ngay_Nghi_201907.$B$3:.$B$69]=[.$B65];[Thong_Tin_Ngay_Nghi_201907.$C$3:.$C$69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3">
            <text:p>3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6]&lt;0;0;[.C66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6]);DATE(YEAR([.E66]);12;31);NOW())" office:value-type="date" office:date-value="2019-02-11T09:51:48.51">
            <text:p>02/11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1">
            <text:p>1</text:p>
          </table:table-cell>
          <table:table-cell table:style-name="ce55" table:formula="of:=SUMPRODUCT([Thong_Tin_Ngay_Nghi_201901.$B$3:.$B$70]=[.$B66];[Thong_Tin_Ngay_Nghi_201901.$C$3:.$C$70]) +  SUMPRODUCT([Thong_Tin_Ngay_Nghi_201902.$B$3:.$B$70]=[.$B66];[Thong_Tin_Ngay_Nghi_201902.$C$3:.$C$70]) + SUMPRODUCT([Thong_Tin_Ngay_Nghi_201903.$B$3:.$B$69]=[.$B66];[Thong_Tin_Ngay_Nghi_201903.$C$3:.$C$69])" office:value-type="float" office:value="3.5">
            <text:p>3.5</text:p>
          </table:table-cell>
          <table:table-cell table:style-name="ce60" table:formula="of:=SUMPRODUCT([Thong_Tin_Ngay_Nghi_201901.$B$3:.$B$70]=[.$B66];[Thong_Tin_Ngay_Nghi_201901.$C$3:.$C$70]) +SUMPRODUCT([Thong_Tin_Ngay_Nghi_201902.$B$3:.$B$70]=[.$B66];[Thong_Tin_Ngay_Nghi_201902.$C$3:.$C$70]) +SUMPRODUCT([Thong_Tin_Ngay_Nghi_201903.$B$3:.$B$69]=[.$B66];[Thong_Tin_Ngay_Nghi_201903.$C$3:.$C$69]) +SUMPRODUCT([Thong_Tin_Ngay_Nghi_201904.$B$3:.$B$69]=[.$B66];[Thong_Tin_Ngay_Nghi_201904.$C$3:.$C$69]) +SUMPRODUCT([Thong_Tin_Ngay_Nghi_201905.$B$3:.$B$69]=[.$B66];[Thong_Tin_Ngay_Nghi_201905.$C$3:.$C$69]) +SUMPRODUCT([Thong_Tin_Ngay_Nghi_201906.$B$3:.$B$69]=[.$B66];[Thong_Tin_Ngay_Nghi_201906.$C$3:.$C$69]) +SUMPRODUCT([Thong_Tin_Ngay_Nghi_201907.$B$3:.$B$69]=[.$B66];[Thong_Tin_Ngay_Nghi_201907.$C$3:.$C$69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.5">
            <text:p>3.5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6]+[.L66] +[.K66]+[.M66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7]&lt;0;0;[.C67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0" table:formula="of:=IF(YEAR(NOW())&gt;YEAR([.E67]);DATE(YEAR([.E67]);12;31);NOW())" office:value-type="date" office:date-value="2019-02-11T09:51:48.51">
            <text:p>02/11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1">
            <text:p>1</text:p>
          </table:table-cell>
          <table:table-cell table:style-name="ce55" table:formula="of:=SUMPRODUCT([Thong_Tin_Ngay_Nghi_201901.$B$3:.$B$70]=[.$B67];[Thong_Tin_Ngay_Nghi_201901.$C$3:.$C$70]) +  SUMPRODUCT([Thong_Tin_Ngay_Nghi_201902.$B$3:.$B$70]=[.$B67];[Thong_Tin_Ngay_Nghi_201902.$C$3:.$C$70]) + SUMPRODUCT([Thong_Tin_Ngay_Nghi_201903.$B$3:.$B$69]=[.$B67];[Thong_Tin_Ngay_Nghi_201903.$C$3:.$C$69])" office:value-type="float" office:value="0">
            <text:p>0</text:p>
          </table:table-cell>
          <table:table-cell table:style-name="ce60" table:formula="of:=SUMPRODUCT([Thong_Tin_Ngay_Nghi_201901.$B$3:.$B$70]=[.$B67];[Thong_Tin_Ngay_Nghi_201901.$C$3:.$C$70]) +SUMPRODUCT([Thong_Tin_Ngay_Nghi_201902.$B$3:.$B$70]=[.$B67];[Thong_Tin_Ngay_Nghi_201902.$C$3:.$C$70]) +SUMPRODUCT([Thong_Tin_Ngay_Nghi_201903.$B$3:.$B$69]=[.$B67];[Thong_Tin_Ngay_Nghi_201903.$C$3:.$C$69]) +SUMPRODUCT([Thong_Tin_Ngay_Nghi_201904.$B$3:.$B$69]=[.$B67];[Thong_Tin_Ngay_Nghi_201904.$C$3:.$C$69]) +SUMPRODUCT([Thong_Tin_Ngay_Nghi_201905.$B$3:.$B$69]=[.$B67];[Thong_Tin_Ngay_Nghi_201905.$C$3:.$C$69]) +SUMPRODUCT([Thong_Tin_Ngay_Nghi_201906.$B$3:.$B$69]=[.$B67];[Thong_Tin_Ngay_Nghi_201906.$C$3:.$C$69]) +SUMPRODUCT([Thong_Tin_Ngay_Nghi_201907.$B$3:.$B$69]=[.$B67];[Thong_Tin_Ngay_Nghi_201907.$C$3:.$C$69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7]+[.L67] +[.K67]+[.M6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8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8]);DATE(YEAR([.E68]);12;31);NOW())" office:value-type="date" office:date-value="2019-02-11T09:51:48.51">
            <text:p>02/11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1">
            <text:p>1</text:p>
          </table:table-cell>
          <table:table-cell table:style-name="ce55" table:formula="of:=SUMPRODUCT([Thong_Tin_Ngay_Nghi_201901.$B$3:.$B$70]=[.$B68];[Thong_Tin_Ngay_Nghi_201901.$C$3:.$C$70]) +  SUMPRODUCT([Thong_Tin_Ngay_Nghi_201902.$B$3:.$B$70]=[.$B68];[Thong_Tin_Ngay_Nghi_201902.$C$3:.$C$70]) + SUMPRODUCT([Thong_Tin_Ngay_Nghi_201903.$B$3:.$B$69]=[.$B68];[Thong_Tin_Ngay_Nghi_201903.$C$3:.$C$69])" office:value-type="float" office:value="5.5">
            <text:p>5.5</text:p>
          </table:table-cell>
          <table:table-cell table:style-name="ce60" table:formula="of:=SUMPRODUCT([Thong_Tin_Ngay_Nghi_201901.$B$3:.$B$70]=[.$B68];[Thong_Tin_Ngay_Nghi_201901.$C$3:.$C$70]) +SUMPRODUCT([Thong_Tin_Ngay_Nghi_201902.$B$3:.$B$70]=[.$B68];[Thong_Tin_Ngay_Nghi_201902.$C$3:.$C$70]) +SUMPRODUCT([Thong_Tin_Ngay_Nghi_201903.$B$3:.$B$69]=[.$B68];[Thong_Tin_Ngay_Nghi_201903.$C$3:.$C$69]) +SUMPRODUCT([Thong_Tin_Ngay_Nghi_201904.$B$3:.$B$69]=[.$B68];[Thong_Tin_Ngay_Nghi_201904.$C$3:.$C$69]) +SUMPRODUCT([Thong_Tin_Ngay_Nghi_201905.$B$3:.$B$69]=[.$B68];[Thong_Tin_Ngay_Nghi_201905.$C$3:.$C$69]) +SUMPRODUCT([Thong_Tin_Ngay_Nghi_201906.$B$3:.$B$69]=[.$B68];[Thong_Tin_Ngay_Nghi_201906.$C$3:.$C$69]) +SUMPRODUCT([Thong_Tin_Ngay_Nghi_201907.$B$3:.$B$69]=[.$B68];[Thong_Tin_Ngay_Nghi_201907.$C$3:.$C$69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5.5">
            <text:p>5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4.5">
            <text:p>-4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8]+[.L68] +[.K68]+[.M6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9]&lt;0;0;[.C6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9]);DATE(YEAR([.E69]);12;31);NOW())" office:value-type="date" office:date-value="2019-02-11T09:51:48.52">
            <text:p>02/11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1">
            <text:p>1</text:p>
          </table:table-cell>
          <table:table-cell table:style-name="ce55" table:formula="of:=SUMPRODUCT([Thong_Tin_Ngay_Nghi_201901.$B$3:.$B$70]=[.$B69];[Thong_Tin_Ngay_Nghi_201901.$C$3:.$C$70]) +  SUMPRODUCT([Thong_Tin_Ngay_Nghi_201902.$B$3:.$B$70]=[.$B69];[Thong_Tin_Ngay_Nghi_201902.$C$3:.$C$70]) + SUMPRODUCT([Thong_Tin_Ngay_Nghi_201903.$B$3:.$B$69]=[.$B69];[Thong_Tin_Ngay_Nghi_201903.$C$3:.$C$69])" office:value-type="float" office:value="4">
            <text:p>4</text:p>
          </table:table-cell>
          <table:table-cell table:style-name="ce60" table:formula="of:=SUMPRODUCT([Thong_Tin_Ngay_Nghi_201901.$B$3:.$B$70]=[.$B69];[Thong_Tin_Ngay_Nghi_201901.$C$3:.$C$70]) +SUMPRODUCT([Thong_Tin_Ngay_Nghi_201902.$B$3:.$B$70]=[.$B69];[Thong_Tin_Ngay_Nghi_201902.$C$3:.$C$70]) +SUMPRODUCT([Thong_Tin_Ngay_Nghi_201903.$B$3:.$B$69]=[.$B69];[Thong_Tin_Ngay_Nghi_201903.$C$3:.$C$69]) +SUMPRODUCT([Thong_Tin_Ngay_Nghi_201904.$B$3:.$B$69]=[.$B69];[Thong_Tin_Ngay_Nghi_201904.$C$3:.$C$69]) +SUMPRODUCT([Thong_Tin_Ngay_Nghi_201905.$B$3:.$B$69]=[.$B69];[Thong_Tin_Ngay_Nghi_201905.$C$3:.$C$69]) +SUMPRODUCT([Thong_Tin_Ngay_Nghi_201906.$B$3:.$B$69]=[.$B69];[Thong_Tin_Ngay_Nghi_201906.$C$3:.$C$69]) +SUMPRODUCT([Thong_Tin_Ngay_Nghi_201907.$B$3:.$B$69]=[.$B69];[Thong_Tin_Ngay_Nghi_201907.$C$3:.$C$69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4">
            <text:p>4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9]+[.L69] +[.K69]+[.M6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0]);DATE(YEAR([.E70]);12;31);NOW())" office:value-type="date" office:date-value="2019-02-11T09:51:48.52">
            <text:p>02/11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1">
            <text:p>1</text:p>
          </table:table-cell>
          <table:table-cell table:style-name="ce55" table:formula="of:=SUMPRODUCT([Thong_Tin_Ngay_Nghi_201901.$B$3:.$B$70]=[.$B70];[Thong_Tin_Ngay_Nghi_201901.$C$3:.$C$70]) +  SUMPRODUCT([Thong_Tin_Ngay_Nghi_201902.$B$3:.$B$70]=[.$B70];[Thong_Tin_Ngay_Nghi_201902.$C$3:.$C$70]) + SUMPRODUCT([Thong_Tin_Ngay_Nghi_201903.$B$3:.$B$69]=[.$B70];[Thong_Tin_Ngay_Nghi_201903.$C$3:.$C$69])" office:value-type="float" office:value="3">
            <text:p>3</text:p>
          </table:table-cell>
          <table:table-cell table:style-name="ce60" table:formula="of:=SUMPRODUCT([Thong_Tin_Ngay_Nghi_201901.$B$3:.$B$70]=[.$B70];[Thong_Tin_Ngay_Nghi_201901.$C$3:.$C$70]) +SUMPRODUCT([Thong_Tin_Ngay_Nghi_201902.$B$3:.$B$70]=[.$B70];[Thong_Tin_Ngay_Nghi_201902.$C$3:.$C$70]) +SUMPRODUCT([Thong_Tin_Ngay_Nghi_201903.$B$3:.$B$69]=[.$B70];[Thong_Tin_Ngay_Nghi_201903.$C$3:.$C$69]) +SUMPRODUCT([Thong_Tin_Ngay_Nghi_201904.$B$3:.$B$69]=[.$B70];[Thong_Tin_Ngay_Nghi_201904.$C$3:.$C$69]) +SUMPRODUCT([Thong_Tin_Ngay_Nghi_201905.$B$3:.$B$69]=[.$B70];[Thong_Tin_Ngay_Nghi_201905.$C$3:.$C$69]) +SUMPRODUCT([Thong_Tin_Ngay_Nghi_201906.$B$3:.$B$69]=[.$B70];[Thong_Tin_Ngay_Nghi_201906.$C$3:.$C$69]) +SUMPRODUCT([Thong_Tin_Ngay_Nghi_201907.$B$3:.$B$69]=[.$B70];[Thong_Tin_Ngay_Nghi_201907.$C$3:.$C$69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3">
            <text:p>3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6"/>
        <table:table-column table:style-name="co29" table:number-columns-repeated="7" table:default-cell-style-name="ce86"/>
        <table:table-column table:style-name="co28" table:number-columns-repeated="16" table:default-cell-style-name="ce8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80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1" table:number-columns-spanned="2" table:number-rows-spanned="1">
            <text:p>1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9" table:number-columns-spanned="2" table:number-rows-spanned="1">
            <text:p>2019</text:p>
          </table:table-cell>
          <table:covered-table-cell table:style-name="ce91"/>
          <table:table-cell table:style-name="ce8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81" table:formula="of:=DATE([.$R$1];[.N1];1)" office:value-type="date" office:date-value="2019-01-01">
            <text:p>01</text:p>
          </table:table-cell>
          <table:table-cell table:style-name="ce81" table:formula="of:=[.D2]+1" office:value-type="date" office:date-value="2019-01-02">
            <text:p>02</text:p>
          </table:table-cell>
          <table:table-cell table:style-name="ce81" table:formula="of:=[.E2]+1" office:value-type="date" office:date-value="2019-01-03">
            <text:p>03</text:p>
          </table:table-cell>
          <table:table-cell table:style-name="ce81" table:formula="of:=[.F2]+1" office:value-type="date" office:date-value="2019-01-04">
            <text:p>04</text:p>
          </table:table-cell>
          <table:table-cell table:style-name="ce81" table:formula="of:=[.G2]+1" office:value-type="date" office:date-value="2019-01-05">
            <text:p>05</text:p>
          </table:table-cell>
          <table:table-cell table:style-name="ce81" table:formula="of:=[.H2]+1" office:value-type="date" office:date-value="2019-01-06">
            <text:p>06</text:p>
          </table:table-cell>
          <table:table-cell table:style-name="ce81" table:formula="of:=[.I2]+1" office:value-type="date" office:date-value="2019-01-07">
            <text:p>07</text:p>
          </table:table-cell>
          <table:table-cell table:style-name="ce81" table:formula="of:=[.J2]+1" office:value-type="date" office:date-value="2019-01-08">
            <text:p>08</text:p>
          </table:table-cell>
          <table:table-cell table:style-name="ce81" table:formula="of:=[.K2]+1" office:value-type="date" office:date-value="2019-01-09">
            <text:p>09</text:p>
          </table:table-cell>
          <table:table-cell table:style-name="ce81" table:formula="of:=[.L2]+1" office:value-type="date" office:date-value="2019-01-10">
            <text:p>10</text:p>
          </table:table-cell>
          <table:table-cell table:style-name="ce81" table:formula="of:=[.M2]+1" office:value-type="date" office:date-value="2019-01-11">
            <text:p>11</text:p>
          </table:table-cell>
          <table:table-cell table:style-name="ce81" table:formula="of:=[.N2]+1" office:value-type="date" office:date-value="2019-01-12">
            <text:p>12</text:p>
          </table:table-cell>
          <table:table-cell table:style-name="ce81" table:formula="of:=[.O2]+1" office:value-type="date" office:date-value="2019-01-13">
            <text:p>13</text:p>
          </table:table-cell>
          <table:table-cell table:style-name="ce81" table:formula="of:=[.P2]+1" office:value-type="date" office:date-value="2019-01-14">
            <text:p>14</text:p>
          </table:table-cell>
          <table:table-cell table:style-name="ce81" table:formula="of:=[.Q2]+1" office:value-type="date" office:date-value="2019-01-15">
            <text:p>15</text:p>
          </table:table-cell>
          <table:table-cell table:style-name="ce81" table:formula="of:=[.R2]+1" office:value-type="date" office:date-value="2019-01-16">
            <text:p>16</text:p>
          </table:table-cell>
          <table:table-cell table:style-name="ce81" table:formula="of:=[.S2]+1" office:value-type="date" office:date-value="2019-01-17">
            <text:p>17</text:p>
          </table:table-cell>
          <table:table-cell table:style-name="ce81" table:formula="of:=[.T2]+1" office:value-type="date" office:date-value="2019-01-18">
            <text:p>18</text:p>
          </table:table-cell>
          <table:table-cell table:style-name="ce81" table:formula="of:=[.U2]+1" office:value-type="date" office:date-value="2019-01-19">
            <text:p>19</text:p>
          </table:table-cell>
          <table:table-cell table:style-name="ce81" table:formula="of:=[.V2]+1" office:value-type="date" office:date-value="2019-01-20">
            <text:p>20</text:p>
          </table:table-cell>
          <table:table-cell table:style-name="ce81" table:formula="of:=[.W2]+1" office:value-type="date" office:date-value="2019-01-21">
            <text:p>21</text:p>
          </table:table-cell>
          <table:table-cell table:style-name="ce81" table:formula="of:=[.X2]+1" office:value-type="date" office:date-value="2019-01-22">
            <text:p>22</text:p>
          </table:table-cell>
          <table:table-cell table:style-name="ce81" table:formula="of:=[.Y2]+1" office:value-type="date" office:date-value="2019-01-23">
            <text:p>23</text:p>
          </table:table-cell>
          <table:table-cell table:style-name="ce81" table:formula="of:=[.Z2]+1" office:value-type="date" office:date-value="2019-01-24">
            <text:p>24</text:p>
          </table:table-cell>
          <table:table-cell table:style-name="ce81" table:formula="of:=[.AA2]+1" office:value-type="date" office:date-value="2019-01-25">
            <text:p>25</text:p>
          </table:table-cell>
          <table:table-cell table:style-name="ce81" table:formula="of:=[.AB2]+1" office:value-type="date" office:date-value="2019-01-26">
            <text:p>26</text:p>
          </table:table-cell>
          <table:table-cell table:style-name="ce81" table:formula="of:=[.AC2]+1" office:value-type="date" office:date-value="2019-01-27">
            <text:p>27</text:p>
          </table:table-cell>
          <table:table-cell table:style-name="ce81" table:formula="of:=[.AD2]+1" office:value-type="date" office:date-value="2019-01-28">
            <text:p>28</text:p>
          </table:table-cell>
          <table:table-cell table:style-name="ce81" table:formula="of:=[.AE2]+1" office:value-type="date" office:date-value="2019-01-29">
            <text:p>29</text:p>
          </table:table-cell>
          <table:table-cell table:style-name="ce81" table:formula="of:=[.AF2]+1" office:value-type="date" office:date-value="2019-01-30">
            <text:p>30</text:p>
          </table:table-cell>
          <table:table-cell table:style-name="ce81" table:formula="of:=[.AG2]+1" office:value-type="date" office:date-value="2019-01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8" table:formula="of:=SUM([.D4:.AH4])" office:value-type="float" office:value="3">
            <text:p>3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0.128in" draw:caption-point-x="-0.2402in" draw:caption-point-y="0.5898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0.1295in" draw:caption-point-x="-0.2402in" draw:caption-point-y="0.5882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1299in" draw:caption-point-x="-0.2402in" draw:caption-point-y="0.5878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0.1169in" draw:caption-point-x="-0.2402in" draw:caption-point-y="0.6008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0.1319in" draw:caption-point-x="-0.2402in" draw:caption-point-y="0.5858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0.1323in" draw:caption-point-x="-0.2402in" draw:caption-point-y="0.5854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0.1185in" draw:caption-point-x="-0.2402in" draw:caption-point-y="0.5992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0.1189in" draw:caption-point-x="-0.2402in" draw:caption-point-y="0.5988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0.1193in" draw:caption-point-x="-0.2402in" draw:caption-point-y="0.5984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3.3756in" svg:y="0.1205in" draw:caption-point-x="-0.2402in" draw:caption-point-y="0.5972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6815in" svg:y="1.0689in" draw:caption-point-x="-0.8063in" draw:caption-point-y="-0.3512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0.121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8" table:formula="of:=SUM([.D6:.AH6])" office:value-type="float" office:value="2.5">
            <text:p>2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0.6244in" draw:caption-point-x="-0.2402in" draw:caption-point-y="0.5886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6248in" draw:caption-point-x="-0.2402in" draw:caption-point-y="0.5882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0.6252in" draw:caption-point-x="-0.2402in" draw:caption-point-y="0.5878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2.4622in" svg:y="0.615in" draw:caption-point-x="-0.2402in" draw:caption-point-y="0.598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2" draw:text-style-name="P4" svg:width="1.1413in" svg:height="0.5457in" svg:x="15.202in" svg:y="0.6165in" draw:caption-point-x="-0.2402in" draw:caption-point-y="0.5965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572in" svg:y="0.6173in" draw:caption-point-x="-0.2402in" draw:caption-point-y="0.5957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8" table:formula="of:=SUM([.D7:.AH7])" office:value-type="float" office:value="7">
            <text:p>7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4.0157in" svg:y="0.8724in" draw:caption-point-x="-0.2402in" draw:caption-point-y="0.5882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0.8736in" draw:caption-point-x="-0.2402in" draw:caption-point-y="0.587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0.874in" draw:caption-point-x="-0.2402in" draw:caption-point-y="0.5866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0.8744in" draw:caption-point-x="-0.2402in" draw:caption-point-y="0.5862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0.8638in" draw:caption-point-x="-0.2402in" draw:caption-point-y="0.5969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5.202in" svg:y="0.8646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5.6587in" svg:y="0.8646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1154in" svg:y="0.8646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0.8646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1122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.3693in" draw:caption-point-x="-0.2402in" draw:caption-point-y="0.587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.3697in" draw:caption-point-x="-0.2402in" draw:caption-point-y="0.5866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.3709in" draw:caption-point-x="-0.2402in" draw:caption-point-y="0.5854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.3567in" draw:caption-point-x="-0.2402in" draw:caption-point-y="0.5996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3591in" draw:caption-point-x="-0.2402in" draw:caption-point-y="0.5972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78" table:formula="of:=SUM([.D10:.AH10])" office:value-type="float" office:value="4">
            <text:p>4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.6142in" draw:caption-point-x="-0.2402in" draw:caption-point-y="0.5898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607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607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607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607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78" table:formula="of:=SUM([.D11:.AH11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855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855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855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855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8" table:formula="of:=SUM([.D12:.AH12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2.111in" draw:caption-point-x="-0.2402in" draw:caption-point-y="0.5882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2.1in" draw:caption-point-x="-0.2402in" draw:caption-point-y="0.5992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2.1004in" draw:caption-point-x="-0.2402in" draw:caption-point-y="0.5988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9189in" svg:y="2.102in" draw:caption-point-x="-0.2402in" draw:caption-point-y="0.5972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102in" draw:caption-point-x="-0.2402in" draw:caption-point-y="0.5972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2.1024in" draw:caption-point-x="-0.2402in" draw:caption-point-y="0.5969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2.1031in" draw:caption-point-x="-0.2402in" draw:caption-point-y="0.5961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1154in" svg:y="2.1035in" draw:caption-point-x="-0.2402in" draw:caption-point-y="0.5957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2" office:value-type="float" office:value="0">
            <office:annotation draw:style-name="gr7" draw:text-style-name="P4" svg:width="1.1413in" svg:height="1.1677in" svg:x="16.572in" svg:y="2.1035in" draw:caption-point-x="-0.2402in" draw:caption-point-y="0.5957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8" table:formula="of:=SUM([.D13:.AH13])" office:value-type="float" office:value="0.5">
            <text:p>0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2.3571in" draw:caption-point-x="-0.2402in" draw:caption-point-y="0.5898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2.3461in" draw:caption-point-x="-0.2402in" draw:caption-point-y="0.6008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0.1791in" svg:y="2.3476in" draw:caption-point-x="-0.2402in" draw:caption-point-y="0.5992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8" table:formula="of:=SUM([.D14:.AH14])" office:value-type="float" office:value="1.5">
            <text:p>1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2.6079in" draw:caption-point-x="-0.2402in" draw:caption-point-y="0.5866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2.6079in" draw:caption-point-x="-0.2402in" draw:caption-point-y="0.5866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2.5965in" draw:caption-point-x="-0.2402in" draw:caption-point-y="0.598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8" table:formula="of:=SUM([.D15:.AH15])" office:value-type="float" office:value="3">
            <text:p>3</text:p>
          </table:table-cell>
          <table:table-cell table:style-name="ce83"/>
          <table:table-cell table:style-name="ce83" office:value-type="float" office:value="1">
            <office:annotation draw:style-name="gr6" draw:text-style-name="P4" svg:width="1.1413in" svg:height="0.2634in" svg:x="3.1024in" svg:y="2.8524in" draw:caption-point-x="-0.2402in" draw:caption-point-y="0.5898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3.5591in" svg:y="2.8524in" draw:caption-point-x="-0.2402in" draw:caption-point-y="0.5898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4.0157in" svg:y="2.8524in" draw:caption-point-x="-0.2402in" draw:caption-point-y="0.5898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2.8543in" draw:caption-point-x="-0.2402in" draw:caption-point-y="0.5878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2.8425in" draw:caption-point-x="-0.2402in" draw:caption-point-y="0.5996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2.8437in" draw:caption-point-x="-0.2402in" draw:caption-point-y="0.5984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2.8441in" draw:caption-point-x="-0.2402in" draw:caption-point-y="0.598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8449in" draw:caption-point-x="-0.2402in" draw:caption-point-y="0.5972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2.8465in" draw:caption-point-x="-0.2402in" draw:caption-point-y="0.5957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78" table:formula="of:=SUM([.D16:.AH16])" office:value-type="float" office:value="5">
            <text:p>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3.1031in" draw:caption-point-x="-0.2402in" draw:caption-point-y="0.5866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8.7768in" svg:y="3.1039in" draw:caption-point-x="-0.2402in" draw:caption-point-y="0.5858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3.093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3.093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3.093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3.093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8" table:formula="of:=SUM([.D17:.AH17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3.5591in" svg:y="3.3488in" draw:caption-point-x="-0.2402in" draw:caption-point-y="0.589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3496in" draw:caption-point-x="-0.2402in" draw:caption-point-y="0.5882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5.8421in" svg:y="3.3504in" draw:caption-point-x="-0.2402in" draw:caption-point-y="0.5874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3.337in" draw:caption-point-x="-0.2402in" draw:caption-point-y="0.6008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3.3524in" draw:caption-point-x="-0.2402in" draw:caption-point-y="0.5854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3.339in" draw:caption-point-x="-0.2402in" draw:caption-point-y="0.5988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3.3394in" draw:caption-point-x="-0.2402in" draw:caption-point-y="0.5984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3756in" svg:y="3.3406in" draw:caption-point-x="-0.2402in" draw:caption-point-y="0.5972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3.3409in" draw:caption-point-x="-0.2402in" draw:caption-point-y="0.5969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3.3417in" draw:caption-point-x="-0.2402in" draw:caption-point-y="0.5961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3.3417in" draw:caption-point-x="-0.2402in" draw:caption-point-y="0.5961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3.3421in" draw:caption-point-x="-0.2402in" draw:caption-point-y="0.5957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6" svg:width="1.1413in" svg:height="0.7012in" svg:x="16.1154in" svg:y="3.5898in" draw:caption-point-x="-0.2402in" draw:caption-point-y="0.5957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8449in" draw:caption-point-x="-0.2402in" draw:caption-point-y="0.5882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8" table:formula="of:=SUM([.D20:.AH20])" office:value-type="float" office:value="11.5">
            <text:p>11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4.0909in" draw:caption-point-x="-0.2402in" draw:caption-point-y="0.5898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4.0921in" draw:caption-point-x="-0.2402in" draw:caption-point-y="0.5886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4.0157in" svg:y="4.0925in" draw:caption-point-x="-0.2402in" draw:caption-point-y="0.5882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2634in" svg:x="5.3854in" svg:y="4.0929in" draw:caption-point-x="-0.2402in" draw:caption-point-y="0.5878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5.8421in" svg:y="4.0933in" draw:caption-point-x="-0.2402in" draw:caption-point-y="0.5874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6.8205in" svg:y="4.0941in" draw:caption-point-x="-0.2402in" draw:caption-point-y="0.5866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4.0949in" draw:caption-point-x="-0.2402in" draw:caption-point-y="0.5858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4.0811in" draw:caption-point-x="-0.2402in" draw:caption-point-y="0.5996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10.6358in" svg:y="4.0819in" draw:caption-point-x="-0.2402in" draw:caption-point-y="0.5988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4.0823in" draw:caption-point-x="-0.2402in" draw:caption-point-y="0.5984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3" draw:text-style-name="P4" svg:width="1.1413in" svg:height="0.7012in" svg:x="13.3756in" svg:y="4.0835in" draw:caption-point-x="-0.2402in" draw:caption-point-y="0.5972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office:annotation draw:style-name="gr6" draw:text-style-name="P4" svg:width="1.1413in" svg:height="0.2634in" svg:x="16.1154in" svg:y="4.085in" draw:caption-point-x="-0.2402in" draw:caption-point-y="0.5957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3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8" table:formula="of:=SUM([.D21:.AH21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4.332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4.332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5776in" draw:caption-point-x="-0.2402in" draw:caption-point-y="0.5984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0843in" draw:caption-point-x="-0.2402in" draw:caption-point-y="0.587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5.0728in" draw:caption-point-x="-0.2402in" draw:caption-point-y="0.5984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074in" draw:caption-point-x="-0.2402in" draw:caption-point-y="0.5972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8" draw:text-style-name="P4" svg:width="1.1413in" svg:height="0.8567in" svg:x="16.572in" svg:y="5.0756in" draw:caption-point-x="-0.2402in" draw:caption-point-y="0.5957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3295in" draw:caption-point-x="-0.2402in" draw:caption-point-y="0.5894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3307in" draw:caption-point-x="-0.2402in" draw:caption-point-y="0.5882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3311in" draw:caption-point-x="-0.2402in" draw:caption-point-y="0.5878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3315in" draw:caption-point-x="-0.2402in" draw:caption-point-y="0.5874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3327in" draw:caption-point-x="-0.2402in" draw:caption-point-y="0.5862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5.3331in" draw:caption-point-x="-0.2402in" draw:caption-point-y="0.5858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3193in" draw:caption-point-x="-0.2402in" draw:caption-point-y="0.5996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3217in" draw:caption-point-x="-0.2402in" draw:caption-point-y="0.5972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5.3232in" draw:caption-point-x="-0.2402in" draw:caption-point-y="0.5957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8" table:formula="of:=SUM([.D27:.AH27])" office:value-type="float" office:value="5">
            <text:p>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826in" draw:caption-point-x="-0.2402in" draw:caption-point-y="0.5886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8268in" draw:caption-point-x="-0.2402in" draw:caption-point-y="0.5878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8272in" draw:caption-point-x="-0.2402in" draw:caption-point-y="0.5874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8276in" draw:caption-point-x="-0.2402in" draw:caption-point-y="0.587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8287in" draw:caption-point-x="-0.2402in" draw:caption-point-y="0.5858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815in" draw:caption-point-x="-0.2402in" draw:caption-point-y="0.5996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5.8157in" draw:caption-point-x="-0.2402in" draw:caption-point-y="0.5988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5.8165in" draw:caption-point-x="-0.2402in" draw:caption-point-y="0.598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5.8173in" draw:caption-point-x="-0.2402in" draw:caption-point-y="0.5972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8323in" svg:y="5.8177in" draw:caption-point-x="-0.2402in" draw:caption-point-y="0.5969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5.818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5.818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5.818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818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0724in" draw:caption-point-x="-0.2402in" draw:caption-point-y="0.5898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6.065in" draw:caption-point-x="-0.2402in" draw:caption-point-y="0.5972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6.0661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3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3201in" draw:caption-point-x="-0.2402in" draw:caption-point-y="0.5898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3902in" svg:x="12.0059in" svg:y="6.3154in" draw:caption-point-x="-0.2402in" draw:caption-point-y="0.5949in">
              <dc:date>2019-02-11T00:00:00</dc:date>
              <text:p text:style-name="P4">Đưa vợ con về quê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3138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8" table:formula="of:=SUM([.D30:.AH30])" office:value-type="float" office:value="4.5">
            <text:p>4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6.5673in" draw:caption-point-x="-0.2402in" draw:caption-point-y="0.5858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6.557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6.557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6.557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557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8" table:formula="of:=SUM([.D31:.AH31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6.8126in" draw:caption-point-x="-0.2402in" draw:caption-point-y="0.5886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9" draw:text-style-name="P4" svg:width="1.1413in" svg:height="1.7898in" svg:x="16.1154in" svg:y="6.8055in" draw:caption-point-x="-0.2402in" draw:caption-point-y="0.5957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805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8" table:formula="of:=SUM([.D32:.AH32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6.8205in" svg:y="7.0622in" draw:caption-point-x="-0.2402in" draw:caption-point-y="0.5866in">
              <dc:date>2019-01-10T00:00:00</dc:date>
              <text:p text:style-name="P4"><text:span text:style-name="T4">Khám sức khỏe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7.0634in" draw:caption-point-x="-0.2402in" draw:caption-point-y="0.5854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7.0508in" draw:caption-point-x="-0.2402in" draw:caption-point-y="0.598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4.0157in" svg:y="7.3083in" draw:caption-point-x="-0.2402in" draw:caption-point-y="0.5882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7.3091in" draw:caption-point-x="-0.2402in" draw:caption-point-y="0.5874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7.3098in" draw:caption-point-x="-0.2402in" draw:caption-point-y="0.5866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7.3102in" draw:caption-point-x="-0.2402in" draw:caption-point-y="0.5862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7.2969in" draw:caption-point-x="-0.2402in" draw:caption-point-y="0.5996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7.2972in" draw:caption-point-x="-0.2402in" draw:caption-point-y="0.5992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6358in" svg:y="7.2976in" draw:caption-point-x="-0.2402in" draw:caption-point-y="0.5988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7.2992in" draw:caption-point-x="-0.2402in" draw:caption-point-y="0.5972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7.3008in" draw:caption-point-x="-0.2402in" draw:caption-point-y="0.5957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7.3008in" draw:caption-point-x="-0.2402in" draw:caption-point-y="0.5957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8" table:formula="of:=SUM([.D34:.AH34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8" table:formula="of:=SUM([.D35:.AH35])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7.802in" draw:caption-point-x="-0.2402in" draw:caption-point-y="0.5898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7.8035in" draw:caption-point-x="-0.2402in" draw:caption-point-y="0.5882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5.3854in" svg:y="7.8039in" draw:caption-point-x="-0.2402in" draw:caption-point-y="0.5878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7937in" draw:caption-point-x="-0.2402in" draw:caption-point-y="0.598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7.7949in" draw:caption-point-x="-0.2402in" draw:caption-point-y="0.5969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7012in" svg:x="15.202in" svg:y="7.7972in" draw:caption-point-x="-0.2402in" draw:caption-point-y="0.5949in">
              <dc:date>2019-02-11T00:00:00</dc:date>
              <text:p text:style-name="P4">Bận việc, xin về sớm, 4h10 về</text:p>
              <text:p text:style-name="P4">-&gt;đã làm bù đủ giờ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8" table:formula="of:=SUM([.D36:.AH3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8.0402in" draw:caption-point-x="-0.2402in" draw:caption-point-y="0.5992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8.0425in" draw:caption-point-x="-0.2402in" draw:caption-point-y="0.5969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8" table:formula="of:=SUM([.D37:.AH3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8.2996in" draw:caption-point-x="-0.2402in" draw:caption-point-y="0.5874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8.3016in" draw:caption-point-x="-0.2402in" draw:caption-point-y="0.5854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2878in" draw:caption-point-x="-0.2402in" draw:caption-point-y="0.5992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8.289in" draw:caption-point-x="-0.2402in" draw:caption-point-y="0.59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2898in" draw:caption-point-x="-0.2402in" draw:caption-point-y="0.5972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8.2913in" draw:caption-point-x="-0.2402in" draw:caption-point-y="0.5957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8" table:formula="of:=SUM([.D38:.AH3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5449in" draw:caption-point-x="-0.2402in" draw:caption-point-y="0.5898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5465in" draw:caption-point-x="-0.2402in" draw:caption-point-y="0.5882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5488in" draw:caption-point-x="-0.2402in" draw:caption-point-y="0.5858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5354in" draw:caption-point-x="-0.2402in" draw:caption-point-y="0.5992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8" table:formula="of:=SUM([.D39:.AH3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7941in" draw:caption-point-x="-0.2402in" draw:caption-point-y="0.5882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7945in" draw:caption-point-x="-0.2402in" draw:caption-point-y="0.5878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7953in" draw:caption-point-x="-0.2402in" draw:caption-point-y="0.587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8.7957in" draw:caption-point-x="-0.2402in" draw:caption-point-y="0.5866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7961in" draw:caption-point-x="-0.2402in" draw:caption-point-y="0.5862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7965in" draw:caption-point-x="-0.2402in" draw:caption-point-y="0.5858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785in" draw:caption-point-x="-0.2402in" draw:caption-point-y="0.5972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8.7854in" draw:caption-point-x="-0.2402in" draw:caption-point-y="0.5969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8.7862in" draw:caption-point-x="-0.2402in" draw:caption-point-y="0.5961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8.7866in" draw:caption-point-x="-0.2402in" draw:caption-point-y="0.5957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3" office:value-type="float" office:value="0">
            <office:annotation draw:style-name="gr10" draw:text-style-name="P4" svg:width="1.1413in" svg:height="1.0122in" svg:x="16.572in" svg:y="8.7866in" draw:caption-point-x="-0.2402in" draw:caption-point-y="0.5957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8" table:formula="of:=SUM([.D40:.AH40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2" draw:text-style-name="P4" svg:width="1.1413in" svg:height="0.5457in" svg:x="3.1024in" svg:y="9.0406in" draw:caption-point-x="-0.2402in" draw:caption-point-y="0.5898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5.8421in" svg:y="9.0429in" draw:caption-point-x="-0.2402in" draw:caption-point-y="0.5874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0433in" draw:caption-point-x="-0.2402in" draw:caption-point-y="0.587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9.0445in" draw:caption-point-x="-0.2402in" draw:caption-point-y="0.5858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9.2661in" svg:y="9.0449in" draw:caption-point-x="-0.2402in" draw:caption-point-y="0.5854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0307in" draw:caption-point-x="-0.2402in" draw:caption-point-y="0.5996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9.0319in" draw:caption-point-x="-0.2402in" draw:caption-point-y="0.5984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6.1154in" svg:y="9.0346in" draw:caption-point-x="-0.2402in" draw:caption-point-y="0.5957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8" table:formula="of:=SUM([.D41:.AH41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9.2882in" draw:caption-point-x="-0.2402in" draw:caption-point-y="0.5898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3.5591in" svg:y="9.289in" draw:caption-point-x="-0.2402in" draw:caption-point-y="0.589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9.2898in" draw:caption-point-x="-0.2402in" draw:caption-point-y="0.5882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2902in" draw:caption-point-x="-0.2402in" draw:caption-point-y="0.5878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2909in" draw:caption-point-x="-0.2402in" draw:caption-point-y="0.587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9.2772in" draw:caption-point-x="-0.2402in" draw:caption-point-y="0.6008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9.2921in" draw:caption-point-x="-0.2402in" draw:caption-point-y="0.5858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9.2925in" draw:caption-point-x="-0.2402in" draw:caption-point-y="0.5854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9.2795in" draw:caption-point-x="-0.2402in" draw:caption-point-y="0.5984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2799in" draw:caption-point-x="-0.2402in" draw:caption-point-y="0.598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9.2807in" draw:caption-point-x="-0.2402in" draw:caption-point-y="0.5972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5.202in" svg:y="9.2819in" draw:caption-point-x="-0.2402in" draw:caption-point-y="0.5961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9.2819in" draw:caption-point-x="-0.2402in" draw:caption-point-y="0.5961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9.2823in" draw:caption-point-x="-0.2402in" draw:caption-point-y="0.5957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9.281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8" table:formula="of:=SUM([.D42:.AH4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9.5268in" draw:caption-point-x="-0.2402in" draw:caption-point-y="0.5988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78" table:formula="of:=SUM([.D43:.AH4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7854in" draw:caption-point-x="-0.2402in" draw:caption-point-y="0.5878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7736in" draw:caption-point-x="-0.2402in" draw:caption-point-y="0.5996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9.774in" draw:caption-point-x="-0.2402in" draw:caption-point-y="0.5992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9.7752in" draw:caption-point-x="-0.2402in" draw:caption-point-y="0.598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8" table:formula="of:=SUM([.D44:.AH4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0.0339in" draw:caption-point-x="-0.2402in" draw:caption-point-y="0.587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0228in" draw:caption-point-x="-0.2402in" draw:caption-point-y="0.598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8" table:formula="of:=SUM([.D45:.AH4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0.2713in" draw:caption-point-x="-0.2402in" draw:caption-point-y="0.5972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0.2713in" draw:caption-point-x="-0.2402in" draw:caption-point-y="0.5972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8" table:formula="of:=SUM([.D46:.AH46])" office:value-type="float" office:value="0.5">
            <text:p>0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0.5264in" draw:caption-point-x="-0.2402in" draw:caption-point-y="0.5898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6.3311in" svg:y="10.5291in" draw:caption-point-x="-0.2402in" draw:caption-point-y="0.587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5181in" draw:caption-point-x="-0.2402in" draw:caption-point-y="0.598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0.5201in" draw:caption-point-x="-0.2402in" draw:caption-point-y="0.5961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8" table:formula="of:=SUM([.D47:.AH4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776in" draw:caption-point-x="-0.2402in" draw:caption-point-y="0.587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0.7776in" draw:caption-point-x="-0.2402in" draw:caption-point-y="0.5862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10.7646in" draw:caption-point-x="-0.2402in" draw:caption-point-y="0.5992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7669in" draw:caption-point-x="-0.2402in" draw:caption-point-y="0.5969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3" table:number-columns-repeated="6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8" table:formula="of:=SUM([.D48:.AH48])" office:value-type="float" office:value="1.5">
            <text:p>1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1.0217in" draw:caption-point-x="-0.2402in" draw:caption-point-y="0.5898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0228in" draw:caption-point-x="-0.2402in" draw:caption-point-y="0.5886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1.0236in" draw:caption-point-x="-0.2402in" draw:caption-point-y="0.587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1.024in" draw:caption-point-x="-0.2402in" draw:caption-point-y="0.5874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8.7768in" svg:y="11.0256in" draw:caption-point-x="-0.2402in" draw:caption-point-y="0.5858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1.0126in" draw:caption-point-x="-0.2402in" draw:caption-point-y="0.5988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11.0146in" draw:caption-point-x="-0.2402in" draw:caption-point-y="0.5969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0154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4" svg:width="1.1413in" svg:height="0.8567in" svg:x="16.572in" svg:y="11.0157in" draw:caption-point-x="-0.2402in" draw:caption-point-y="0.5957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8" table:formula="of:=SUM([.D49:.AH49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1.263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1.263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8" table:formula="of:=SUM([.D50:.AH50])" office:value-type="float" office:value="2">
            <text:p>2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1.5173in" draw:caption-point-x="-0.2402in" draw:caption-point-y="0.5898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12.0059in" svg:y="11.5087in" draw:caption-point-x="-0.2402in" draw:caption-point-y="0.5984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1.5102in" draw:caption-point-x="-0.2402in" draw:caption-point-y="0.5969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3" draw:text-style-name="P4" svg:width="1.1413in" svg:height="0.7012in" svg:x="16.572in" svg:y="11.511in" draw:caption-point-x="-0.2402in" draw:caption-point-y="0.5961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8" table:formula="of:=SUM([.D51:.AH51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7661in" draw:caption-point-x="-0.2402in" draw:caption-point-y="0.5886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5.3854in" svg:y="11.7669in" draw:caption-point-x="-0.2402in" draw:caption-point-y="0.5878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7677in" draw:caption-point-x="-0.2402in" draw:caption-point-y="0.587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1.7685in" draw:caption-point-x="-0.2402in" draw:caption-point-y="0.5862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7689in" draw:caption-point-x="-0.2402in" draw:caption-point-y="0.5858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11.7693in" draw:caption-point-x="-0.2402in" draw:caption-point-y="0.5854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0.6358in" svg:y="11.7559in" draw:caption-point-x="-0.2402in" draw:caption-point-y="0.5988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9189in" svg:y="11.7571in" draw:caption-point-x="-0.2402in" draw:caption-point-y="0.5976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7587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11.7591in" draw:caption-point-x="-0.2402in" draw:caption-point-y="0.5957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8" table:formula="of:=SUM([.D52:.AH52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2.0138in" draw:caption-point-x="-0.2402in" draw:caption-point-y="0.5886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0154in" draw:caption-point-x="-0.2402in" draw:caption-point-y="0.587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12.0028in" draw:caption-point-x="-0.2402in" draw:caption-point-y="0.5996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8" table:formula="of:=SUM([.D53:.AH53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2.2602in" draw:caption-point-x="-0.2402in" draw:caption-point-y="0.5898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2.2622in" draw:caption-point-x="-0.2402in" draw:caption-point-y="0.5878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2626in" draw:caption-point-x="-0.2402in" draw:caption-point-y="0.5874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2.2642in" draw:caption-point-x="-0.2402in" draw:caption-point-y="0.5858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12.2512in" draw:caption-point-x="-0.2402in" draw:caption-point-y="0.5988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12.2516in" draw:caption-point-x="-0.2402in" draw:caption-point-y="0.5984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2.2531in" draw:caption-point-x="-0.2402in" draw:caption-point-y="0.5969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2539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11" draw:text-style-name="P7" svg:width="1.1413in" svg:height="0.4854in" svg:x="16.572in" svg:y="12.2543in" draw:caption-point-x="-0.2402in" draw:caption-point-y="0.5957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8" table:formula="of:=SUM([.D54:.AH5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4622in" svg:y="12.4996in" draw:caption-point-x="-0.2402in" draw:caption-point-y="0.598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8" table:formula="of:=SUM([.D55:.AH55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2.7587in" draw:caption-point-x="-0.2402in" draw:caption-point-y="0.5866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1791in" svg:y="12.7461in" draw:caption-point-x="-0.2402in" draw:caption-point-y="0.5992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2.7492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2.7492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8" table:formula="of:=SUM([.D56:.AH56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0047in" draw:caption-point-x="-0.2402in" draw:caption-point-y="0.5882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0055in" draw:caption-point-x="-0.2402in" draw:caption-point-y="0.5874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0059in" draw:caption-point-x="-0.2402in" draw:caption-point-y="0.587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9933in" draw:caption-point-x="-0.2402in" draw:caption-point-y="0.5996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12.0059in" svg:y="12.9945in" draw:caption-point-x="-0.2402in" draw:caption-point-y="0.5984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9969in" draw:caption-point-x="-0.2402in" draw:caption-point-y="0.5961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8" table:formula="of:=SUM([.D57:.AH57])" office:value-type="float" office:value="2.5">
            <text:p>2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3.2508in" draw:caption-point-x="-0.2402in" draw:caption-point-y="0.5898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2524in" draw:caption-point-x="-0.2402in" draw:caption-point-y="0.5882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2528in" draw:caption-point-x="-0.2402in" draw:caption-point-y="0.5878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2531in" draw:caption-point-x="-0.2402in" draw:caption-point-y="0.5874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2535in" draw:caption-point-x="-0.2402in" draw:caption-point-y="0.587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3.2539in" draw:caption-point-x="-0.2402in" draw:caption-point-y="0.5866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3.2551in" draw:caption-point-x="-0.2402in" draw:caption-point-y="0.5854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3.2409in" draw:caption-point-x="-0.2402in" draw:caption-point-y="0.5996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13.2437in" draw:caption-point-x="-0.2402in" draw:caption-point-y="0.5969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3.2445in" draw:caption-point-x="-0.2402in" draw:caption-point-y="0.5961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15.6587in" svg:y="13.2441in" draw:caption-point-x="-0.2402in" draw:caption-point-y="0.5965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16.1154in" svg:y="13.2441in" draw:caption-point-x="-0.2402in" draw:caption-point-y="0.5965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3.2449in" draw:caption-point-x="-0.2402in" draw:caption-point-y="0.5957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8" table:formula="of:=SUM([.D58:.AH5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5016in" draw:caption-point-x="-0.2402in" draw:caption-point-y="0.587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3.5031in" draw:caption-point-x="-0.2402in" draw:caption-point-y="0.5854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4" svg:width="1.1413in" svg:height="0.3902in" svg:x="16.572in" svg:y="13.4929in" draw:caption-point-x="-0.2402in" draw:caption-point-y="0.5957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8" table:formula="of:=SUM([.D59:.AH5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748in" draw:caption-point-x="-0.2402in" draw:caption-point-y="0.5882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13.7378in" draw:caption-point-x="-0.2402in" draw:caption-point-y="0.5984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8" table:formula="of:=SUM([.D60:.AH60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9961in" draw:caption-point-x="-0.2402in" draw:caption-point-y="0.5878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9878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9878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8" table:formula="of:=SUM([.D61:.AH61])" office:value-type="float" office:value="5">
            <text:p>5</text:p>
          </table:table-cell>
          <table:table-cell table:style-name="ce83"/>
          <table:table-cell table:style-name="ce83" office:value-type="float" office:value="0.5">
            <office:annotation draw:style-name="gr2" draw:text-style-name="P4" svg:width="1.1413in" svg:height="0.5457in" svg:x="3.1024in" svg:y="14.2417in" draw:caption-point-x="-0.2402in" draw:caption-point-y="0.5898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4.0157in" svg:y="14.2433in" draw:caption-point-x="-0.2402in" draw:caption-point-y="0.5882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4.2437in" draw:caption-point-x="-0.2402in" draw:caption-point-y="0.5878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5.8421in" svg:y="14.2441in" draw:caption-point-x="-0.2402in" draw:caption-point-y="0.5874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6.8205in" svg:y="14.2449in" draw:caption-point-x="-0.2402in" draw:caption-point-y="0.5866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4.2453in" draw:caption-point-x="-0.2402in" draw:caption-point-y="0.5862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4.2461in" draw:caption-point-x="-0.2402in" draw:caption-point-y="0.5854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0.6358in" svg:y="14.2327in" draw:caption-point-x="-0.2402in" draw:caption-point-y="0.5988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2.0059in" svg:y="14.2331in" draw:caption-point-x="-0.2402in" draw:caption-point-y="0.5984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14.2335in" draw:caption-point-x="-0.2402in" draw:caption-point-y="0.59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4.2343in" draw:caption-point-x="-0.2402in" draw:caption-point-y="0.5972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14.2343in" draw:caption-point-x="-0.2402in" draw:caption-point-y="0.5972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3.8323in" svg:y="14.2346in" draw:caption-point-x="-0.2402in" draw:caption-point-y="0.5969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8" table:formula="of:=SUM([.D62:.AH62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483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4831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8" table:formula="of:=SUM([.D63:.AH63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4.7374in" draw:caption-point-x="-0.2402in" draw:caption-point-y="0.5894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730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730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8" table:formula="of:=SUM([.D64:.AH64])" office:value-type="float" office:value="0">
            <text:p>0</text:p>
          </table:table-cell>
          <table:table-cell table:style-name="ce83" table:number-columns-repeated="8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8" table:formula="of:=SUM([.D65:.AH65])" office:value-type="float" office:value="4.5">
            <text:p>4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3.5591in" svg:y="15.2331in" draw:caption-point-x="-0.2402in" draw:caption-point-y="0.589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3311in" svg:y="15.235in" draw:caption-point-x="-0.2402in" draw:caption-point-y="0.587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8.7768in" svg:y="15.2362in" draw:caption-point-x="-0.2402in" draw:caption-point-y="0.5858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5.2362in" draw:caption-point-x="-0.2402in" draw:caption-point-y="0.5858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6358in" svg:y="15.2232in" draw:caption-point-x="-0.2402in" draw:caption-point-y="0.5988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8" table:formula="of:=SUM([.D66:.AH66])" office:value-type="float" office:value="3">
            <text:p>3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15.4827in" draw:caption-point-x="-0.2402in" draw:caption-point-y="0.587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15.4831in" draw:caption-point-x="-0.2402in" draw:caption-point-y="0.5866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5.4831in" draw:caption-point-x="-0.2402in" draw:caption-point-y="0.5866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5.4736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8" table:formula="of:=SUM([.D67:.AH67])" office:value-type="float" office:value="2">
            <text:p>2</text:p>
          </table:table-cell>
          <table:table-cell table:style-name="ce83"/>
          <table:table-cell table:style-name="ce83" office:value-type="float" office:value="1">
            <office:annotation draw:style-name="gr4" draw:text-style-name="P4" svg:width="1.1413in" svg:height="0.3902in" svg:x="3.1024in" svg:y="15.728in" draw:caption-point-x="-0.2402in" draw:caption-point-y="0.5898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7.3094in" svg:y="15.7315in" draw:caption-point-x="-0.2402in" draw:caption-point-y="0.5862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5.722in" draw:caption-point-x="-0.2402in" draw:caption-point-y="0.5957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78"/>
          <table:table-cell table:style-name="ce83" table:number-columns-repeated="13"/>
          <table:table-cell table:style-name="ce90" table:number-columns-repeated="7"/>
          <table:table-cell table:style-name="ce8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79"/>
          <table:covered-table-cell table:number-columns-repeated="31" table:style-name="ce8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5"/>
          <table:table-cell table:number-columns-repeated="27"/>
          <table:table-cell table:style-name="ce8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5"/>
        <table:table-column table:style-name="co29" table:number-columns-repeated="7" table:default-cell-style-name="ce105"/>
        <table:table-column table:style-name="co28" table:number-columns-repeated="16" table:default-cell-style-name="ce10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99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9" table:number-columns-spanned="2" table:number-rows-spanned="1">
            <text:p>2019</text:p>
          </table:table-cell>
          <table:covered-table-cell table:style-name="ce110"/>
          <table:table-cell table:style-name="ce9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00" table:formula="of:=DATE([.$R$1];[.N1];1)" office:value-type="date" office:date-value="2019-02-01">
            <text:p>01</text:p>
          </table:table-cell>
          <table:table-cell table:style-name="ce100" table:formula="of:=[.D2]+1" office:value-type="date" office:date-value="2019-02-02">
            <text:p>02</text:p>
          </table:table-cell>
          <table:table-cell table:style-name="ce100" table:formula="of:=[.E2]+1" office:value-type="date" office:date-value="2019-02-03">
            <text:p>03</text:p>
          </table:table-cell>
          <table:table-cell table:style-name="ce100" table:formula="of:=[.F2]+1" office:value-type="date" office:date-value="2019-02-04">
            <text:p>04</text:p>
          </table:table-cell>
          <table:table-cell table:style-name="ce100" table:formula="of:=[.G2]+1" office:value-type="date" office:date-value="2019-02-05">
            <text:p>05</text:p>
          </table:table-cell>
          <table:table-cell table:style-name="ce100" table:formula="of:=[.H2]+1" office:value-type="date" office:date-value="2019-02-06">
            <text:p>06</text:p>
          </table:table-cell>
          <table:table-cell table:style-name="ce100" table:formula="of:=[.I2]+1" office:value-type="date" office:date-value="2019-02-07">
            <text:p>07</text:p>
          </table:table-cell>
          <table:table-cell table:style-name="ce100" table:formula="of:=[.J2]+1" office:value-type="date" office:date-value="2019-02-08">
            <text:p>08</text:p>
          </table:table-cell>
          <table:table-cell table:style-name="ce100" table:formula="of:=[.K2]+1" office:value-type="date" office:date-value="2019-02-09">
            <text:p>09</text:p>
          </table:table-cell>
          <table:table-cell table:style-name="ce100" table:formula="of:=[.L2]+1" office:value-type="date" office:date-value="2019-02-10">
            <text:p>10</text:p>
          </table:table-cell>
          <table:table-cell table:style-name="ce100" table:formula="of:=[.M2]+1" office:value-type="date" office:date-value="2019-02-11">
            <text:p>11</text:p>
          </table:table-cell>
          <table:table-cell table:style-name="ce100" table:formula="of:=[.N2]+1" office:value-type="date" office:date-value="2019-02-12">
            <text:p>12</text:p>
          </table:table-cell>
          <table:table-cell table:style-name="ce100" table:formula="of:=[.O2]+1" office:value-type="date" office:date-value="2019-02-13">
            <text:p>13</text:p>
          </table:table-cell>
          <table:table-cell table:style-name="ce100" table:formula="of:=[.P2]+1" office:value-type="date" office:date-value="2019-02-14">
            <text:p>14</text:p>
          </table:table-cell>
          <table:table-cell table:style-name="ce100" table:formula="of:=[.Q2]+1" office:value-type="date" office:date-value="2019-02-15">
            <text:p>15</text:p>
          </table:table-cell>
          <table:table-cell table:style-name="ce100" table:formula="of:=[.R2]+1" office:value-type="date" office:date-value="2019-02-16">
            <text:p>16</text:p>
          </table:table-cell>
          <table:table-cell table:style-name="ce100" table:formula="of:=[.S2]+1" office:value-type="date" office:date-value="2019-02-17">
            <text:p>17</text:p>
          </table:table-cell>
          <table:table-cell table:style-name="ce100" table:formula="of:=[.T2]+1" office:value-type="date" office:date-value="2019-02-18">
            <text:p>18</text:p>
          </table:table-cell>
          <table:table-cell table:style-name="ce100" table:formula="of:=[.U2]+1" office:value-type="date" office:date-value="2019-02-19">
            <text:p>19</text:p>
          </table:table-cell>
          <table:table-cell table:style-name="ce100" table:formula="of:=[.V2]+1" office:value-type="date" office:date-value="2019-02-20">
            <text:p>20</text:p>
          </table:table-cell>
          <table:table-cell table:style-name="ce100" table:formula="of:=[.W2]+1" office:value-type="date" office:date-value="2019-02-21">
            <text:p>21</text:p>
          </table:table-cell>
          <table:table-cell table:style-name="ce100" table:formula="of:=[.X2]+1" office:value-type="date" office:date-value="2019-02-22">
            <text:p>22</text:p>
          </table:table-cell>
          <table:table-cell table:style-name="ce100" table:formula="of:=[.Y2]+1" office:value-type="date" office:date-value="2019-02-23">
            <text:p>23</text:p>
          </table:table-cell>
          <table:table-cell table:style-name="ce100" table:formula="of:=[.Z2]+1" office:value-type="date" office:date-value="2019-02-24">
            <text:p>24</text:p>
          </table:table-cell>
          <table:table-cell table:style-name="ce100" table:formula="of:=[.AA2]+1" office:value-type="date" office:date-value="2019-02-25">
            <text:p>25</text:p>
          </table:table-cell>
          <table:table-cell table:style-name="ce100" table:formula="of:=[.AB2]+1" office:value-type="date" office:date-value="2019-02-26">
            <text:p>26</text:p>
          </table:table-cell>
          <table:table-cell table:style-name="ce100" table:formula="of:=[.AC2]+1" office:value-type="date" office:date-value="2019-02-27">
            <text:p>27</text:p>
          </table:table-cell>
          <table:table-cell table:style-name="ce100" table:formula="of:=[.AD2]+1" office:value-type="date" office:date-value="2019-02-28">
            <text:p>28</text:p>
          </table:table-cell>
          <table:table-cell table:style-name="ce100" table:formula="of:=[.AE2]+1" office:value-type="date" office:date-value="2019-03-01">
            <text:p>01</text:p>
          </table:table-cell>
          <table:table-cell table:style-name="ce100" table:formula="of:=[.AF2]+1" office:value-type="date" office:date-value="2019-03-02">
            <text:p>02</text:p>
          </table:table-cell>
          <table:table-cell table:style-name="ce100" table:formula="of:=[.AG2]+1" office:value-type="date" office:date-value="2019-03-03">
            <text:p>03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7" table:formula="of:=SUM([.D4:.AH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0.1791in" draw:caption-point-x="-0.2402in" draw:caption-point-y="0.5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7" table:formula="of:=SUM([.D5:.AH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7" table:formula="of:=SUM([.D6:.AH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7" table:formula="of:=SUM([.D7:.AH7])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2.6457in" svg:y="0.8646in" draw:caption-point-x="-0.2402in" draw:caption-point-y="0.5965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7" table:formula="of:=SUM([.D8:.AH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112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97" table:formula="of:=SUM([.D9:.AH9])" office:value-type="float" office:value="0">
            <text:p>0</text:p>
          </table:table-cell>
          <table:table-cell table:style-name="ce10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97" table:formula="of:=SUM([.D10:.AH1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607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97" table:formula="of:=SUM([.D11:.AH11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855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.855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2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97" table:formula="of:=SUM([.D12:.AH1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97" table:formula="of:=SUM([.D13:.AH13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2.352in" draw:caption-point-x="-0.2402in" draw:caption-point-y="0.5953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97" table:formula="of:=SUM([.D14:.AH1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598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97" table:formula="of:=SUM([.D15:.AH1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97" table:formula="of:=SUM([.D16:.AH1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0937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97" table:formula="of:=SUM([.D17:.AH17])" office:value-type="float" office:value="0.5">
            <text:p>0.5</text:p>
          </table:table-cell>
          <table:table-cell table:style-name="ce102" office:value-type="float" office:value="0.5">
            <office:annotation draw:style-name="gr9" draw:text-style-name="P4" svg:width="2.3461in" svg:height="1.7898in" svg:x="2.6457in" svg:y="3.9598in" draw:caption-point-x="-0.2402in" draw:caption-point-y="-0.0217in">
              <dc:creator>TL</dc:creator>
              <dc:date>2019-02-0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Tạm tính off chiều. Qua Tết check với dự án sẽ update lại sau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97" table:formula="of:=SUM([.D18:.AH1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589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97" table:formula="of:=SUM([.D19:.AH1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837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97" table:formula="of:=SUM([.D20:.AH20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4.0858in" draw:caption-point-x="-0.2402in" draw:caption-point-y="0.5953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97" table:formula="of:=SUM([.D21:.AH2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332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97" table:formula="of:=SUM([.D22:.AH2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97" table:formula="of:=SUM([.D23:.AH2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97" table:formula="of:=SUM([.D24:.AH24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075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5.075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5.075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19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97" table:formula="of:=SUM([.D25:.AH25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5.3232in" draw:caption-point-x="-0.2402in" draw:caption-point-y="0.5961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7" table:formula="of:=SUM([.D26:.AH2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570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97" table:formula="of:=SUM([.D27:.AH2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818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97" table:formula="of:=SUM([.D28:.AH28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97" table:formula="of:=SUM([.D29:.AH2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313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97" table:formula="of:=SUM([.D30:.AH30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561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561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6.561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6.561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18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97" table:formula="of:=SUM([.D31:.AH3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809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97" table:formula="of:=SUM([.D32:.AH3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7.0567in" draw:caption-point-x="-0.2402in" draw:caption-point-y="0.5965in">
              <dc:creator>TL</dc:creator>
              <dc:date>2019-01-30T00:00:00</dc:date>
              <text:p text:style-name="P4"><text:span text:style-name="T4">Khám thai</text:span></text:p>
            </office:annotation>
            <text:p>1</text:p>
          </table:table-cell>
          <table:table-cell table:style-name="ce102" table:number-columns-repeated="20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97" table:formula="of:=SUM([.D33:.AH3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97" table:formula="of:=SUM([.D34:.AH3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97" table:formula="of:=SUM([.D35:.AH3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97" table:formula="of:=SUM([.D36:.AH3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97" table:formula="of:=SUM([.D37:.AH3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295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97" table:formula="of:=SUM([.D38:.AH3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542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97" table:formula="of:=SUM([.D39:.AH39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7906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2" draw:text-style-name="P4" svg:width="1.1413in" svg:height="0.5457in" svg:x="7.3094in" svg:y="8.7906in" draw:caption-point-x="-0.2402in" draw:caption-point-y="0.596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1">
            <office:annotation draw:style-name="gr2" draw:text-style-name="P4" svg:width="1.1413in" svg:height="0.5457in" svg:x="7.7988in" svg:y="8.7906in" draw:caption-point-x="-0.2402in" draw:caption-point-y="0.596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table:number-columns-repeated="19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97" table:formula="of:=SUM([.D40:.AH40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97" table:formula="of:=SUM([.D41:.AH4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9.285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97" table:formula="of:=SUM([.D42:.AH4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97" table:formula="of:=SUM([.D43:.AH4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97" table:formula="of:=SUM([.D44:.AH4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97" table:formula="of:=SUM([.D45:.AH45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4" svg:width="1.1413in" svg:height="0.2634in" svg:x="2.6457in" svg:y="10.2783in" draw:caption-point-x="-0.2402in" draw:caption-point-y="0.5949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97" table:formula="of:=SUM([.D46:.AH4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97" table:formula="of:=SUM([.D47:.AH47])" office:value-type="float" office:value="0">
            <text:p>0</text:p>
          </table:table-cell>
          <table:table-cell table:style-name="ce10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97" table:formula="of:=SUM([.D48:.AH48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97" table:formula="of:=SUM([.D49:.AH4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1.267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97" table:formula="of:=SUM([.D50:.AH50])" office:value-type="float" office:value="1">
            <text:p>1</text:p>
          </table:table-cell>
          <table:table-cell table:style-name="ce102" office:value-type="float" office:value="1">
            <office:annotation draw:style-name="gr3" draw:text-style-name="P4" svg:width="1.1413in" svg:height="0.7012in" svg:x="2.6457in" svg:y="11.515in" draw:caption-point-x="-0.2402in" draw:caption-point-y="0.5965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97" table:formula="of:=SUM([.D51:.AH51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97" table:formula="of:=SUM([.D52:.AH52])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2.0114in" draw:caption-point-x="-0.2402in" draw:caption-point-y="0.5953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97" table:formula="of:=SUM([.D53:.AH53])" office:value-type="float" office:value="0">
            <text:p>0</text:p>
          </table:table-cell>
          <table:table-cell table:style-name="ce102" office:value-type="float" office:value="0">
            <office:annotation draw:style-name="gr12" draw:text-style-name="P4" svg:width="1.1413in" svg:height="1.6343in" svg:x="2.6457in" svg:y="12.2591in" draw:caption-point-x="-0.2402in" draw:caption-point-y="0.5957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97" table:formula="of:=SUM([.D54:.AH5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97" table:formula="of:=SUM([.D55:.AH5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753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97" table:formula="of:=SUM([.D56:.AH5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001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97" table:formula="of:=SUM([.D57:.AH57])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3.25in" draw:caption-point-x="-0.2402in" draw:caption-point-y="0.5953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97" table:formula="of:=SUM([.D58:.AH5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4965in" draw:caption-point-x="-0.2402in" draw:caption-point-y="0.5965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97" table:formula="of:=SUM([.D59:.AH59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4" svg:width="1.1413in" svg:height="0.3902in" svg:x="2.6457in" svg:y="13.7465in" draw:caption-point-x="-0.2402in" draw:caption-point-y="0.5941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97" table:formula="of:=SUM([.D60:.AH6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9917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97" table:formula="of:=SUM([.D61:.AH61])" office:value-type="float" office:value="0.5">
            <text:p>0.5</text:p>
          </table:table-cell>
          <table:table-cell table:style-name="ce102" office:value-type="float" office:value="0.5">
            <office:annotation draw:style-name="gr8" draw:text-style-name="P4" svg:width="1.1413in" svg:height="0.8567in" svg:x="2.6457in" svg:y="14.2406in" draw:caption-point-x="-0.2402in" draw:caption-point-y="0.5953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97" table:formula="of:=SUM([.D62:.AH62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487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97" table:formula="of:=SUM([.D63:.AH63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73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97" table:formula="of:=SUM([.D64:.AH6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97" table:formula="of:=SUM([.D65:.AH6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230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97" table:formula="of:=SUM([.D66:.AH6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47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97" table:formula="of:=SUM([.D67:.AH6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7256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97"/>
          <table:table-cell table:style-name="ce102" table:number-columns-repeated="13"/>
          <table:table-cell table:style-name="ce109" table:number-columns-repeated="7"/>
          <table:table-cell table:style-name="ce10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98"/>
          <table:covered-table-cell table:number-columns-repeated="31" table:style-name="ce10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4"/>
          <table:table-cell table:number-columns-repeated="27"/>
          <table:table-cell table:style-name="ce104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19"/>
        <table:table-column table:style-name="co29" table:number-columns-repeated="7" table:default-cell-style-name="ce119"/>
        <table:table-column table:style-name="co28" table:number-columns-repeated="16" table:default-cell-style-name="ce11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13" table:number-columns-repeated="8"/>
          <table:table-cell table:style-name="ce120" office:value-type="string" table:number-columns-spanned="2" table:number-rows-spanned="1">
            <text:p>Month</text:p>
          </table:table-cell>
          <table:covered-table-cell table:style-name="ce121"/>
          <table:table-cell table:style-name="ce122" table:content-validation-name="val1" office:value-type="float" office:value="3" table:number-columns-spanned="2" table:number-rows-spanned="1">
            <text:p>3</text:p>
          </table:table-cell>
          <table:covered-table-cell table:style-name="ce121"/>
          <table:table-cell table:style-name="ce120" office:value-type="string" table:number-columns-spanned="2" table:number-rows-spanned="1">
            <text:p>Year</text:p>
          </table:table-cell>
          <table:covered-table-cell table:style-name="ce121"/>
          <table:table-cell table:style-name="ce120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14" table:formula="of:=DATE([.$R$1];[.N1];1)" office:value-type="date" office:date-value="2019-03-01">
            <text:p>01</text:p>
          </table:table-cell>
          <table:table-cell table:style-name="ce114" table:formula="of:=[.D2]+1" office:value-type="date" office:date-value="2019-03-02">
            <text:p>02</text:p>
          </table:table-cell>
          <table:table-cell table:style-name="ce114" table:formula="of:=[.E2]+1" office:value-type="date" office:date-value="2019-03-03">
            <text:p>03</text:p>
          </table:table-cell>
          <table:table-cell table:style-name="ce114" table:formula="of:=[.F2]+1" office:value-type="date" office:date-value="2019-03-04">
            <text:p>04</text:p>
          </table:table-cell>
          <table:table-cell table:style-name="ce114" table:formula="of:=[.G2]+1" office:value-type="date" office:date-value="2019-03-05">
            <text:p>05</text:p>
          </table:table-cell>
          <table:table-cell table:style-name="ce114" table:formula="of:=[.H2]+1" office:value-type="date" office:date-value="2019-03-06">
            <text:p>06</text:p>
          </table:table-cell>
          <table:table-cell table:style-name="ce114" table:formula="of:=[.I2]+1" office:value-type="date" office:date-value="2019-03-07">
            <text:p>07</text:p>
          </table:table-cell>
          <table:table-cell table:style-name="ce114" table:formula="of:=[.J2]+1" office:value-type="date" office:date-value="2019-03-08">
            <text:p>08</text:p>
          </table:table-cell>
          <table:table-cell table:style-name="ce114" table:formula="of:=[.K2]+1" office:value-type="date" office:date-value="2019-03-09">
            <text:p>09</text:p>
          </table:table-cell>
          <table:table-cell table:style-name="ce114" table:formula="of:=[.L2]+1" office:value-type="date" office:date-value="2019-03-10">
            <text:p>10</text:p>
          </table:table-cell>
          <table:table-cell table:style-name="ce114" table:formula="of:=[.M2]+1" office:value-type="date" office:date-value="2019-03-11">
            <text:p>11</text:p>
          </table:table-cell>
          <table:table-cell table:style-name="ce114" table:formula="of:=[.N2]+1" office:value-type="date" office:date-value="2019-03-12">
            <text:p>12</text:p>
          </table:table-cell>
          <table:table-cell table:style-name="ce114" table:formula="of:=[.O2]+1" office:value-type="date" office:date-value="2019-03-13">
            <text:p>13</text:p>
          </table:table-cell>
          <table:table-cell table:style-name="ce114" table:formula="of:=[.P2]+1" office:value-type="date" office:date-value="2019-03-14">
            <text:p>14</text:p>
          </table:table-cell>
          <table:table-cell table:style-name="ce114" table:formula="of:=[.Q2]+1" office:value-type="date" office:date-value="2019-03-15">
            <text:p>15</text:p>
          </table:table-cell>
          <table:table-cell table:style-name="ce114" table:formula="of:=[.R2]+1" office:value-type="date" office:date-value="2019-03-16">
            <text:p>16</text:p>
          </table:table-cell>
          <table:table-cell table:style-name="ce114" table:formula="of:=[.S2]+1" office:value-type="date" office:date-value="2019-03-17">
            <text:p>17</text:p>
          </table:table-cell>
          <table:table-cell table:style-name="ce114" table:formula="of:=[.T2]+1" office:value-type="date" office:date-value="2019-03-18">
            <text:p>18</text:p>
          </table:table-cell>
          <table:table-cell table:style-name="ce114" table:formula="of:=[.U2]+1" office:value-type="date" office:date-value="2019-03-19">
            <text:p>19</text:p>
          </table:table-cell>
          <table:table-cell table:style-name="ce114" table:formula="of:=[.V2]+1" office:value-type="date" office:date-value="2019-03-20">
            <text:p>20</text:p>
          </table:table-cell>
          <table:table-cell table:style-name="ce114" table:formula="of:=[.W2]+1" office:value-type="date" office:date-value="2019-03-21">
            <text:p>21</text:p>
          </table:table-cell>
          <table:table-cell table:style-name="ce114" table:formula="of:=[.X2]+1" office:value-type="date" office:date-value="2019-03-22">
            <text:p>22</text:p>
          </table:table-cell>
          <table:table-cell table:style-name="ce114" table:formula="of:=[.Y2]+1" office:value-type="date" office:date-value="2019-03-23">
            <text:p>23</text:p>
          </table:table-cell>
          <table:table-cell table:style-name="ce114" table:formula="of:=[.Z2]+1" office:value-type="date" office:date-value="2019-03-24">
            <text:p>24</text:p>
          </table:table-cell>
          <table:table-cell table:style-name="ce114" table:formula="of:=[.AA2]+1" office:value-type="date" office:date-value="2019-03-25">
            <text:p>25</text:p>
          </table:table-cell>
          <table:table-cell table:style-name="ce114" table:formula="of:=[.AB2]+1" office:value-type="date" office:date-value="2019-03-26">
            <text:p>26</text:p>
          </table:table-cell>
          <table:table-cell table:style-name="ce114" table:formula="of:=[.AC2]+1" office:value-type="date" office:date-value="2019-03-27">
            <text:p>27</text:p>
          </table:table-cell>
          <table:table-cell table:style-name="ce114" table:formula="of:=[.AD2]+1" office:value-type="date" office:date-value="2019-03-28">
            <text:p>28</text:p>
          </table:table-cell>
          <table:table-cell table:style-name="ce114" table:formula="of:=[.AE2]+1" office:value-type="date" office:date-value="2019-03-29">
            <text:p>29</text:p>
          </table:table-cell>
          <table:table-cell table:style-name="ce114" table:formula="of:=[.AF2]+1" office:value-type="date" office:date-value="2019-03-30">
            <text:p>30</text:p>
          </table:table-cell>
          <table:table-cell table:style-name="ce114" table:formula="of:=[.AG2]+1" office:value-type="date" office:date-value="2019-03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1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1" table:formula="of:=SUM([.D38:.AH3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1" table:formula="of:=SUM([.D41:.AH4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11" table:formula="of:=SUM([.D56:.AH5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11" table:formula="of:=SUM([.D58:.AH5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11" table:formula="of:=SUM([.D59:.AH5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11" table:formula="of:=SUM([.D60:.AH6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11" table:formula="of:=SUM([.D61:.AH6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11" table:formula="of:=SUM([.D62:.AH6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11" table:formula="of:=SUM([.D63:.AH6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11" table:formula="of:=SUM([.D64:.AH6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11" table:formula="of:=SUM([.D65:.AH6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11" table:formula="of:=SUM([.D66:.AH6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11" table:formula="of:=SUM([.D67:.AH6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11"/>
          <table:table-cell table:style-name="ce116" table:number-columns-repeated="13"/>
          <table:table-cell table:style-name="ce123" table:number-columns-repeated="7"/>
          <table:table-cell table:style-name="ce11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12"/>
          <table:covered-table-cell table:number-columns-repeated="31" table:style-name="ce11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4">
          <table:table-cell table:style-name="ce43" table:number-columns-repeated="3"/>
          <table:table-cell table:style-name="ce11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18"/>
          <table:table-cell table:number-columns-repeated="27"/>
          <table:table-cell table:style-name="ce11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3"/>
        <table:table-column table:style-name="co29" table:number-columns-repeated="7" table:default-cell-style-name="ce133"/>
        <table:table-column table:style-name="co28" table:number-columns-repeated="16" table:default-cell-style-name="ce13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4" table:number-columns-spanned="2" table:number-rows-spanned="1">
            <text:p>4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9" table:number-columns-spanned="2" table:number-rows-spanned="1">
            <text:p>2019</text:p>
          </table:table-cell>
          <table:covered-table-cell table:style-name="ce138"/>
          <table:table-cell table:style-name="ce127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28" table:formula="of:=DATE([.$R$1];[.N1];1)" office:value-type="date" office:date-value="2019-04-01">
            <text:p>01</text:p>
          </table:table-cell>
          <table:table-cell table:style-name="ce128" table:formula="of:=[.D2]+1" office:value-type="date" office:date-value="2019-04-02">
            <text:p>02</text:p>
          </table:table-cell>
          <table:table-cell table:style-name="ce128" table:formula="of:=[.E2]+1" office:value-type="date" office:date-value="2019-04-03">
            <text:p>03</text:p>
          </table:table-cell>
          <table:table-cell table:style-name="ce128" table:formula="of:=[.F2]+1" office:value-type="date" office:date-value="2019-04-04">
            <text:p>04</text:p>
          </table:table-cell>
          <table:table-cell table:style-name="ce128" table:formula="of:=[.G2]+1" office:value-type="date" office:date-value="2019-04-05">
            <text:p>05</text:p>
          </table:table-cell>
          <table:table-cell table:style-name="ce128" table:formula="of:=[.H2]+1" office:value-type="date" office:date-value="2019-04-06">
            <text:p>06</text:p>
          </table:table-cell>
          <table:table-cell table:style-name="ce128" table:formula="of:=[.I2]+1" office:value-type="date" office:date-value="2019-04-07">
            <text:p>07</text:p>
          </table:table-cell>
          <table:table-cell table:style-name="ce128" table:formula="of:=[.J2]+1" office:value-type="date" office:date-value="2019-04-08">
            <text:p>08</text:p>
          </table:table-cell>
          <table:table-cell table:style-name="ce128" table:formula="of:=[.K2]+1" office:value-type="date" office:date-value="2019-04-09">
            <text:p>09</text:p>
          </table:table-cell>
          <table:table-cell table:style-name="ce128" table:formula="of:=[.L2]+1" office:value-type="date" office:date-value="2019-04-10">
            <text:p>10</text:p>
          </table:table-cell>
          <table:table-cell table:style-name="ce128" table:formula="of:=[.M2]+1" office:value-type="date" office:date-value="2019-04-11">
            <text:p>11</text:p>
          </table:table-cell>
          <table:table-cell table:style-name="ce128" table:formula="of:=[.N2]+1" office:value-type="date" office:date-value="2019-04-12">
            <text:p>12</text:p>
          </table:table-cell>
          <table:table-cell table:style-name="ce128" table:formula="of:=[.O2]+1" office:value-type="date" office:date-value="2019-04-13">
            <text:p>13</text:p>
          </table:table-cell>
          <table:table-cell table:style-name="ce128" table:formula="of:=[.P2]+1" office:value-type="date" office:date-value="2019-04-14">
            <text:p>14</text:p>
          </table:table-cell>
          <table:table-cell table:style-name="ce128" table:formula="of:=[.Q2]+1" office:value-type="date" office:date-value="2019-04-15">
            <text:p>15</text:p>
          </table:table-cell>
          <table:table-cell table:style-name="ce128" table:formula="of:=[.R2]+1" office:value-type="date" office:date-value="2019-04-16">
            <text:p>16</text:p>
          </table:table-cell>
          <table:table-cell table:style-name="ce128" table:formula="of:=[.S2]+1" office:value-type="date" office:date-value="2019-04-17">
            <text:p>17</text:p>
          </table:table-cell>
          <table:table-cell table:style-name="ce128" table:formula="of:=[.T2]+1" office:value-type="date" office:date-value="2019-04-18">
            <text:p>18</text:p>
          </table:table-cell>
          <table:table-cell table:style-name="ce128" table:formula="of:=[.U2]+1" office:value-type="date" office:date-value="2019-04-19">
            <text:p>19</text:p>
          </table:table-cell>
          <table:table-cell table:style-name="ce128" table:formula="of:=[.V2]+1" office:value-type="date" office:date-value="2019-04-20">
            <text:p>20</text:p>
          </table:table-cell>
          <table:table-cell table:style-name="ce128" table:formula="of:=[.W2]+1" office:value-type="date" office:date-value="2019-04-21">
            <text:p>21</text:p>
          </table:table-cell>
          <table:table-cell table:style-name="ce128" table:formula="of:=[.X2]+1" office:value-type="date" office:date-value="2019-04-22">
            <text:p>22</text:p>
          </table:table-cell>
          <table:table-cell table:style-name="ce128" table:formula="of:=[.Y2]+1" office:value-type="date" office:date-value="2019-04-23">
            <text:p>23</text:p>
          </table:table-cell>
          <table:table-cell table:style-name="ce128" table:formula="of:=[.Z2]+1" office:value-type="date" office:date-value="2019-04-24">
            <text:p>24</text:p>
          </table:table-cell>
          <table:table-cell table:style-name="ce128" table:formula="of:=[.AA2]+1" office:value-type="date" office:date-value="2019-04-25">
            <text:p>25</text:p>
          </table:table-cell>
          <table:table-cell table:style-name="ce128" table:formula="of:=[.AB2]+1" office:value-type="date" office:date-value="2019-04-26">
            <text:p>26</text:p>
          </table:table-cell>
          <table:table-cell table:style-name="ce128" table:formula="of:=[.AC2]+1" office:value-type="date" office:date-value="2019-04-27">
            <text:p>27</text:p>
          </table:table-cell>
          <table:table-cell table:style-name="ce128" table:formula="of:=[.AD2]+1" office:value-type="date" office:date-value="2019-04-28">
            <text:p>28</text:p>
          </table:table-cell>
          <table:table-cell table:style-name="ce128" table:formula="of:=[.AE2]+1" office:value-type="date" office:date-value="2019-04-29">
            <text:p>29</text:p>
          </table:table-cell>
          <table:table-cell table:style-name="ce128" table:formula="of:=[.AF2]+1" office:value-type="date" office:date-value="2019-04-30">
            <text:p>30</text:p>
          </table:table-cell>
          <table:table-cell table:style-name="ce128" table:formula="of:=[.AG2]+1" office:value-type="date" office:date-value="2019-05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25" table:formula="of:=SUM([.D8:.AH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25" table:formula="of:=SUM([.D9:.AH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25" table:formula="of:=SUM([.D10:.AH1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25" table:formula="of:=SUM([.D11:.AH1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25" table:formula="of:=SUM([.D12:.AH1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25" table:formula="of:=SUM([.D13:.AH1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25" table:formula="of:=SUM([.D14:.AH1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25" table:formula="of:=SUM([.D15:.AH1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25" table:formula="of:=SUM([.D16:.AH1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25" table:formula="of:=SUM([.D17:.AH1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25" table:formula="of:=SUM([.D18:.AH1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25" table:formula="of:=SUM([.D19:.AH1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25" table:formula="of:=SUM([.D20:.AH2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25" table:formula="of:=SUM([.D21:.AH2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25" table:formula="of:=SUM([.D22:.AH2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25" table:formula="of:=SUM([.D23:.AH2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25" table:formula="of:=SUM([.D24:.AH2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25" table:formula="of:=SUM([.D25:.AH2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5" table:formula="of:=SUM([.D26:.AH2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25" table:formula="of:=SUM([.D27:.AH2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25" table:formula="of:=SUM([.D28:.AH2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25" table:formula="of:=SUM([.D29:.AH2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25" table:formula="of:=SUM([.D30:.AH3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25" table:formula="of:=SUM([.D31:.AH3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25" table:formula="of:=SUM([.D32:.AH3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25" table:formula="of:=SUM([.D33:.AH3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25" table:formula="of:=SUM([.D34:.AH3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25" table:formula="of:=SUM([.D35:.AH3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25" table:formula="of:=SUM([.D36:.AH3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25" table:formula="of:=SUM([.D37:.AH3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25" table:formula="of:=SUM([.D38:.AH3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25" table:formula="of:=SUM([.D39:.AH3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25" table:formula="of:=SUM([.D40:.AH4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25" table:formula="of:=SUM([.D41:.AH4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25" table:formula="of:=SUM([.D42:.AH4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25" table:formula="of:=SUM([.D43:.AH4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25" table:formula="of:=SUM([.D44:.AH4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25" table:formula="of:=SUM([.D45:.AH4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25" table:formula="of:=SUM([.D46:.AH4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25" table:formula="of:=SUM([.D47:.AH4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25" table:formula="of:=SUM([.D48:.AH4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25" table:formula="of:=SUM([.D49:.AH4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25" table:formula="of:=SUM([.D50:.AH5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25" table:formula="of:=SUM([.D51:.AH5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25" table:formula="of:=SUM([.D52:.AH5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25" table:formula="of:=SUM([.D53:.AH5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25" table:formula="of:=SUM([.D54:.AH5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25" table:formula="of:=SUM([.D55:.AH5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25" table:formula="of:=SUM([.D56:.AH5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25" table:formula="of:=SUM([.D57:.AH5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25" table:formula="of:=SUM([.D58:.AH5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25" table:formula="of:=SUM([.D59:.AH5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25" table:formula="of:=SUM([.D60:.AH6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25" table:formula="of:=SUM([.D61:.AH6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25" table:formula="of:=SUM([.D62:.AH6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25" table:formula="of:=SUM([.D63:.AH6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25" table:formula="of:=SUM([.D64:.AH6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25" table:formula="of:=SUM([.D65:.AH6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25" table:formula="of:=SUM([.D66:.AH6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25" table:formula="of:=SUM([.D67:.AH6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25"/>
          <table:table-cell table:style-name="ce130" table:number-columns-repeated="13"/>
          <table:table-cell table:style-name="ce137" table:number-columns-repeated="7"/>
          <table:table-cell table:style-name="ce13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26"/>
          <table:covered-table-cell table:number-columns-repeated="31" table:style-name="ce13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3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2"/>
          <table:table-cell table:number-columns-repeated="27"/>
          <table:table-cell table:style-name="ce13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47"/>
        <table:table-column table:style-name="co29" table:number-columns-repeated="7" table:default-cell-style-name="ce147"/>
        <table:table-column table:style-name="co28" table:number-columns-repeated="16" table:default-cell-style-name="ce14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41" table:number-columns-repeated="8"/>
          <table:table-cell table:style-name="ce148" office:value-type="string" table:number-columns-spanned="2" table:number-rows-spanned="1">
            <text:p>Month</text:p>
          </table:table-cell>
          <table:covered-table-cell table:style-name="ce149"/>
          <table:table-cell table:style-name="ce150" table:content-validation-name="val1" office:value-type="float" office:value="5" table:number-columns-spanned="2" table:number-rows-spanned="1">
            <text:p>5</text:p>
          </table:table-cell>
          <table:covered-table-cell table:style-name="ce149"/>
          <table:table-cell table:style-name="ce148" office:value-type="string" table:number-columns-spanned="2" table:number-rows-spanned="1">
            <text:p>Year</text:p>
          </table:table-cell>
          <table:covered-table-cell table:style-name="ce149"/>
          <table:table-cell table:style-name="ce148" office:value-type="float" office:value="2019" table:number-columns-spanned="2" table:number-rows-spanned="1">
            <text:p>2019</text:p>
          </table:table-cell>
          <table:covered-table-cell table:style-name="ce152"/>
          <table:table-cell table:style-name="ce14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42" table:formula="of:=DATE([.$R$1];[.N1];1)" office:value-type="date" office:date-value="2019-05-01">
            <text:p>01</text:p>
          </table:table-cell>
          <table:table-cell table:style-name="ce142" table:formula="of:=[.D2]+1" office:value-type="date" office:date-value="2019-05-02">
            <text:p>02</text:p>
          </table:table-cell>
          <table:table-cell table:style-name="ce142" table:formula="of:=[.E2]+1" office:value-type="date" office:date-value="2019-05-03">
            <text:p>03</text:p>
          </table:table-cell>
          <table:table-cell table:style-name="ce142" table:formula="of:=[.F2]+1" office:value-type="date" office:date-value="2019-05-04">
            <text:p>04</text:p>
          </table:table-cell>
          <table:table-cell table:style-name="ce142" table:formula="of:=[.G2]+1" office:value-type="date" office:date-value="2019-05-05">
            <text:p>05</text:p>
          </table:table-cell>
          <table:table-cell table:style-name="ce142" table:formula="of:=[.H2]+1" office:value-type="date" office:date-value="2019-05-06">
            <text:p>06</text:p>
          </table:table-cell>
          <table:table-cell table:style-name="ce142" table:formula="of:=[.I2]+1" office:value-type="date" office:date-value="2019-05-07">
            <text:p>07</text:p>
          </table:table-cell>
          <table:table-cell table:style-name="ce142" table:formula="of:=[.J2]+1" office:value-type="date" office:date-value="2019-05-08">
            <text:p>08</text:p>
          </table:table-cell>
          <table:table-cell table:style-name="ce142" table:formula="of:=[.K2]+1" office:value-type="date" office:date-value="2019-05-09">
            <text:p>09</text:p>
          </table:table-cell>
          <table:table-cell table:style-name="ce142" table:formula="of:=[.L2]+1" office:value-type="date" office:date-value="2019-05-10">
            <text:p>10</text:p>
          </table:table-cell>
          <table:table-cell table:style-name="ce142" table:formula="of:=[.M2]+1" office:value-type="date" office:date-value="2019-05-11">
            <text:p>11</text:p>
          </table:table-cell>
          <table:table-cell table:style-name="ce142" table:formula="of:=[.N2]+1" office:value-type="date" office:date-value="2019-05-12">
            <text:p>12</text:p>
          </table:table-cell>
          <table:table-cell table:style-name="ce142" table:formula="of:=[.O2]+1" office:value-type="date" office:date-value="2019-05-13">
            <text:p>13</text:p>
          </table:table-cell>
          <table:table-cell table:style-name="ce142" table:formula="of:=[.P2]+1" office:value-type="date" office:date-value="2019-05-14">
            <text:p>14</text:p>
          </table:table-cell>
          <table:table-cell table:style-name="ce142" table:formula="of:=[.Q2]+1" office:value-type="date" office:date-value="2019-05-15">
            <text:p>15</text:p>
          </table:table-cell>
          <table:table-cell table:style-name="ce142" table:formula="of:=[.R2]+1" office:value-type="date" office:date-value="2019-05-16">
            <text:p>16</text:p>
          </table:table-cell>
          <table:table-cell table:style-name="ce142" table:formula="of:=[.S2]+1" office:value-type="date" office:date-value="2019-05-17">
            <text:p>17</text:p>
          </table:table-cell>
          <table:table-cell table:style-name="ce142" table:formula="of:=[.T2]+1" office:value-type="date" office:date-value="2019-05-18">
            <text:p>18</text:p>
          </table:table-cell>
          <table:table-cell table:style-name="ce142" table:formula="of:=[.U2]+1" office:value-type="date" office:date-value="2019-05-19">
            <text:p>19</text:p>
          </table:table-cell>
          <table:table-cell table:style-name="ce142" table:formula="of:=[.V2]+1" office:value-type="date" office:date-value="2019-05-20">
            <text:p>20</text:p>
          </table:table-cell>
          <table:table-cell table:style-name="ce142" table:formula="of:=[.W2]+1" office:value-type="date" office:date-value="2019-05-21">
            <text:p>21</text:p>
          </table:table-cell>
          <table:table-cell table:style-name="ce142" table:formula="of:=[.X2]+1" office:value-type="date" office:date-value="2019-05-22">
            <text:p>22</text:p>
          </table:table-cell>
          <table:table-cell table:style-name="ce142" table:formula="of:=[.Y2]+1" office:value-type="date" office:date-value="2019-05-23">
            <text:p>23</text:p>
          </table:table-cell>
          <table:table-cell table:style-name="ce142" table:formula="of:=[.Z2]+1" office:value-type="date" office:date-value="2019-05-24">
            <text:p>24</text:p>
          </table:table-cell>
          <table:table-cell table:style-name="ce142" table:formula="of:=[.AA2]+1" office:value-type="date" office:date-value="2019-05-25">
            <text:p>25</text:p>
          </table:table-cell>
          <table:table-cell table:style-name="ce142" table:formula="of:=[.AB2]+1" office:value-type="date" office:date-value="2019-05-26">
            <text:p>26</text:p>
          </table:table-cell>
          <table:table-cell table:style-name="ce142" table:formula="of:=[.AC2]+1" office:value-type="date" office:date-value="2019-05-27">
            <text:p>27</text:p>
          </table:table-cell>
          <table:table-cell table:style-name="ce142" table:formula="of:=[.AD2]+1" office:value-type="date" office:date-value="2019-05-28">
            <text:p>28</text:p>
          </table:table-cell>
          <table:table-cell table:style-name="ce142" table:formula="of:=[.AE2]+1" office:value-type="date" office:date-value="2019-05-29">
            <text:p>29</text:p>
          </table:table-cell>
          <table:table-cell table:style-name="ce142" table:formula="of:=[.AF2]+1" office:value-type="date" office:date-value="2019-05-30">
            <text:p>30</text:p>
          </table:table-cell>
          <table:table-cell table:style-name="ce142" table:formula="of:=[.AG2]+1" office:value-type="date" office:date-value="2019-05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43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39" table:formula="of:=SUM([.D4:.AH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39" table:formula="of:=SUM([.D5:.AH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39" table:formula="of:=SUM([.D6:.AH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39" table:formula="of:=SUM([.D7:.AH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39" table:formula="of:=SUM([.D8:.AH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39" table:formula="of:=SUM([.D9:.AH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39" table:formula="of:=SUM([.D10:.AH1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39" table:formula="of:=SUM([.D11:.AH1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39" table:formula="of:=SUM([.D12:.AH1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39" table:formula="of:=SUM([.D13:.AH1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39" table:formula="of:=SUM([.D14:.AH1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39" table:formula="of:=SUM([.D15:.AH1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39" table:formula="of:=SUM([.D16:.AH1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39" table:formula="of:=SUM([.D17:.AH1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39" table:formula="of:=SUM([.D18:.AH1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39" table:formula="of:=SUM([.D19:.AH1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39" table:formula="of:=SUM([.D20:.AH2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39" table:formula="of:=SUM([.D21:.AH2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39" table:formula="of:=SUM([.D22:.AH2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39" table:formula="of:=SUM([.D23:.AH2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39" table:formula="of:=SUM([.D24:.AH2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39" table:formula="of:=SUM([.D25:.AH2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9" table:formula="of:=SUM([.D26:.AH2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39" table:formula="of:=SUM([.D27:.AH2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39" table:formula="of:=SUM([.D28:.AH2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39" table:formula="of:=SUM([.D29:.AH2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39" table:formula="of:=SUM([.D30:.AH3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39" table:formula="of:=SUM([.D31:.AH3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39" table:formula="of:=SUM([.D32:.AH3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39" table:formula="of:=SUM([.D33:.AH3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39" table:formula="of:=SUM([.D34:.AH3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39" table:formula="of:=SUM([.D35:.AH3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39" table:formula="of:=SUM([.D36:.AH3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39" table:formula="of:=SUM([.D37:.AH3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39" table:formula="of:=SUM([.D38:.AH3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39" table:formula="of:=SUM([.D39:.AH3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39" table:formula="of:=SUM([.D40:.AH4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39" table:formula="of:=SUM([.D41:.AH4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39" table:formula="of:=SUM([.D42:.AH4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39" table:formula="of:=SUM([.D43:.AH4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39" table:formula="of:=SUM([.D44:.AH4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39" table:formula="of:=SUM([.D45:.AH4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39" table:formula="of:=SUM([.D46:.AH4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39" table:formula="of:=SUM([.D47:.AH4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39" table:formula="of:=SUM([.D48:.AH4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39" table:formula="of:=SUM([.D49:.AH4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39" table:formula="of:=SUM([.D50:.AH5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39" table:formula="of:=SUM([.D51:.AH5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39" table:formula="of:=SUM([.D52:.AH5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39" table:formula="of:=SUM([.D53:.AH5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39" table:formula="of:=SUM([.D54:.AH5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39" table:formula="of:=SUM([.D55:.AH5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39" table:formula="of:=SUM([.D56:.AH5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39" table:formula="of:=SUM([.D57:.AH5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39" table:formula="of:=SUM([.D58:.AH5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39" table:formula="of:=SUM([.D59:.AH5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39" table:formula="of:=SUM([.D60:.AH6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39" table:formula="of:=SUM([.D61:.AH6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39" table:formula="of:=SUM([.D62:.AH6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39" table:formula="of:=SUM([.D63:.AH6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39" table:formula="of:=SUM([.D64:.AH6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39" table:formula="of:=SUM([.D65:.AH6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39" table:formula="of:=SUM([.D66:.AH6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39" table:formula="of:=SUM([.D67:.AH6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39"/>
          <table:table-cell table:style-name="ce144" table:number-columns-repeated="13"/>
          <table:table-cell table:style-name="ce151" table:number-columns-repeated="7"/>
          <table:table-cell table:style-name="ce14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40"/>
          <table:covered-table-cell table:number-columns-repeated="31" table:style-name="ce14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2">
          <table:table-cell table:style-name="ce43" table:number-columns-repeated="3"/>
          <table:table-cell table:style-name="ce14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46"/>
          <table:table-cell table:number-columns-repeated="27"/>
          <table:table-cell table:style-name="ce14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1"/>
        <table:table-column table:style-name="co29" table:number-columns-repeated="7" table:default-cell-style-name="ce161"/>
        <table:table-column table:style-name="co28" table:number-columns-repeated="16" table:default-cell-style-name="ce16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55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6" table:number-columns-spanned="2" table:number-rows-spanned="1">
            <text:p>6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9" table:number-columns-spanned="2" table:number-rows-spanned="1">
            <text:p>2019</text:p>
          </table:table-cell>
          <table:covered-table-cell table:style-name="ce166"/>
          <table:table-cell table:style-name="ce15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56" table:formula="of:=DATE([.$R$1];[.N1];1)" office:value-type="date" office:date-value="2019-06-01">
            <text:p>01</text:p>
          </table:table-cell>
          <table:table-cell table:style-name="ce156" table:formula="of:=[.D2]+1" office:value-type="date" office:date-value="2019-06-02">
            <text:p>02</text:p>
          </table:table-cell>
          <table:table-cell table:style-name="ce156" table:formula="of:=[.E2]+1" office:value-type="date" office:date-value="2019-06-03">
            <text:p>03</text:p>
          </table:table-cell>
          <table:table-cell table:style-name="ce156" table:formula="of:=[.F2]+1" office:value-type="date" office:date-value="2019-06-04">
            <text:p>04</text:p>
          </table:table-cell>
          <table:table-cell table:style-name="ce156" table:formula="of:=[.G2]+1" office:value-type="date" office:date-value="2019-06-05">
            <text:p>05</text:p>
          </table:table-cell>
          <table:table-cell table:style-name="ce156" table:formula="of:=[.H2]+1" office:value-type="date" office:date-value="2019-06-06">
            <text:p>06</text:p>
          </table:table-cell>
          <table:table-cell table:style-name="ce156" table:formula="of:=[.I2]+1" office:value-type="date" office:date-value="2019-06-07">
            <text:p>07</text:p>
          </table:table-cell>
          <table:table-cell table:style-name="ce156" table:formula="of:=[.J2]+1" office:value-type="date" office:date-value="2019-06-08">
            <text:p>08</text:p>
          </table:table-cell>
          <table:table-cell table:style-name="ce156" table:formula="of:=[.K2]+1" office:value-type="date" office:date-value="2019-06-09">
            <text:p>09</text:p>
          </table:table-cell>
          <table:table-cell table:style-name="ce156" table:formula="of:=[.L2]+1" office:value-type="date" office:date-value="2019-06-10">
            <text:p>10</text:p>
          </table:table-cell>
          <table:table-cell table:style-name="ce156" table:formula="of:=[.M2]+1" office:value-type="date" office:date-value="2019-06-11">
            <text:p>11</text:p>
          </table:table-cell>
          <table:table-cell table:style-name="ce156" table:formula="of:=[.N2]+1" office:value-type="date" office:date-value="2019-06-12">
            <text:p>12</text:p>
          </table:table-cell>
          <table:table-cell table:style-name="ce156" table:formula="of:=[.O2]+1" office:value-type="date" office:date-value="2019-06-13">
            <text:p>13</text:p>
          </table:table-cell>
          <table:table-cell table:style-name="ce156" table:formula="of:=[.P2]+1" office:value-type="date" office:date-value="2019-06-14">
            <text:p>14</text:p>
          </table:table-cell>
          <table:table-cell table:style-name="ce156" table:formula="of:=[.Q2]+1" office:value-type="date" office:date-value="2019-06-15">
            <text:p>15</text:p>
          </table:table-cell>
          <table:table-cell table:style-name="ce156" table:formula="of:=[.R2]+1" office:value-type="date" office:date-value="2019-06-16">
            <text:p>16</text:p>
          </table:table-cell>
          <table:table-cell table:style-name="ce156" table:formula="of:=[.S2]+1" office:value-type="date" office:date-value="2019-06-17">
            <text:p>17</text:p>
          </table:table-cell>
          <table:table-cell table:style-name="ce156" table:formula="of:=[.T2]+1" office:value-type="date" office:date-value="2019-06-18">
            <text:p>18</text:p>
          </table:table-cell>
          <table:table-cell table:style-name="ce156" table:formula="of:=[.U2]+1" office:value-type="date" office:date-value="2019-06-19">
            <text:p>19</text:p>
          </table:table-cell>
          <table:table-cell table:style-name="ce156" table:formula="of:=[.V2]+1" office:value-type="date" office:date-value="2019-06-20">
            <text:p>20</text:p>
          </table:table-cell>
          <table:table-cell table:style-name="ce156" table:formula="of:=[.W2]+1" office:value-type="date" office:date-value="2019-06-21">
            <text:p>21</text:p>
          </table:table-cell>
          <table:table-cell table:style-name="ce156" table:formula="of:=[.X2]+1" office:value-type="date" office:date-value="2019-06-22">
            <text:p>22</text:p>
          </table:table-cell>
          <table:table-cell table:style-name="ce156" table:formula="of:=[.Y2]+1" office:value-type="date" office:date-value="2019-06-23">
            <text:p>23</text:p>
          </table:table-cell>
          <table:table-cell table:style-name="ce156" table:formula="of:=[.Z2]+1" office:value-type="date" office:date-value="2019-06-24">
            <text:p>24</text:p>
          </table:table-cell>
          <table:table-cell table:style-name="ce156" table:formula="of:=[.AA2]+1" office:value-type="date" office:date-value="2019-06-25">
            <text:p>25</text:p>
          </table:table-cell>
          <table:table-cell table:style-name="ce156" table:formula="of:=[.AB2]+1" office:value-type="date" office:date-value="2019-06-26">
            <text:p>26</text:p>
          </table:table-cell>
          <table:table-cell table:style-name="ce156" table:formula="of:=[.AC2]+1" office:value-type="date" office:date-value="2019-06-27">
            <text:p>27</text:p>
          </table:table-cell>
          <table:table-cell table:style-name="ce156" table:formula="of:=[.AD2]+1" office:value-type="date" office:date-value="2019-06-28">
            <text:p>28</text:p>
          </table:table-cell>
          <table:table-cell table:style-name="ce156" table:formula="of:=[.AE2]+1" office:value-type="date" office:date-value="2019-06-29">
            <text:p>29</text:p>
          </table:table-cell>
          <table:table-cell table:style-name="ce156" table:formula="of:=[.AF2]+1" office:value-type="date" office:date-value="2019-06-30">
            <text:p>30</text:p>
          </table:table-cell>
          <table:table-cell table:style-name="ce156" table:formula="of:=[.AG2]+1" office:value-type="date" office:date-value="2019-07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5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53" table:formula="of:=SUM([.D12:.AH1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53" table:formula="of:=SUM([.D13:.AH1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53" table:formula="of:=SUM([.D14:.AH1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53" table:formula="of:=SUM([.D15:.AH1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53" table:formula="of:=SUM([.D16:.AH1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3" table:formula="of:=SUM([.D17:.AH1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3" table:formula="of:=SUM([.D18:.AH1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3" table:formula="of:=SUM([.D19:.AH1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3" table:formula="of:=SUM([.D20:.AH2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3" table:formula="of:=SUM([.D21:.AH2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53" table:formula="of:=SUM([.D22:.AH2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3" table:formula="of:=SUM([.D23:.AH2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3" table:formula="of:=SUM([.D24:.AH2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3" table:formula="of:=SUM([.D25:.AH2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3" table:formula="of:=SUM([.D26:.AH2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53" table:formula="of:=SUM([.D27:.AH2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53" table:formula="of:=SUM([.D28:.AH2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3" table:formula="of:=SUM([.D29:.AH2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3" table:formula="of:=SUM([.D30:.AH3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3" table:formula="of:=SUM([.D31:.AH3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3" table:formula="of:=SUM([.D32:.AH3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53" table:formula="of:=SUM([.D33:.AH3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53" table:formula="of:=SUM([.D34:.AH3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53" table:formula="of:=SUM([.D35:.AH3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3" table:formula="of:=SUM([.D36:.AH3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3" table:formula="of:=SUM([.D37:.AH3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53" table:formula="of:=SUM([.D38:.AH3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53" table:formula="of:=SUM([.D39:.AH3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53" table:formula="of:=SUM([.D40:.AH4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53" table:formula="of:=SUM([.D41:.AH4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53" table:formula="of:=SUM([.D42:.AH4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53" table:formula="of:=SUM([.D43:.AH4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53" table:formula="of:=SUM([.D44:.AH4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53" table:formula="of:=SUM([.D45:.AH4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53" table:formula="of:=SUM([.D46:.AH4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53" table:formula="of:=SUM([.D47:.AH4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53" table:formula="of:=SUM([.D48:.AH4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53" table:formula="of:=SUM([.D49:.AH4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53" table:formula="of:=SUM([.D50:.AH5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53" table:formula="of:=SUM([.D51:.AH5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53" table:formula="of:=SUM([.D52:.AH5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53" table:formula="of:=SUM([.D53:.AH5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53" table:formula="of:=SUM([.D54:.AH5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53" table:formula="of:=SUM([.D55:.AH5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53" table:formula="of:=SUM([.D56:.AH5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53" table:formula="of:=SUM([.D57:.AH5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53" table:formula="of:=SUM([.D58:.AH5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53" table:formula="of:=SUM([.D59:.AH5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53" table:formula="of:=SUM([.D60:.AH6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53" table:formula="of:=SUM([.D61:.AH6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53" table:formula="of:=SUM([.D62:.AH6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53" table:formula="of:=SUM([.D63:.AH6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53" table:formula="of:=SUM([.D64:.AH6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53" table:formula="of:=SUM([.D65:.AH6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53" table:formula="of:=SUM([.D66:.AH6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53" table:formula="of:=SUM([.D67:.AH6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53"/>
          <table:table-cell table:style-name="ce158" table:number-columns-repeated="13"/>
          <table:table-cell table:style-name="ce165" table:number-columns-repeated="7"/>
          <table:table-cell table:style-name="ce15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54"/>
          <table:covered-table-cell table:number-columns-repeated="31" table:style-name="ce15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4">
          <table:table-cell table:style-name="ce43" table:number-columns-repeated="3"/>
          <table:table-cell table:style-name="ce16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75"/>
        <table:table-column table:style-name="co29" table:number-columns-repeated="7" table:default-cell-style-name="ce175"/>
        <table:table-column table:style-name="co28" table:number-columns-repeated="15" table:default-cell-style-name="ce17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69" table:number-columns-repeated="9"/>
          <table:table-cell table:style-name="ce176" office:value-type="string" table:number-columns-spanned="2" table:number-rows-spanned="1">
            <text:p>Month</text:p>
          </table:table-cell>
          <table:covered-table-cell table:style-name="ce177"/>
          <table:table-cell table:style-name="ce178" table:content-validation-name="val1" office:value-type="float" office:value="7" table:number-columns-spanned="2" table:number-rows-spanned="1">
            <text:p>7</text:p>
          </table:table-cell>
          <table:covered-table-cell table:style-name="ce177"/>
          <table:table-cell table:style-name="ce176" office:value-type="string" table:number-columns-spanned="2" table:number-rows-spanned="1">
            <text:p>Year</text:p>
          </table:table-cell>
          <table:covered-table-cell table:style-name="ce177"/>
          <table:table-cell table:style-name="ce176" office:value-type="float" office:value="2019" table:number-columns-spanned="2" table:number-rows-spanned="1">
            <text:p>2019</text:p>
          </table:table-cell>
          <table:covered-table-cell table:style-name="ce180"/>
          <table:table-cell table:style-name="ce169" table:number-columns-repeated="14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70" table:formula="of:=DATE([.$S$1];[.O1];1)" office:value-type="date" office:date-value="2019-07-01">
            <text:p>01</text:p>
          </table:table-cell>
          <table:table-cell table:style-name="ce170" table:formula="of:=[.D2]+1" office:value-type="date" office:date-value="2019-07-02">
            <text:p>02</text:p>
          </table:table-cell>
          <table:table-cell table:style-name="ce170" table:formula="of:=[.E2]+1" office:value-type="date" office:date-value="2019-07-03">
            <text:p>03</text:p>
          </table:table-cell>
          <table:table-cell table:style-name="ce170" table:formula="of:=[.F2]+1" office:value-type="date" office:date-value="2019-07-04">
            <text:p>04</text:p>
          </table:table-cell>
          <table:table-cell table:style-name="ce170" table:formula="of:=[.G2]+1" office:value-type="date" office:date-value="2019-07-05">
            <text:p>05</text:p>
          </table:table-cell>
          <table:table-cell table:style-name="ce170" table:formula="of:=[.H2]+1" office:value-type="date" office:date-value="2019-07-06">
            <text:p>06</text:p>
          </table:table-cell>
          <table:table-cell table:style-name="ce170" table:formula="of:=[.I2]+1" office:value-type="date" office:date-value="2019-07-07">
            <text:p>07</text:p>
          </table:table-cell>
          <table:table-cell table:style-name="ce170" table:formula="of:=[.J2]+1" office:value-type="date" office:date-value="2019-07-08">
            <text:p>08</text:p>
          </table:table-cell>
          <table:table-cell table:style-name="ce170" table:formula="of:=[.K2]+1" office:value-type="date" office:date-value="2019-07-09">
            <text:p>09</text:p>
          </table:table-cell>
          <table:table-cell table:style-name="ce170" table:formula="of:=[.L2]+1" office:value-type="date" office:date-value="2019-07-10">
            <text:p>10</text:p>
          </table:table-cell>
          <table:table-cell table:style-name="ce170" table:formula="of:=[.M2]+1" office:value-type="date" office:date-value="2019-07-11">
            <text:p>11</text:p>
          </table:table-cell>
          <table:table-cell table:style-name="ce170" table:formula="of:=[.N2]+1" office:value-type="date" office:date-value="2019-07-12">
            <text:p>12</text:p>
          </table:table-cell>
          <table:table-cell table:style-name="ce170" table:formula="of:=[.O2]+1" office:value-type="date" office:date-value="2019-07-13">
            <text:p>13</text:p>
          </table:table-cell>
          <table:table-cell table:style-name="ce170" table:formula="of:=[.P2]+1" office:value-type="date" office:date-value="2019-07-14">
            <text:p>14</text:p>
          </table:table-cell>
          <table:table-cell table:style-name="ce170" table:formula="of:=[.Q2]+1" office:value-type="date" office:date-value="2019-07-15">
            <text:p>15</text:p>
          </table:table-cell>
          <table:table-cell table:style-name="ce170" table:formula="of:=[.R2]+1" office:value-type="date" office:date-value="2019-07-16">
            <text:p>16</text:p>
          </table:table-cell>
          <table:table-cell table:style-name="ce170" table:formula="of:=[.S2]+1" office:value-type="date" office:date-value="2019-07-17">
            <text:p>17</text:p>
          </table:table-cell>
          <table:table-cell table:style-name="ce170" table:formula="of:=[.T2]+1" office:value-type="date" office:date-value="2019-07-18">
            <text:p>18</text:p>
          </table:table-cell>
          <table:table-cell table:style-name="ce170" table:formula="of:=[.U2]+1" office:value-type="date" office:date-value="2019-07-19">
            <text:p>19</text:p>
          </table:table-cell>
          <table:table-cell table:style-name="ce170" table:formula="of:=[.V2]+1" office:value-type="date" office:date-value="2019-07-20">
            <text:p>20</text:p>
          </table:table-cell>
          <table:table-cell table:style-name="ce170" table:formula="of:=[.W2]+1" office:value-type="date" office:date-value="2019-07-21">
            <text:p>21</text:p>
          </table:table-cell>
          <table:table-cell table:style-name="ce170" table:formula="of:=[.X2]+1" office:value-type="date" office:date-value="2019-07-22">
            <text:p>22</text:p>
          </table:table-cell>
          <table:table-cell table:style-name="ce170" table:formula="of:=[.Y2]+1" office:value-type="date" office:date-value="2019-07-23">
            <text:p>23</text:p>
          </table:table-cell>
          <table:table-cell table:style-name="ce170" table:formula="of:=[.Z2]+1" office:value-type="date" office:date-value="2019-07-24">
            <text:p>24</text:p>
          </table:table-cell>
          <table:table-cell table:style-name="ce170" table:formula="of:=[.AA2]+1" office:value-type="date" office:date-value="2019-07-25">
            <text:p>25</text:p>
          </table:table-cell>
          <table:table-cell table:style-name="ce170" table:formula="of:=[.AB2]+1" office:value-type="date" office:date-value="2019-07-26">
            <text:p>26</text:p>
          </table:table-cell>
          <table:table-cell table:style-name="ce170" table:formula="of:=[.AC2]+1" office:value-type="date" office:date-value="2019-07-27">
            <text:p>27</text:p>
          </table:table-cell>
          <table:table-cell table:style-name="ce170" table:formula="of:=[.AD2]+1" office:value-type="date" office:date-value="2019-07-28">
            <text:p>28</text:p>
          </table:table-cell>
          <table:table-cell table:style-name="ce170" table:formula="of:=[.AE2]+1" office:value-type="date" office:date-value="2019-07-29">
            <text:p>29</text:p>
          </table:table-cell>
          <table:table-cell table:style-name="ce170" table:formula="of:=[.AF2]+1" office:value-type="date" office:date-value="2019-07-30">
            <text:p>30</text:p>
          </table:table-cell>
          <table:table-cell table:style-name="ce170" table:formula="of:=[.AG2]+1" office:value-type="date" office:date-value="2019-07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1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7" table:formula="of:=SUM([.D4:.AH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7" table:formula="of:=SUM([.D5:.AH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7" table:formula="of:=SUM([.D6:.AH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7" table:formula="of:=SUM([.D7:.AH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7" table:formula="of:=SUM([.D8:.AH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67" table:formula="of:=SUM([.D9:.AH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67" table:formula="of:=SUM([.D10:.AH1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67" table:formula="of:=SUM([.D11:.AH1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67" table:formula="of:=SUM([.D12:.AH1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67" table:formula="of:=SUM([.D13:.AH1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67" table:formula="of:=SUM([.D14:.AH1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67" table:formula="of:=SUM([.D15:.AH1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67" table:formula="of:=SUM([.D16:.AH1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7" table:formula="of:=SUM([.D17:.AH1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7" table:formula="of:=SUM([.D18:.AH1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7" table:formula="of:=SUM([.D19:.AH1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7" table:formula="of:=SUM([.D20:.AH2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7" table:formula="of:=SUM([.D21:.AH2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67" table:formula="of:=SUM([.D22:.AH2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67" table:formula="of:=SUM([.D23:.AH2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67" table:formula="of:=SUM([.D24:.AH2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67" table:formula="of:=SUM([.D25:.AH2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7" table:formula="of:=SUM([.D26:.AH2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67" table:formula="of:=SUM([.D27:.AH2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67" table:formula="of:=SUM([.D28:.AH2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67" table:formula="of:=SUM([.D29:.AH2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67" table:formula="of:=SUM([.D30:.AH3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67" table:formula="of:=SUM([.D31:.AH3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67" table:formula="of:=SUM([.D32:.AH3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67" table:formula="of:=SUM([.D33:.AH3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67" table:formula="of:=SUM([.D34:.AH3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67" table:formula="of:=SUM([.D35:.AH3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67" table:formula="of:=SUM([.D36:.AH3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67" table:formula="of:=SUM([.D37:.AH3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67" table:formula="of:=SUM([.D38:.AH3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67" table:formula="of:=SUM([.D39:.AH3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67" table:formula="of:=SUM([.D40:.AH4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67" table:formula="of:=SUM([.D41:.AH4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67" table:formula="of:=SUM([.D42:.AH4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67" table:formula="of:=SUM([.D43:.AH4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67" table:formula="of:=SUM([.D44:.AH4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67" table:formula="of:=SUM([.D45:.AH4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67" table:formula="of:=SUM([.D46:.AH4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67" table:formula="of:=SUM([.D47:.AH4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67" table:formula="of:=SUM([.D48:.AH4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67" table:formula="of:=SUM([.D49:.AH4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67" table:formula="of:=SUM([.D50:.AH5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67" table:formula="of:=SUM([.D51:.AH5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67" table:formula="of:=SUM([.D52:.AH5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67" table:formula="of:=SUM([.D53:.AH5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67" table:formula="of:=SUM([.D54:.AH5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67" table:formula="of:=SUM([.D55:.AH5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67" table:formula="of:=SUM([.D56:.AH5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67" table:formula="of:=SUM([.D57:.AH5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67" table:formula="of:=SUM([.D58:.AH5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67" table:formula="of:=SUM([.D59:.AH5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67" table:formula="of:=SUM([.D60:.AH6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67" table:formula="of:=SUM([.D61:.AH6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67" table:formula="of:=SUM([.D62:.AH6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67" table:formula="of:=SUM([.D63:.AH6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67" table:formula="of:=SUM([.D64:.AH6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67" table:formula="of:=SUM([.D65:.AH6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67" table:formula="of:=SUM([.D66:.AH6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67" table:formula="of:=SUM([.D67:.AH6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67"/>
          <table:table-cell table:style-name="ce172" table:number-columns-repeated="13"/>
          <table:table-cell table:style-name="ce179" table:number-columns-repeated="7"/>
          <table:table-cell table:style-name="ce17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68"/>
          <table:covered-table-cell table:number-columns-repeated="31" table:style-name="ce17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4">
          <table:table-cell table:style-name="ce43" table:number-columns-repeated="3"/>
          <table:table-cell table:style-name="ce17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4"/>
          <table:table-cell table:number-columns-repeated="28"/>
          <table:table-cell table:style-name="ce174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89"/>
        <table:table-column table:style-name="co29" table:number-columns-repeated="7" table:default-cell-style-name="ce189"/>
        <table:table-column table:style-name="co28" table:number-columns-repeated="16" table:default-cell-style-name="ce18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83" table:number-columns-repeated="8"/>
          <table:table-cell table:style-name="ce190" office:value-type="string" table:number-columns-spanned="2" table:number-rows-spanned="1">
            <text:p>Month</text:p>
          </table:table-cell>
          <table:covered-table-cell table:style-name="ce191"/>
          <table:table-cell table:style-name="ce192" table:content-validation-name="val1" office:value-type="float" office:value="8" table:number-columns-spanned="2" table:number-rows-spanned="1">
            <text:p>8</text:p>
          </table:table-cell>
          <table:covered-table-cell table:style-name="ce191"/>
          <table:table-cell table:style-name="ce190" office:value-type="string" table:number-columns-spanned="2" table:number-rows-spanned="1">
            <text:p>Year</text:p>
          </table:table-cell>
          <table:covered-table-cell table:style-name="ce191"/>
          <table:table-cell table:style-name="ce190" office:value-type="float" office:value="2019" table:number-columns-spanned="2" table:number-rows-spanned="1">
            <text:p>2019</text:p>
          </table:table-cell>
          <table:covered-table-cell table:style-name="ce194"/>
          <table:table-cell table:style-name="ce18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84" table:formula="of:=DATE([.$R$1];[.N1];1)" office:value-type="date" office:date-value="2019-08-01">
            <text:p>01</text:p>
          </table:table-cell>
          <table:table-cell table:style-name="ce184" table:formula="of:=[.D2]+1" office:value-type="date" office:date-value="2019-08-02">
            <text:p>02</text:p>
          </table:table-cell>
          <table:table-cell table:style-name="ce184" table:formula="of:=[.E2]+1" office:value-type="date" office:date-value="2019-08-03">
            <text:p>03</text:p>
          </table:table-cell>
          <table:table-cell table:style-name="ce184" table:formula="of:=[.F2]+1" office:value-type="date" office:date-value="2019-08-04">
            <text:p>04</text:p>
          </table:table-cell>
          <table:table-cell table:style-name="ce184" table:formula="of:=[.G2]+1" office:value-type="date" office:date-value="2019-08-05">
            <text:p>05</text:p>
          </table:table-cell>
          <table:table-cell table:style-name="ce184" table:formula="of:=[.H2]+1" office:value-type="date" office:date-value="2019-08-06">
            <text:p>06</text:p>
          </table:table-cell>
          <table:table-cell table:style-name="ce184" table:formula="of:=[.I2]+1" office:value-type="date" office:date-value="2019-08-07">
            <text:p>07</text:p>
          </table:table-cell>
          <table:table-cell table:style-name="ce184" table:formula="of:=[.J2]+1" office:value-type="date" office:date-value="2019-08-08">
            <text:p>08</text:p>
          </table:table-cell>
          <table:table-cell table:style-name="ce184" table:formula="of:=[.K2]+1" office:value-type="date" office:date-value="2019-08-09">
            <text:p>09</text:p>
          </table:table-cell>
          <table:table-cell table:style-name="ce184" table:formula="of:=[.L2]+1" office:value-type="date" office:date-value="2019-08-10">
            <text:p>10</text:p>
          </table:table-cell>
          <table:table-cell table:style-name="ce184" table:formula="of:=[.M2]+1" office:value-type="date" office:date-value="2019-08-11">
            <text:p>11</text:p>
          </table:table-cell>
          <table:table-cell table:style-name="ce184" table:formula="of:=[.N2]+1" office:value-type="date" office:date-value="2019-08-12">
            <text:p>12</text:p>
          </table:table-cell>
          <table:table-cell table:style-name="ce184" table:formula="of:=[.O2]+1" office:value-type="date" office:date-value="2019-08-13">
            <text:p>13</text:p>
          </table:table-cell>
          <table:table-cell table:style-name="ce184" table:formula="of:=[.P2]+1" office:value-type="date" office:date-value="2019-08-14">
            <text:p>14</text:p>
          </table:table-cell>
          <table:table-cell table:style-name="ce184" table:formula="of:=[.Q2]+1" office:value-type="date" office:date-value="2019-08-15">
            <text:p>15</text:p>
          </table:table-cell>
          <table:table-cell table:style-name="ce184" table:formula="of:=[.R2]+1" office:value-type="date" office:date-value="2019-08-16">
            <text:p>16</text:p>
          </table:table-cell>
          <table:table-cell table:style-name="ce184" table:formula="of:=[.S2]+1" office:value-type="date" office:date-value="2019-08-17">
            <text:p>17</text:p>
          </table:table-cell>
          <table:table-cell table:style-name="ce184" table:formula="of:=[.T2]+1" office:value-type="date" office:date-value="2019-08-18">
            <text:p>18</text:p>
          </table:table-cell>
          <table:table-cell table:style-name="ce184" table:formula="of:=[.U2]+1" office:value-type="date" office:date-value="2019-08-19">
            <text:p>19</text:p>
          </table:table-cell>
          <table:table-cell table:style-name="ce184" table:formula="of:=[.V2]+1" office:value-type="date" office:date-value="2019-08-20">
            <text:p>20</text:p>
          </table:table-cell>
          <table:table-cell table:style-name="ce184" table:formula="of:=[.W2]+1" office:value-type="date" office:date-value="2019-08-21">
            <text:p>21</text:p>
          </table:table-cell>
          <table:table-cell table:style-name="ce184" table:formula="of:=[.X2]+1" office:value-type="date" office:date-value="2019-08-22">
            <text:p>22</text:p>
          </table:table-cell>
          <table:table-cell table:style-name="ce184" table:formula="of:=[.Y2]+1" office:value-type="date" office:date-value="2019-08-23">
            <text:p>23</text:p>
          </table:table-cell>
          <table:table-cell table:style-name="ce184" table:formula="of:=[.Z2]+1" office:value-type="date" office:date-value="2019-08-24">
            <text:p>24</text:p>
          </table:table-cell>
          <table:table-cell table:style-name="ce184" table:formula="of:=[.AA2]+1" office:value-type="date" office:date-value="2019-08-25">
            <text:p>25</text:p>
          </table:table-cell>
          <table:table-cell table:style-name="ce184" table:formula="of:=[.AB2]+1" office:value-type="date" office:date-value="2019-08-26">
            <text:p>26</text:p>
          </table:table-cell>
          <table:table-cell table:style-name="ce184" table:formula="of:=[.AC2]+1" office:value-type="date" office:date-value="2019-08-27">
            <text:p>27</text:p>
          </table:table-cell>
          <table:table-cell table:style-name="ce184" table:formula="of:=[.AD2]+1" office:value-type="date" office:date-value="2019-08-28">
            <text:p>28</text:p>
          </table:table-cell>
          <table:table-cell table:style-name="ce184" table:formula="of:=[.AE2]+1" office:value-type="date" office:date-value="2019-08-29">
            <text:p>29</text:p>
          </table:table-cell>
          <table:table-cell table:style-name="ce184" table:formula="of:=[.AF2]+1" office:value-type="date" office:date-value="2019-08-30">
            <text:p>30</text:p>
          </table:table-cell>
          <table:table-cell table:style-name="ce184" table:formula="of:=[.AG2]+1" office:value-type="date" office:date-value="2019-08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1" table:formula="of:=SUM([.D4:.AH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1" table:formula="of:=SUM([.D5:.AH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1" table:formula="of:=SUM([.D6:.AH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1" table:formula="of:=SUM([.D7:.AH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1" table:formula="of:=SUM([.D8:.AH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81" table:formula="of:=SUM([.D9:.AH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81" table:formula="of:=SUM([.D10:.AH1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81" table:formula="of:=SUM([.D11:.AH1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81" table:formula="of:=SUM([.D12:.AH1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81" table:formula="of:=SUM([.D13:.AH1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81" table:formula="of:=SUM([.D14:.AH1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81" table:formula="of:=SUM([.D15:.AH1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81" table:formula="of:=SUM([.D16:.AH1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1" table:formula="of:=SUM([.D17:.AH1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1" table:formula="of:=SUM([.D18:.AH1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1" table:formula="of:=SUM([.D19:.AH1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1" table:formula="of:=SUM([.D20:.AH2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1" table:formula="of:=SUM([.D21:.AH2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81" table:formula="of:=SUM([.D22:.AH2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1" table:formula="of:=SUM([.D23:.AH2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1" table:formula="of:=SUM([.D24:.AH2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1" table:formula="of:=SUM([.D25:.AH2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1" table:formula="of:=SUM([.D26:.AH2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81" table:formula="of:=SUM([.D27:.AH2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81" table:formula="of:=SUM([.D28:.AH2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1" table:formula="of:=SUM([.D29:.AH2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1" table:formula="of:=SUM([.D30:.AH3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1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1" table:formula="of:=SUM([.D32:.AH3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81" table:formula="of:=SUM([.D33:.AH3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81" table:formula="of:=SUM([.D34:.AH3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81" table:formula="of:=SUM([.D35:.AH3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81" table:formula="of:=SUM([.D36:.AH3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81" table:formula="of:=SUM([.D37:.AH3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81" table:formula="of:=SUM([.D38:.AH3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81" table:formula="of:=SUM([.D39:.AH3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81" table:formula="of:=SUM([.D40:.AH4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81" table:formula="of:=SUM([.D41:.AH4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81" table:formula="of:=SUM([.D42:.AH4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81" table:formula="of:=SUM([.D43:.AH4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1" table:formula="of:=SUM([.D44:.AH4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1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1" table:formula="of:=SUM([.D46:.AH4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81" table:formula="of:=SUM([.D47:.AH4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81" table:formula="of:=SUM([.D48:.AH4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81" table:formula="of:=SUM([.D49:.AH4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81" table:formula="of:=SUM([.D50:.AH5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81" table:formula="of:=SUM([.D51:.AH5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81" table:formula="of:=SUM([.D52:.AH5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81" table:formula="of:=SUM([.D53:.AH5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81" table:formula="of:=SUM([.D54:.AH5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81" table:formula="of:=SUM([.D55:.AH5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81" table:formula="of:=SUM([.D56:.AH5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81" table:formula="of:=SUM([.D57:.AH5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81" table:formula="of:=SUM([.D58:.AH5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81" table:formula="of:=SUM([.D59:.AH5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81" table:formula="of:=SUM([.D60:.AH6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81" table:formula="of:=SUM([.D61:.AH6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81" table:formula="of:=SUM([.D62:.AH6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81" table:formula="of:=SUM([.D63:.AH6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81" table:formula="of:=SUM([.D64:.AH6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81" table:formula="of:=SUM([.D65:.AH6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81" table:formula="of:=SUM([.D66:.AH6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81" table:formula="of:=SUM([.D67:.AH6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81"/>
          <table:table-cell table:style-name="ce186" table:number-columns-repeated="13"/>
          <table:table-cell table:style-name="ce193" table:number-columns-repeated="7"/>
          <table:table-cell table:style-name="ce18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82"/>
          <table:covered-table-cell table:number-columns-repeated="31" table:style-name="ce18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3">
          <table:table-cell table:style-name="ce43" table:number-columns-repeated="3"/>
          <table:table-cell table:style-name="ce18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88"/>
          <table:table-cell table:number-columns-repeated="27"/>
          <table:table-cell table:style-name="ce18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3"/>
        <table:table-column table:style-name="co29" table:number-columns-repeated="7" table:default-cell-style-name="ce203"/>
        <table:table-column table:style-name="co28" table:number-columns-repeated="15" table:default-cell-style-name="ce203"/>
        <table:table-column table:style-name="co7" table:number-columns-repeated="991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97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9" table:number-columns-spanned="2" table:number-rows-spanned="1">
            <text:p>9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9" table:number-columns-spanned="2" table:number-rows-spanned="1">
            <text:p>2019</text:p>
          </table:table-cell>
          <table:covered-table-cell table:style-name="ce208"/>
          <table:table-cell table:style-name="ce197" table:number-columns-repeated="14"/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1" table:number-columns-repeated="3"/>
          <table:table-cell table:style-name="ce198" table:formula="of:=DATE([.$R$1];[.N1];1)" office:value-type="date" office:date-value="2019-09-01">
            <text:p>01</text:p>
          </table:table-cell>
          <table:table-cell table:style-name="ce198" table:formula="of:=[.D2]+1" office:value-type="date" office:date-value="2019-09-02">
            <text:p>02</text:p>
          </table:table-cell>
          <table:table-cell table:style-name="ce198" table:formula="of:=[.E2]+1" office:value-type="date" office:date-value="2019-09-03">
            <text:p>03</text:p>
          </table:table-cell>
          <table:table-cell table:style-name="ce198" table:formula="of:=[.F2]+1" office:value-type="date" office:date-value="2019-09-04">
            <text:p>04</text:p>
          </table:table-cell>
          <table:table-cell table:style-name="ce198" table:formula="of:=[.G2]+1" office:value-type="date" office:date-value="2019-09-05">
            <text:p>05</text:p>
          </table:table-cell>
          <table:table-cell table:style-name="ce198" table:formula="of:=[.H2]+1" office:value-type="date" office:date-value="2019-09-06">
            <text:p>06</text:p>
          </table:table-cell>
          <table:table-cell table:style-name="ce198" table:formula="of:=[.I2]+1" office:value-type="date" office:date-value="2019-09-07">
            <text:p>07</text:p>
          </table:table-cell>
          <table:table-cell table:style-name="ce198" table:formula="of:=[.J2]+1" office:value-type="date" office:date-value="2019-09-08">
            <text:p>08</text:p>
          </table:table-cell>
          <table:table-cell table:style-name="ce198" table:formula="of:=[.K2]+1" office:value-type="date" office:date-value="2019-09-09">
            <text:p>09</text:p>
          </table:table-cell>
          <table:table-cell table:style-name="ce198" table:formula="of:=[.L2]+1" office:value-type="date" office:date-value="2019-09-10">
            <text:p>10</text:p>
          </table:table-cell>
          <table:table-cell table:style-name="ce198" table:formula="of:=[.M2]+1" office:value-type="date" office:date-value="2019-09-11">
            <text:p>11</text:p>
          </table:table-cell>
          <table:table-cell table:style-name="ce198" table:formula="of:=[.N2]+1" office:value-type="date" office:date-value="2019-09-12">
            <text:p>12</text:p>
          </table:table-cell>
          <table:table-cell table:style-name="ce198" table:formula="of:=[.O2]+1" office:value-type="date" office:date-value="2019-09-13">
            <text:p>13</text:p>
          </table:table-cell>
          <table:table-cell table:style-name="ce198" table:formula="of:=[.P2]+1" office:value-type="date" office:date-value="2019-09-14">
            <text:p>14</text:p>
          </table:table-cell>
          <table:table-cell table:style-name="ce198" table:formula="of:=[.Q2]+1" office:value-type="date" office:date-value="2019-09-15">
            <text:p>15</text:p>
          </table:table-cell>
          <table:table-cell table:style-name="ce198" table:formula="of:=[.R2]+1" office:value-type="date" office:date-value="2019-09-16">
            <text:p>16</text:p>
          </table:table-cell>
          <table:table-cell table:style-name="ce198" table:formula="of:=[.S2]+1" office:value-type="date" office:date-value="2019-09-17">
            <text:p>17</text:p>
          </table:table-cell>
          <table:table-cell table:style-name="ce198" table:formula="of:=[.T2]+1" office:value-type="date" office:date-value="2019-09-18">
            <text:p>18</text:p>
          </table:table-cell>
          <table:table-cell table:style-name="ce198" table:formula="of:=[.U2]+1" office:value-type="date" office:date-value="2019-09-19">
            <text:p>19</text:p>
          </table:table-cell>
          <table:table-cell table:style-name="ce198" table:formula="of:=[.V2]+1" office:value-type="date" office:date-value="2019-09-20">
            <text:p>20</text:p>
          </table:table-cell>
          <table:table-cell table:style-name="ce198" table:formula="of:=[.W2]+1" office:value-type="date" office:date-value="2019-09-21">
            <text:p>21</text:p>
          </table:table-cell>
          <table:table-cell table:style-name="ce198" table:formula="of:=[.X2]+1" office:value-type="date" office:date-value="2019-09-22">
            <text:p>22</text:p>
          </table:table-cell>
          <table:table-cell table:style-name="ce198" table:formula="of:=[.Y2]+1" office:value-type="date" office:date-value="2019-09-23">
            <text:p>23</text:p>
          </table:table-cell>
          <table:table-cell table:style-name="ce198" table:formula="of:=[.Z2]+1" office:value-type="date" office:date-value="2019-09-24">
            <text:p>24</text:p>
          </table:table-cell>
          <table:table-cell table:style-name="ce198" table:formula="of:=[.AA2]+1" office:value-type="date" office:date-value="2019-09-25">
            <text:p>25</text:p>
          </table:table-cell>
          <table:table-cell table:style-name="ce198" table:formula="of:=[.AB2]+1" office:value-type="date" office:date-value="2019-09-26">
            <text:p>26</text:p>
          </table:table-cell>
          <table:table-cell table:style-name="ce198" table:formula="of:=[.AC2]+1" office:value-type="date" office:date-value="2019-09-27">
            <text:p>27</text:p>
          </table:table-cell>
          <table:table-cell table:style-name="ce198" table:formula="of:=[.AD2]+1" office:value-type="date" office:date-value="2019-09-28">
            <text:p>28</text:p>
          </table:table-cell>
          <table:table-cell table:style-name="ce198" table:formula="of:=[.AE2]+1" office:value-type="date" office:date-value="2019-09-29">
            <text:p>29</text:p>
          </table:table-cell>
          <table:table-cell table:style-name="ce198" table:formula="of:=[.AF2]+1" office:value-type="date" office:date-value="2019-09-30">
            <text:p>30</text:p>
          </table:table-cell>
          <table:table-cell table:style-name="ce94" table:number-columns-repeated="951"/>
          <table:table-cell table:number-columns-repeated="40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9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5" table:formula="of:=SUM([.D4:.AH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5" table:formula="of:=SUM([.D5:.AH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5" table:formula="of:=SUM([.D6:.AH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5" table:formula="of:=SUM([.D7:.AH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5" table:formula="of:=SUM([.D8:.AH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95" table:formula="of:=SUM([.D9:.AH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95" table:formula="of:=SUM([.D10:.AH1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95" table:formula="of:=SUM([.D11:.AH1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95" table:formula="of:=SUM([.D12:.AH1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95" table:formula="of:=SUM([.D13:.AH1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95" table:formula="of:=SUM([.D14:.AH1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95" table:formula="of:=SUM([.D15:.AH1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95" table:formula="of:=SUM([.D16:.AH1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5" table:formula="of:=SUM([.D17:.AH1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5" table:formula="of:=SUM([.D18:.AH1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5" table:formula="of:=SUM([.D19:.AH1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5" table:formula="of:=SUM([.D20:.AH2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5" table:formula="of:=SUM([.D21:.AH2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95" table:formula="of:=SUM([.D22:.AH2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95" table:formula="of:=SUM([.D23:.AH2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95" table:formula="of:=SUM([.D24:.AH2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5" table:formula="of:=SUM([.D25:.AH2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5" table:formula="of:=SUM([.D26:.AH2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95" table:formula="of:=SUM([.D27:.AH2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95" table:formula="of:=SUM([.D28:.AH2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95" table:formula="of:=SUM([.D29:.AH2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95" table:formula="of:=SUM([.D30:.AH3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95" table:formula="of:=SUM([.D31:.AH3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95" table:formula="of:=SUM([.D32:.AH3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95" table:formula="of:=SUM([.D33:.AH3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95" table:formula="of:=SUM([.D34:.AH3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95" table:formula="of:=SUM([.D35:.AH3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95" table:formula="of:=SUM([.D36:.AH3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95" table:formula="of:=SUM([.D37:.AH3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95" table:formula="of:=SUM([.D38:.AH3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95" table:formula="of:=SUM([.D39:.AH3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95" table:formula="of:=SUM([.D40:.AH4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95" table:formula="of:=SUM([.D41:.AH4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95" table:formula="of:=SUM([.D42:.AH4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95" table:formula="of:=SUM([.D43:.AH4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95" table:formula="of:=SUM([.D44:.AH4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95" table:formula="of:=SUM([.D45:.AH4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95" table:formula="of:=SUM([.D46:.AH4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195" table:formula="of:=SUM([.D47:.AH4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95" table:formula="of:=SUM([.D48:.AH4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195" table:formula="of:=SUM([.D49:.AH4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195" table:formula="of:=SUM([.D50:.AH5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195" table:formula="of:=SUM([.D51:.AH5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95" table:formula="of:=SUM([.D52:.AH5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95" table:formula="of:=SUM([.D53:.AH5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95" table:formula="of:=SUM([.D54:.AH5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95" table:formula="of:=SUM([.D55:.AH5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95" table:formula="of:=SUM([.D56:.AH5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95" table:formula="of:=SUM([.D57:.AH5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95" table:formula="of:=SUM([.D58:.AH5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95" table:formula="of:=SUM([.D59:.AH5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95" table:formula="of:=SUM([.D60:.AH6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95" table:formula="of:=SUM([.D61:.AH6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95" table:formula="of:=SUM([.D62:.AH6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95" table:formula="of:=SUM([.D63:.AH6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95" table:formula="of:=SUM([.D64:.AH6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95" table:formula="of:=SUM([.D65:.AH6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95" table:formula="of:=SUM([.D66:.AH6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95" table:formula="of:=SUM([.D67:.AH6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95"/>
          <table:table-cell table:style-name="ce200" table:number-columns-repeated="13"/>
          <table:table-cell table:style-name="ce207" table:number-columns-repeated="7"/>
          <table:table-cell table:style-name="ce20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96"/>
          <table:covered-table-cell table:number-columns-repeated="31" table:style-name="ce20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15">
          <table:table-cell table:style-name="ce43" table:number-columns-repeated="3"/>
          <table:table-cell table:style-name="ce20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0">
          <table:table-cell table:style-name="ce43" table:number-columns-repeated="3"/>
          <table:table-cell table:style-name="ce202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2"/>
          <table:table-cell table:number-columns-repeated="27"/>
          <table:table-cell table:style-name="ce202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17"/>
        <table:table-column table:style-name="co29" table:number-columns-repeated="7" table:default-cell-style-name="ce217"/>
        <table:table-column table:style-name="co28" table:number-columns-repeated="16" table:default-cell-style-name="ce21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11" table:number-columns-repeated="8"/>
          <table:table-cell table:style-name="ce218" office:value-type="string" table:number-columns-spanned="2" table:number-rows-spanned="1">
            <text:p>Month</text:p>
          </table:table-cell>
          <table:covered-table-cell table:style-name="ce219"/>
          <table:table-cell table:style-name="ce220" table:content-validation-name="val1" office:value-type="float" office:value="10" table:number-columns-spanned="2" table:number-rows-spanned="1">
            <text:p>10</text:p>
          </table:table-cell>
          <table:covered-table-cell table:style-name="ce219"/>
          <table:table-cell table:style-name="ce218" office:value-type="string" table:number-columns-spanned="2" table:number-rows-spanned="1">
            <text:p>Year</text:p>
          </table:table-cell>
          <table:covered-table-cell table:style-name="ce219"/>
          <table:table-cell table:style-name="ce218" office:value-type="float" office:value="2019" table:number-columns-spanned="2" table:number-rows-spanned="1">
            <text:p>2019</text:p>
          </table:table-cell>
          <table:covered-table-cell table:style-name="ce222"/>
          <table:table-cell table:style-name="ce21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12" table:formula="of:=DATE([.$R$1];[.N1];1)" office:value-type="date" office:date-value="2019-10-01">
            <text:p>01</text:p>
          </table:table-cell>
          <table:table-cell table:style-name="ce212" table:formula="of:=[.D2]+1" office:value-type="date" office:date-value="2019-10-02">
            <text:p>02</text:p>
          </table:table-cell>
          <table:table-cell table:style-name="ce212" table:formula="of:=[.E2]+1" office:value-type="date" office:date-value="2019-10-03">
            <text:p>03</text:p>
          </table:table-cell>
          <table:table-cell table:style-name="ce212" table:formula="of:=[.F2]+1" office:value-type="date" office:date-value="2019-10-04">
            <text:p>04</text:p>
          </table:table-cell>
          <table:table-cell table:style-name="ce212" table:formula="of:=[.G2]+1" office:value-type="date" office:date-value="2019-10-05">
            <text:p>05</text:p>
          </table:table-cell>
          <table:table-cell table:style-name="ce212" table:formula="of:=[.H2]+1" office:value-type="date" office:date-value="2019-10-06">
            <text:p>06</text:p>
          </table:table-cell>
          <table:table-cell table:style-name="ce212" table:formula="of:=[.I2]+1" office:value-type="date" office:date-value="2019-10-07">
            <text:p>07</text:p>
          </table:table-cell>
          <table:table-cell table:style-name="ce212" table:formula="of:=[.J2]+1" office:value-type="date" office:date-value="2019-10-08">
            <text:p>08</text:p>
          </table:table-cell>
          <table:table-cell table:style-name="ce212" table:formula="of:=[.K2]+1" office:value-type="date" office:date-value="2019-10-09">
            <text:p>09</text:p>
          </table:table-cell>
          <table:table-cell table:style-name="ce212" table:formula="of:=[.L2]+1" office:value-type="date" office:date-value="2019-10-10">
            <text:p>10</text:p>
          </table:table-cell>
          <table:table-cell table:style-name="ce212" table:formula="of:=[.M2]+1" office:value-type="date" office:date-value="2019-10-11">
            <text:p>11</text:p>
          </table:table-cell>
          <table:table-cell table:style-name="ce212" table:formula="of:=[.N2]+1" office:value-type="date" office:date-value="2019-10-12">
            <text:p>12</text:p>
          </table:table-cell>
          <table:table-cell table:style-name="ce212" table:formula="of:=[.O2]+1" office:value-type="date" office:date-value="2019-10-13">
            <text:p>13</text:p>
          </table:table-cell>
          <table:table-cell table:style-name="ce212" table:formula="of:=[.P2]+1" office:value-type="date" office:date-value="2019-10-14">
            <text:p>14</text:p>
          </table:table-cell>
          <table:table-cell table:style-name="ce212" table:formula="of:=[.Q2]+1" office:value-type="date" office:date-value="2019-10-15">
            <text:p>15</text:p>
          </table:table-cell>
          <table:table-cell table:style-name="ce212" table:formula="of:=[.R2]+1" office:value-type="date" office:date-value="2019-10-16">
            <text:p>16</text:p>
          </table:table-cell>
          <table:table-cell table:style-name="ce212" table:formula="of:=[.S2]+1" office:value-type="date" office:date-value="2019-10-17">
            <text:p>17</text:p>
          </table:table-cell>
          <table:table-cell table:style-name="ce212" table:formula="of:=[.T2]+1" office:value-type="date" office:date-value="2019-10-18">
            <text:p>18</text:p>
          </table:table-cell>
          <table:table-cell table:style-name="ce212" table:formula="of:=[.U2]+1" office:value-type="date" office:date-value="2019-10-19">
            <text:p>19</text:p>
          </table:table-cell>
          <table:table-cell table:style-name="ce212" table:formula="of:=[.V2]+1" office:value-type="date" office:date-value="2019-10-20">
            <text:p>20</text:p>
          </table:table-cell>
          <table:table-cell table:style-name="ce212" table:formula="of:=[.W2]+1" office:value-type="date" office:date-value="2019-10-21">
            <text:p>21</text:p>
          </table:table-cell>
          <table:table-cell table:style-name="ce212" table:formula="of:=[.X2]+1" office:value-type="date" office:date-value="2019-10-22">
            <text:p>22</text:p>
          </table:table-cell>
          <table:table-cell table:style-name="ce212" table:formula="of:=[.Y2]+1" office:value-type="date" office:date-value="2019-10-23">
            <text:p>23</text:p>
          </table:table-cell>
          <table:table-cell table:style-name="ce212" table:formula="of:=[.Z2]+1" office:value-type="date" office:date-value="2019-10-24">
            <text:p>24</text:p>
          </table:table-cell>
          <table:table-cell table:style-name="ce212" table:formula="of:=[.AA2]+1" office:value-type="date" office:date-value="2019-10-25">
            <text:p>25</text:p>
          </table:table-cell>
          <table:table-cell table:style-name="ce212" table:formula="of:=[.AB2]+1" office:value-type="date" office:date-value="2019-10-26">
            <text:p>26</text:p>
          </table:table-cell>
          <table:table-cell table:style-name="ce212" table:formula="of:=[.AC2]+1" office:value-type="date" office:date-value="2019-10-27">
            <text:p>27</text:p>
          </table:table-cell>
          <table:table-cell table:style-name="ce212" table:formula="of:=[.AD2]+1" office:value-type="date" office:date-value="2019-10-28">
            <text:p>28</text:p>
          </table:table-cell>
          <table:table-cell table:style-name="ce212" table:formula="of:=[.AE2]+1" office:value-type="date" office:date-value="2019-10-29">
            <text:p>29</text:p>
          </table:table-cell>
          <table:table-cell table:style-name="ce212" table:formula="of:=[.AF2]+1" office:value-type="date" office:date-value="2019-10-30">
            <text:p>30</text:p>
          </table:table-cell>
          <table:table-cell table:style-name="ce212" table:formula="of:=[.AG2]+1" office:value-type="date" office:date-value="2019-10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09" table:formula="of:=SUM([.D4:.AH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09" table:formula="of:=SUM([.D5:.AH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09" table:formula="of:=SUM([.D6:.AH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09" table:formula="of:=SUM([.D7:.AH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09" table:formula="of:=SUM([.D8:.AH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09" table:formula="of:=SUM([.D9:.AH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09" table:formula="of:=SUM([.D10:.AH1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09" table:formula="of:=SUM([.D11:.AH1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09" table:formula="of:=SUM([.D12:.AH1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09" table:formula="of:=SUM([.D13:.AH1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09" table:formula="of:=SUM([.D14:.AH1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09" table:formula="of:=SUM([.D15:.AH1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09" table:formula="of:=SUM([.D16:.AH1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09" table:formula="of:=SUM([.D17:.AH1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09" table:formula="of:=SUM([.D18:.AH1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09" table:formula="of:=SUM([.D19:.AH1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09" table:formula="of:=SUM([.D20:.AH2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09" table:formula="of:=SUM([.D21:.AH2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09" table:formula="of:=SUM([.D22:.AH2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09" table:formula="of:=SUM([.D23:.AH2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09" table:formula="of:=SUM([.D24:.AH2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9" table:formula="of:=SUM([.D25:.AH2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09" table:formula="of:=SUM([.D26:.AH2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09" table:formula="of:=SUM([.D27:.AH2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09" table:formula="of:=SUM([.D28:.AH2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9" table:formula="of:=SUM([.D29:.AH2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9" table:formula="of:=SUM([.D30:.AH3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09" table:formula="of:=SUM([.D31:.AH3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09" table:formula="of:=SUM([.D32:.AH3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9" table:formula="of:=SUM([.D33:.AH3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9" table:formula="of:=SUM([.D34:.AH3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9" table:formula="of:=SUM([.D35:.AH3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9" table:formula="of:=SUM([.D36:.AH3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9" table:formula="of:=SUM([.D37:.AH3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09" table:formula="of:=SUM([.D38:.AH3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09" table:formula="of:=SUM([.D39:.AH3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09" table:formula="of:=SUM([.D40:.AH4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09" table:formula="of:=SUM([.D41:.AH4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09" table:formula="of:=SUM([.D42:.AH4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09" table:formula="of:=SUM([.D43:.AH4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09" table:formula="of:=SUM([.D44:.AH4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09" table:formula="of:=SUM([.D45:.AH4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09" table:formula="of:=SUM([.D46:.AH4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209" table:formula="of:=SUM([.D47:.AH4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209" table:formula="of:=SUM([.D48:.AH4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209" table:formula="of:=SUM([.D49:.AH4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209" table:formula="of:=SUM([.D50:.AH5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209" table:formula="of:=SUM([.D51:.AH5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09" table:formula="of:=SUM([.D52:.AH5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09" table:formula="of:=SUM([.D53:.AH5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209" table:formula="of:=SUM([.D54:.AH5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209" table:formula="of:=SUM([.D55:.AH5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09" table:formula="of:=SUM([.D56:.AH5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09" table:formula="of:=SUM([.D57:.AH5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09" table:formula="of:=SUM([.D58:.AH5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09" table:formula="of:=SUM([.D59:.AH5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09" table:formula="of:=SUM([.D60:.AH6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09" table:formula="of:=SUM([.D61:.AH6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09" table:formula="of:=SUM([.D62:.AH6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09" table:formula="of:=SUM([.D63:.AH6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09" table:formula="of:=SUM([.D64:.AH6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09" table:formula="of:=SUM([.D65:.AH6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09" table:formula="of:=SUM([.D66:.AH6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09" table:formula="of:=SUM([.D67:.AH6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09"/>
          <table:table-cell table:style-name="ce214" table:number-columns-repeated="13"/>
          <table:table-cell table:style-name="ce221" table:number-columns-repeated="7"/>
          <table:table-cell table:style-name="ce21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10"/>
          <table:covered-table-cell table:number-columns-repeated="31" table:style-name="ce21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1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16"/>
          <table:table-cell table:number-columns-repeated="27"/>
          <table:table-cell table:style-name="ce21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1"/>
        <table:table-column table:style-name="co29" table:number-columns-repeated="7" table:default-cell-style-name="ce231"/>
        <table:table-column table:style-name="co28" table:number-columns-repeated="16" table:default-cell-style-name="ce23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25" table:number-columns-repeated="8"/>
          <table:table-cell table:style-name="ce232" office:value-type="string" table:number-columns-spanned="2" table:number-rows-spanned="1">
            <text:p>Month</text:p>
          </table:table-cell>
          <table:covered-table-cell table:style-name="ce233"/>
          <table:table-cell table:style-name="ce234" table:content-validation-name="val1" office:value-type="float" office:value="11" table:number-columns-spanned="2" table:number-rows-spanned="1">
            <text:p>11</text:p>
          </table:table-cell>
          <table:covered-table-cell table:style-name="ce233"/>
          <table:table-cell table:style-name="ce232" office:value-type="string" table:number-columns-spanned="2" table:number-rows-spanned="1">
            <text:p>Year</text:p>
          </table:table-cell>
          <table:covered-table-cell table:style-name="ce233"/>
          <table:table-cell table:style-name="ce232" office:value-type="float" office:value="2019" table:number-columns-spanned="2" table:number-rows-spanned="1">
            <text:p>2019</text:p>
          </table:table-cell>
          <table:covered-table-cell table:style-name="ce236"/>
          <table:table-cell table:style-name="ce22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26" table:formula="of:=DATE([.$R$1];[.N1];1)" office:value-type="date" office:date-value="2019-11-01">
            <text:p>01</text:p>
          </table:table-cell>
          <table:table-cell table:style-name="ce226" table:formula="of:=[.D2]+1" office:value-type="date" office:date-value="2019-11-02">
            <text:p>02</text:p>
          </table:table-cell>
          <table:table-cell table:style-name="ce226" table:formula="of:=[.E2]+1" office:value-type="date" office:date-value="2019-11-03">
            <text:p>03</text:p>
          </table:table-cell>
          <table:table-cell table:style-name="ce226" table:formula="of:=[.F2]+1" office:value-type="date" office:date-value="2019-11-04">
            <text:p>04</text:p>
          </table:table-cell>
          <table:table-cell table:style-name="ce226" table:formula="of:=[.G2]+1" office:value-type="date" office:date-value="2019-11-05">
            <text:p>05</text:p>
          </table:table-cell>
          <table:table-cell table:style-name="ce226" table:formula="of:=[.H2]+1" office:value-type="date" office:date-value="2019-11-06">
            <text:p>06</text:p>
          </table:table-cell>
          <table:table-cell table:style-name="ce226" table:formula="of:=[.I2]+1" office:value-type="date" office:date-value="2019-11-07">
            <text:p>07</text:p>
          </table:table-cell>
          <table:table-cell table:style-name="ce226" table:formula="of:=[.J2]+1" office:value-type="date" office:date-value="2019-11-08">
            <text:p>08</text:p>
          </table:table-cell>
          <table:table-cell table:style-name="ce226" table:formula="of:=[.K2]+1" office:value-type="date" office:date-value="2019-11-09">
            <text:p>09</text:p>
          </table:table-cell>
          <table:table-cell table:style-name="ce226" table:formula="of:=[.L2]+1" office:value-type="date" office:date-value="2019-11-10">
            <text:p>10</text:p>
          </table:table-cell>
          <table:table-cell table:style-name="ce226" table:formula="of:=[.M2]+1" office:value-type="date" office:date-value="2019-11-11">
            <text:p>11</text:p>
          </table:table-cell>
          <table:table-cell table:style-name="ce226" table:formula="of:=[.N2]+1" office:value-type="date" office:date-value="2019-11-12">
            <text:p>12</text:p>
          </table:table-cell>
          <table:table-cell table:style-name="ce226" table:formula="of:=[.O2]+1" office:value-type="date" office:date-value="2019-11-13">
            <text:p>13</text:p>
          </table:table-cell>
          <table:table-cell table:style-name="ce226" table:formula="of:=[.P2]+1" office:value-type="date" office:date-value="2019-11-14">
            <text:p>14</text:p>
          </table:table-cell>
          <table:table-cell table:style-name="ce226" table:formula="of:=[.Q2]+1" office:value-type="date" office:date-value="2019-11-15">
            <text:p>15</text:p>
          </table:table-cell>
          <table:table-cell table:style-name="ce226" table:formula="of:=[.R2]+1" office:value-type="date" office:date-value="2019-11-16">
            <text:p>16</text:p>
          </table:table-cell>
          <table:table-cell table:style-name="ce226" table:formula="of:=[.S2]+1" office:value-type="date" office:date-value="2019-11-17">
            <text:p>17</text:p>
          </table:table-cell>
          <table:table-cell table:style-name="ce226" table:formula="of:=[.T2]+1" office:value-type="date" office:date-value="2019-11-18">
            <text:p>18</text:p>
          </table:table-cell>
          <table:table-cell table:style-name="ce226" table:formula="of:=[.U2]+1" office:value-type="date" office:date-value="2019-11-19">
            <text:p>19</text:p>
          </table:table-cell>
          <table:table-cell table:style-name="ce226" table:formula="of:=[.V2]+1" office:value-type="date" office:date-value="2019-11-20">
            <text:p>20</text:p>
          </table:table-cell>
          <table:table-cell table:style-name="ce226" table:formula="of:=[.W2]+1" office:value-type="date" office:date-value="2019-11-21">
            <text:p>21</text:p>
          </table:table-cell>
          <table:table-cell table:style-name="ce226" table:formula="of:=[.X2]+1" office:value-type="date" office:date-value="2019-11-22">
            <text:p>22</text:p>
          </table:table-cell>
          <table:table-cell table:style-name="ce226" table:formula="of:=[.Y2]+1" office:value-type="date" office:date-value="2019-11-23">
            <text:p>23</text:p>
          </table:table-cell>
          <table:table-cell table:style-name="ce226" table:formula="of:=[.Z2]+1" office:value-type="date" office:date-value="2019-11-24">
            <text:p>24</text:p>
          </table:table-cell>
          <table:table-cell table:style-name="ce226" table:formula="of:=[.AA2]+1" office:value-type="date" office:date-value="2019-11-25">
            <text:p>25</text:p>
          </table:table-cell>
          <table:table-cell table:style-name="ce226" table:formula="of:=[.AB2]+1" office:value-type="date" office:date-value="2019-11-26">
            <text:p>26</text:p>
          </table:table-cell>
          <table:table-cell table:style-name="ce226" table:formula="of:=[.AC2]+1" office:value-type="date" office:date-value="2019-11-27">
            <text:p>27</text:p>
          </table:table-cell>
          <table:table-cell table:style-name="ce226" table:formula="of:=[.AD2]+1" office:value-type="date" office:date-value="2019-11-28">
            <text:p>28</text:p>
          </table:table-cell>
          <table:table-cell table:style-name="ce226" table:formula="of:=[.AE2]+1" office:value-type="date" office:date-value="2019-11-29">
            <text:p>29</text:p>
          </table:table-cell>
          <table:table-cell table:style-name="ce226" table:formula="of:=[.AF2]+1" office:value-type="date" office:date-value="2019-11-30">
            <text:p>30</text:p>
          </table:table-cell>
          <table:table-cell table:style-name="ce226" table:formula="of:=[.AG2]+1" office:value-type="date" office:date-value="2019-12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2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3" table:formula="of:=SUM([.D4:.AH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3" table:formula="of:=SUM([.D5:.AH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3" table:formula="of:=SUM([.D6:.AH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3" table:formula="of:=SUM([.D7:.AH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3" table:formula="of:=SUM([.D8:.AH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23" table:formula="of:=SUM([.D9:.AH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23" table:formula="of:=SUM([.D10:.AH1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23" table:formula="of:=SUM([.D11:.AH1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23" table:formula="of:=SUM([.D12:.AH1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23" table:formula="of:=SUM([.D13:.AH1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23" table:formula="of:=SUM([.D14:.AH1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23" table:formula="of:=SUM([.D15:.AH1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23" table:formula="of:=SUM([.D16:.AH1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23" table:formula="of:=SUM([.D17:.AH1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23" table:formula="of:=SUM([.D18:.AH1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23" table:formula="of:=SUM([.D19:.AH1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23" table:formula="of:=SUM([.D20:.AH2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23" table:formula="of:=SUM([.D21:.AH2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23" table:formula="of:=SUM([.D22:.AH2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23" table:formula="of:=SUM([.D23:.AH2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23" table:formula="of:=SUM([.D24:.AH2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23" table:formula="of:=SUM([.D25:.AH2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3" table:formula="of:=SUM([.D26:.AH2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23" table:formula="of:=SUM([.D27:.AH2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23" table:formula="of:=SUM([.D28:.AH2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23" table:formula="of:=SUM([.D29:.AH2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23" table:formula="of:=SUM([.D30:.AH3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23" table:formula="of:=SUM([.D31:.AH3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23" table:formula="of:=SUM([.D32:.AH3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23" table:formula="of:=SUM([.D33:.AH3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23" table:formula="of:=SUM([.D34:.AH3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23" table:formula="of:=SUM([.D35:.AH3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23" table:formula="of:=SUM([.D36:.AH3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23" table:formula="of:=SUM([.D37:.AH3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23" table:formula="of:=SUM([.D38:.AH3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23" table:formula="of:=SUM([.D39:.AH3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23" table:formula="of:=SUM([.D40:.AH4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23" table:formula="of:=SUM([.D41:.AH4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23" table:formula="of:=SUM([.D42:.AH4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23" table:formula="of:=SUM([.D43:.AH4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23" table:formula="of:=SUM([.D44:.AH4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23" table:formula="of:=SUM([.D45:.AH4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23" table:formula="of:=SUM([.D46:.AH4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223" table:formula="of:=SUM([.D47:.AH4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223" table:formula="of:=SUM([.D48:.AH4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223" table:formula="of:=SUM([.D49:.AH4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223" table:formula="of:=SUM([.D50:.AH5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223" table:formula="of:=SUM([.D51:.AH5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23" table:formula="of:=SUM([.D52:.AH5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23" table:formula="of:=SUM([.D53:.AH5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223" table:formula="of:=SUM([.D54:.AH5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223" table:formula="of:=SUM([.D55:.AH5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23" table:formula="of:=SUM([.D56:.AH5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23" table:formula="of:=SUM([.D57:.AH5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23" table:formula="of:=SUM([.D58:.AH5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23" table:formula="of:=SUM([.D59:.AH5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23" table:formula="of:=SUM([.D60:.AH6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23" table:formula="of:=SUM([.D61:.AH6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23" table:formula="of:=SUM([.D62:.AH6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23" table:formula="of:=SUM([.D63:.AH6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23" table:formula="of:=SUM([.D64:.AH6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23" table:formula="of:=SUM([.D65:.AH6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23" table:formula="of:=SUM([.D66:.AH6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23" table:formula="of:=SUM([.D67:.AH6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23"/>
          <table:table-cell table:style-name="ce228" table:number-columns-repeated="13"/>
          <table:table-cell table:style-name="ce235" table:number-columns-repeated="7"/>
          <table:table-cell table:style-name="ce22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24"/>
          <table:covered-table-cell table:number-columns-repeated="31" table:style-name="ce22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3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0"/>
          <table:table-cell table:number-columns-repeated="27"/>
          <table:table-cell table:style-name="ce23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45"/>
        <table:table-column table:style-name="co29" table:number-columns-repeated="7" table:default-cell-style-name="ce245"/>
        <table:table-column table:style-name="co28" table:number-columns-repeated="16" table:default-cell-style-name="ce24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39" table:number-columns-repeated="8"/>
          <table:table-cell table:style-name="ce246" office:value-type="string" table:number-columns-spanned="2" table:number-rows-spanned="1">
            <text:p>Month</text:p>
          </table:table-cell>
          <table:covered-table-cell table:style-name="ce247"/>
          <table:table-cell table:style-name="ce248" table:content-validation-name="val1" office:value-type="float" office:value="12" table:number-columns-spanned="2" table:number-rows-spanned="1">
            <text:p>12</text:p>
          </table:table-cell>
          <table:covered-table-cell table:style-name="ce247"/>
          <table:table-cell table:style-name="ce246" office:value-type="string" table:number-columns-spanned="2" table:number-rows-spanned="1">
            <text:p>Year</text:p>
          </table:table-cell>
          <table:covered-table-cell table:style-name="ce247"/>
          <table:table-cell table:style-name="ce246" office:value-type="float" office:value="2019" table:number-columns-spanned="2" table:number-rows-spanned="1">
            <text:p>2019</text:p>
          </table:table-cell>
          <table:covered-table-cell table:style-name="ce250"/>
          <table:table-cell table:style-name="ce23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40" table:formula="of:=DATE([.$R$1];[.N1];1)" office:value-type="date" office:date-value="2019-12-01">
            <text:p>01</text:p>
          </table:table-cell>
          <table:table-cell table:style-name="ce240" table:formula="of:=[.D2]+1" office:value-type="date" office:date-value="2019-12-02">
            <text:p>02</text:p>
          </table:table-cell>
          <table:table-cell table:style-name="ce240" table:formula="of:=[.E2]+1" office:value-type="date" office:date-value="2019-12-03">
            <text:p>03</text:p>
          </table:table-cell>
          <table:table-cell table:style-name="ce240" table:formula="of:=[.F2]+1" office:value-type="date" office:date-value="2019-12-04">
            <text:p>04</text:p>
          </table:table-cell>
          <table:table-cell table:style-name="ce240" table:formula="of:=[.G2]+1" office:value-type="date" office:date-value="2019-12-05">
            <text:p>05</text:p>
          </table:table-cell>
          <table:table-cell table:style-name="ce240" table:formula="of:=[.H2]+1" office:value-type="date" office:date-value="2019-12-06">
            <text:p>06</text:p>
          </table:table-cell>
          <table:table-cell table:style-name="ce240" table:formula="of:=[.I2]+1" office:value-type="date" office:date-value="2019-12-07">
            <text:p>07</text:p>
          </table:table-cell>
          <table:table-cell table:style-name="ce240" table:formula="of:=[.J2]+1" office:value-type="date" office:date-value="2019-12-08">
            <text:p>08</text:p>
          </table:table-cell>
          <table:table-cell table:style-name="ce240" table:formula="of:=[.K2]+1" office:value-type="date" office:date-value="2019-12-09">
            <text:p>09</text:p>
          </table:table-cell>
          <table:table-cell table:style-name="ce240" table:formula="of:=[.L2]+1" office:value-type="date" office:date-value="2019-12-10">
            <text:p>10</text:p>
          </table:table-cell>
          <table:table-cell table:style-name="ce240" table:formula="of:=[.M2]+1" office:value-type="date" office:date-value="2019-12-11">
            <text:p>11</text:p>
          </table:table-cell>
          <table:table-cell table:style-name="ce240" table:formula="of:=[.N2]+1" office:value-type="date" office:date-value="2019-12-12">
            <text:p>12</text:p>
          </table:table-cell>
          <table:table-cell table:style-name="ce240" table:formula="of:=[.O2]+1" office:value-type="date" office:date-value="2019-12-13">
            <text:p>13</text:p>
          </table:table-cell>
          <table:table-cell table:style-name="ce240" table:formula="of:=[.P2]+1" office:value-type="date" office:date-value="2019-12-14">
            <text:p>14</text:p>
          </table:table-cell>
          <table:table-cell table:style-name="ce240" table:formula="of:=[.Q2]+1" office:value-type="date" office:date-value="2019-12-15">
            <text:p>15</text:p>
          </table:table-cell>
          <table:table-cell table:style-name="ce240" table:formula="of:=[.R2]+1" office:value-type="date" office:date-value="2019-12-16">
            <text:p>16</text:p>
          </table:table-cell>
          <table:table-cell table:style-name="ce240" table:formula="of:=[.S2]+1" office:value-type="date" office:date-value="2019-12-17">
            <text:p>17</text:p>
          </table:table-cell>
          <table:table-cell table:style-name="ce240" table:formula="of:=[.T2]+1" office:value-type="date" office:date-value="2019-12-18">
            <text:p>18</text:p>
          </table:table-cell>
          <table:table-cell table:style-name="ce240" table:formula="of:=[.U2]+1" office:value-type="date" office:date-value="2019-12-19">
            <text:p>19</text:p>
          </table:table-cell>
          <table:table-cell table:style-name="ce240" table:formula="of:=[.V2]+1" office:value-type="date" office:date-value="2019-12-20">
            <text:p>20</text:p>
          </table:table-cell>
          <table:table-cell table:style-name="ce240" table:formula="of:=[.W2]+1" office:value-type="date" office:date-value="2019-12-21">
            <text:p>21</text:p>
          </table:table-cell>
          <table:table-cell table:style-name="ce240" table:formula="of:=[.X2]+1" office:value-type="date" office:date-value="2019-12-22">
            <text:p>22</text:p>
          </table:table-cell>
          <table:table-cell table:style-name="ce240" table:formula="of:=[.Y2]+1" office:value-type="date" office:date-value="2019-12-23">
            <text:p>23</text:p>
          </table:table-cell>
          <table:table-cell table:style-name="ce240" table:formula="of:=[.Z2]+1" office:value-type="date" office:date-value="2019-12-24">
            <text:p>24</text:p>
          </table:table-cell>
          <table:table-cell table:style-name="ce240" table:formula="of:=[.AA2]+1" office:value-type="date" office:date-value="2019-12-25">
            <text:p>25</text:p>
          </table:table-cell>
          <table:table-cell table:style-name="ce240" table:formula="of:=[.AB2]+1" office:value-type="date" office:date-value="2019-12-26">
            <text:p>26</text:p>
          </table:table-cell>
          <table:table-cell table:style-name="ce240" table:formula="of:=[.AC2]+1" office:value-type="date" office:date-value="2019-12-27">
            <text:p>27</text:p>
          </table:table-cell>
          <table:table-cell table:style-name="ce240" table:formula="of:=[.AD2]+1" office:value-type="date" office:date-value="2019-12-28">
            <text:p>28</text:p>
          </table:table-cell>
          <table:table-cell table:style-name="ce240" table:formula="of:=[.AE2]+1" office:value-type="date" office:date-value="2019-12-29">
            <text:p>29</text:p>
          </table:table-cell>
          <table:table-cell table:style-name="ce240" table:formula="of:=[.AF2]+1" office:value-type="date" office:date-value="2019-12-30">
            <text:p>30</text:p>
          </table:table-cell>
          <table:table-cell table:style-name="ce240" table:formula="of:=[.AG2]+1" office:value-type="date" office:date-value="2019-12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4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number-columns-repeated="952"/>
          <table:table-cell table:number-columns-repeated="38"/>
        </table:table-row>
        <table:table-row table:style-name="ro1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37" table:formula="of:=SUM([.D4:.AH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37" table:formula="of:=SUM([.D5:.AH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37" table:formula="of:=SUM([.D6:.AH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37" table:formula="of:=SUM([.D7:.AH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37" table:formula="of:=SUM([.D8:.AH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37" table:formula="of:=SUM([.D9:.AH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37" table:formula="of:=SUM([.D10:.AH1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37" table:formula="of:=SUM([.D11:.AH1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37" table:formula="of:=SUM([.D12:.AH1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37" table:formula="of:=SUM([.D13:.AH1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37" table:formula="of:=SUM([.D14:.AH1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37" table:formula="of:=SUM([.D15:.AH1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37" table:formula="of:=SUM([.D16:.AH1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37" table:formula="of:=SUM([.D17:.AH1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37" table:formula="of:=SUM([.D18:.AH1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37" table:formula="of:=SUM([.D19:.AH1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37" table:formula="of:=SUM([.D20:.AH2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37" table:formula="of:=SUM([.D21:.AH2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37" table:formula="of:=SUM([.D22:.AH2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37" table:formula="of:=SUM([.D23:.AH2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37" table:formula="of:=SUM([.D24:.AH2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37" table:formula="of:=SUM([.D25:.AH2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37" table:formula="of:=SUM([.D26:.AH2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37" table:formula="of:=SUM([.D27:.AH2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37" table:formula="of:=SUM([.D28:.AH2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37" table:formula="of:=SUM([.D29:.AH2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37" table:formula="of:=SUM([.D30:.AH3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37" table:formula="of:=SUM([.D31:.AH3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37" table:formula="of:=SUM([.D32:.AH3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37" table:formula="of:=SUM([.D33:.AH3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1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37" table:formula="of:=SUM([.D34:.AH3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37" table:formula="of:=SUM([.D35:.AH3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37" table:formula="of:=SUM([.D36:.AH3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37" table:formula="of:=SUM([.D37:.AH3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37" table:formula="of:=SUM([.D38:.AH3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37" table:formula="of:=SUM([.D39:.AH3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37" table:formula="of:=SUM([.D40:.AH4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37" table:formula="of:=SUM([.D41:.AH4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37" table:formula="of:=SUM([.D42:.AH4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37" table:formula="of:=SUM([.D43:.AH4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37" table:formula="of:=SUM([.D44:.AH4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37" table:formula="of:=SUM([.D45:.AH4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37" table:formula="of:=SUM([.D46:.AH4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237" table:formula="of:=SUM([.D47:.AH4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237" table:formula="of:=SUM([.D48:.AH4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237" table:formula="of:=SUM([.D49:.AH4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237" table:formula="of:=SUM([.D50:.AH5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237" table:formula="of:=SUM([.D51:.AH5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37" table:formula="of:=SUM([.D52:.AH5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37" table:formula="of:=SUM([.D53:.AH5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237" table:formula="of:=SUM([.D54:.AH5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237" table:formula="of:=SUM([.D55:.AH5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37" table:formula="of:=SUM([.D56:.AH5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37" table:formula="of:=SUM([.D57:.AH5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37" table:formula="of:=SUM([.D58:.AH5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37" table:formula="of:=SUM([.D59:.AH5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37" table:formula="of:=SUM([.D60:.AH6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37" table:formula="of:=SUM([.D61:.AH6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37" table:formula="of:=SUM([.D62:.AH6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37" table:formula="of:=SUM([.D63:.AH6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37" table:formula="of:=SUM([.D64:.AH6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37" table:formula="of:=SUM([.D65:.AH6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37" table:formula="of:=SUM([.D66:.AH6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1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37" table:formula="of:=SUM([.D67:.AH6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37"/>
          <table:table-cell table:style-name="ce242" table:number-columns-repeated="13"/>
          <table:table-cell table:style-name="ce249" table:number-columns-repeated="7"/>
          <table:table-cell table:style-name="ce24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38"/>
          <table:covered-table-cell table:number-columns-repeated="31" table:style-name="ce24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24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4"/>
          <table:table-cell table:number-columns-repeated="27"/>
          <table:table-cell table:style-name="ce24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2/11/2019</text:date>, <text:time>10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2-11">02/11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675</meta:editing-cycles>
    <meta:editing-duration>P50DT13H45M41S</meta:editing-duration>
    <meta:generator>OpenOffice/4.1.2$Win32 OpenOffice.org_project/412m3$Build-9782</meta:generator>
    <dc:date>2019-02-11T10:10:08.64</dc:date>
    <meta:print-date>2018-01-05T11:35:11.94</meta:print-date>
    <meta:document-statistic meta:table-count="15" meta:cell-count="5550" meta:object-count="0"/>
    <meta:user-defined meta:name="Info 1"/>
    <meta:user-defined meta:name="Info 2"/>
    <meta:user-defined meta:name="Info 3"/>
    <meta:user-defined meta:name="Info 4"/>
  </office:meta>
</office:document-meta>
</file>